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Times New Roman"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fo:text-align="center" style:justify-single-word="false"/>
      <style:text-properties officeooo:paragraph-rsid="00099e1e"/>
    </style:style>
    <style:style style:name="P2" style:family="paragraph" style:parent-style-name="Standard_20__28_user_29_">
      <style:paragraph-properties fo:text-align="justify" style:justify-single-word="false">
        <style:tab-stops>
          <style:tab-stop style:position="14.166cm"/>
        </style:tab-stops>
      </style:paragraph-properties>
      <style:text-properties officeooo:paragraph-rsid="00099e1e"/>
    </style:style>
    <style:style style:name="P3" style:family="paragraph" style:parent-style-name="Standard_20__28_user_29_">
      <style:paragraph-properties fo:text-align="justify" style:justify-single-word="false"/>
      <style:text-properties officeooo:paragraph-rsid="00099e1e"/>
    </style:style>
    <style:style style:name="P4" style:family="paragraph" style:parent-style-name="Standard_20__28_user_29_">
      <style:paragraph-properties fo:text-align="center" style:justify-single-word="false"/>
      <style:text-properties style:font-name="Arial" fo:font-size="15pt" fo:font-style="italic" officeooo:paragraph-rsid="00099e1e" style:font-size-asian="15pt" style:font-style-asian="italic" style:font-size-complex="15pt" style:font-style-complex="italic"/>
    </style:style>
    <style:style style:name="P5" style:family="paragraph" style:parent-style-name="Standard_20__28_user_29_">
      <style:paragraph-properties fo:text-align="justify" style:justify-single-word="false"/>
      <style:text-properties style:font-name="Arial" fo:font-size="15pt" officeooo:paragraph-rsid="00099e1e" style:font-size-asian="15pt" style:font-size-complex="15pt"/>
    </style:style>
    <style:style style:name="P6" style:family="paragraph" style:parent-style-name="Standard_20__28_user_29_">
      <style:paragraph-properties fo:text-align="justify" style:justify-single-word="false"/>
      <style:text-properties style:font-name="Arial" fo:font-size="15pt" officeooo:paragraph-rsid="00099e1e" style:font-size-asian="15pt"/>
    </style:style>
    <style:style style:name="P7" style:family="paragraph" style:parent-style-name="Standard_20__28_user_29_">
      <style:paragraph-properties fo:text-align="center" style:justify-single-word="false"/>
      <style:text-properties style:font-name="Arial" fo:font-size="22pt" fo:font-style="italic" style:text-underline-style="solid" style:text-underline-width="auto" style:text-underline-color="font-color" fo:font-weight="bold" officeooo:paragraph-rsid="00099e1e" style:font-size-asian="22pt" style:font-style-asian="italic" style:font-weight-asian="bold" style:font-size-complex="22pt" style:font-style-complex="italic" style:font-weight-complex="bold"/>
    </style:style>
    <style:style style:name="P8" style:family="paragraph" style:parent-style-name="Standard_20__28_user_29_">
      <style:paragraph-properties fo:text-align="justify" style:justify-single-word="false"/>
      <style:text-properties style:font-name="Arial" officeooo:paragraph-rsid="00099e1e"/>
    </style:style>
    <style:style style:name="P9" style:family="paragraph" style:parent-style-name="Standard_20__28_user_29_">
      <style:text-properties style:font-name="Arial" officeooo:paragraph-rsid="00099e1e"/>
    </style:style>
    <style:style style:name="P10" style:family="paragraph" style:parent-style-name="Standard_20__28_user_29_">
      <style:paragraph-properties fo:text-align="center" style:justify-single-word="false"/>
      <style:text-properties style:font-name="Arial1" fo:font-size="15pt" fo:font-style="italic" style:text-underline-style="solid" style:text-underline-width="auto" style:text-underline-color="font-color" fo:font-weight="bold" officeooo:paragraph-rsid="00099e1e"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11" style:family="paragraph" style:parent-style-name="Text_20_body_20__28_user_29_">
      <style:paragraph-properties fo:text-align="justify" style:justify-single-word="false"/>
      <style:text-properties officeooo:paragraph-rsid="00099e1e"/>
    </style:style>
    <style:style style:name="P12" style:family="paragraph" style:parent-style-name="Text_20_body_20__28_user_29_">
      <style:paragraph-properties fo:text-align="justify" style:justify-single-word="false"/>
      <style:text-properties style:font-name="Arial" officeooo:paragraph-rsid="00099e1e"/>
    </style:style>
    <style:style style:name="P13" style:family="paragraph" style:parent-style-name="Text_20_body_20__28_user_29_">
      <style:paragraph-properties fo:text-align="justify" style:justify-single-word="false"/>
      <style:text-properties style:font-name="Arial" fo:font-size="15pt" officeooo:paragraph-rsid="00099e1e" style:font-size-asian="15pt" style:font-size-complex="15pt"/>
    </style:style>
    <style:style style:name="P14" style:family="paragraph" style:parent-style-name="Standard_20__28_user_29_">
      <style:paragraph-properties fo:text-align="center" style:justify-single-word="false" fo:break-before="page"/>
      <style:text-properties style:font-name="Arial" fo:font-size="15pt" fo:font-style="italic" style:text-underline-style="solid" style:text-underline-width="auto" style:text-underline-color="font-color" officeooo:paragraph-rsid="00099e1e" style:font-size-asian="15pt" style:font-style-asian="italic" style:font-size-complex="15pt" style:font-style-complex="italic"/>
    </style:style>
    <style:style style:name="P15" style:family="paragraph" style:parent-style-name="Titre_20_11">
      <style:paragraph-properties fo:text-align="justify" style:justify-single-word="false"/>
      <style:text-properties officeooo:paragraph-rsid="00099e1e"/>
    </style:style>
    <style:style style:name="P16" style:family="paragraph" style:parent-style-name="Standard_20__28_user_29_" style:master-page-name="Standard">
      <style:paragraph-properties fo:text-align="center" style:justify-single-word="false" style:page-number="auto"/>
      <style:text-properties style:font-name="Arial" officeooo:paragraph-rsid="00099e1e"/>
    </style:style>
    <style:style style:name="T1" style:family="text">
      <style:text-properties style:font-name="Arial"/>
    </style:style>
    <style:style style:name="T2" style:family="text">
      <style:text-properties style:font-name="Arial" fo:font-size="15pt" fo:font-style="italic" style:text-underline-style="solid" style:text-underline-width="auto" style:text-underline-color="font-color" style:font-size-asian="15pt" style:font-style-asian="italic" style:font-size-complex="15pt" style:font-style-complex="italic"/>
    </style:style>
    <style:style style:name="T3" style:family="text">
      <style:text-properties style:font-name="Arial" fo:font-size="15pt" style:font-size-asian="15pt" style:font-size-complex="15pt"/>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style:font-size-asian="12pt" style:font-size-complex="12pt"/>
    </style:style>
    <style:style style:name="T8" style:family="text">
      <style:text-properties style:font-name="Arial" fo:font-style="italic" style:font-style-asian="italic" style:font-style-complex="italic"/>
    </style:style>
    <style:style style:name="T9" style:family="text">
      <style:text-properties style:font-name="Arial" fo:language="de" fo:country="DE" fo:font-style="italic" style:font-style-asian="italic" style:font-style-complex="italic"/>
    </style:style>
    <style:style style:name="T10" style:family="text">
      <style:text-properties style:font-name="Arial" fo:font-size="8pt" style:font-size-asian="8pt" style:font-size-complex="8pt"/>
    </style:style>
    <style:style style:name="T11" style:family="text">
      <style:text-properties style:font-name="Arial" officeooo:rsid="000abfc5"/>
    </style:style>
    <style:style style:name="T12" style:family="text">
      <style:text-properties style:font-name="Arial" officeooo:rsid="000b1629"/>
    </style:style>
    <style:style style:name="T13" style:family="text">
      <style:text-properties style:font-name="Arial" officeooo:rsid="000e25bc"/>
    </style:style>
    <style:style style:name="T14" style:family="text">
      <style:text-properties style:font-name="Arial" officeooo:rsid="001008d3"/>
    </style:style>
    <style:style style:name="T15" style:family="text">
      <style:text-properties style:font-name="Arial" officeooo:rsid="001040a3"/>
    </style:style>
    <style:style style:name="T16" style:family="text">
      <style:text-properties style:font-name="Arial" officeooo:rsid="0010fbd8"/>
    </style:style>
    <style:style style:name="T17" style:family="text">
      <style:text-properties style:font-name="Arial" officeooo:rsid="00126dfa"/>
    </style:style>
    <style:style style:name="T18" style:family="text">
      <style:text-properties style:font-name="Arial" officeooo:rsid="0016d6d0"/>
    </style:style>
    <style:style style:name="T19" style:family="text">
      <style:text-properties style:font-name="Arial" officeooo:rsid="001806b2"/>
    </style:style>
    <style:style style:name="T20" style:family="text">
      <style:text-properties fo:color="#222222" style:font-name="Arial"/>
    </style:style>
    <style:style style:name="T21" style:family="text">
      <style:text-properties fo:color="#000000" style:font-name="Arial"/>
    </style:style>
    <style:style style:name="T22" style:family="text">
      <style:text-properties fo:color="#000000" style:font-name="Arial" fo:font-size="12pt" style:font-size-asian="12pt" style:font-size-complex="12pt"/>
    </style:style>
    <style:style style:name="T23" style:family="text">
      <style:text-properties fo:color="#000000" style:font-name="Arial" fo:font-size="12pt" fo:font-weight="normal" style:font-size-asian="12pt" style:font-weight-asian="normal" style:font-size-complex="12pt" style:font-weight-complex="normal"/>
    </style:style>
    <style:style style:name="T24" style:family="text">
      <style:text-properties fo:color="#000000" style:font-name="Arial" fo:font-weight="bold" style:font-weight-asian="bold" style:font-weight-complex="bold"/>
    </style:style>
    <style:style style:name="T25" style:family="text">
      <style:text-properties fo:color="#000000" style:font-name="Open Sans" fo:font-weight="bold" style:font-weight-asian="bold" style:font-weight-complex="bold"/>
    </style:style>
    <style:style style:name="T26" style:family="text">
      <style:text-properties style:text-position="super 58%" style:font-name="Arial"/>
    </style:style>
    <style:style style:name="T27"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8" style:family="text">
      <style:text-properties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T29" style:family="text">
      <style:text-properties style:font-name="Arial1"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7">Léopold is away 2</text:span><text:span text:style-name="T29"> : </text:span><text:span text:style-name="T28">La chute du pouvoir</text:span></text:p>
      <text:p text:style-name="P7"/>
      <text:p text:style-name="P1"><text:span text:style-name="Police_20_par_20_défaut1"><text:span text:style-name="T2">Sommaire :</text:span></text:span></text:p>
      <text:p text:style-name="P5"/>
      <text:p text:style-name="P8">- Chapitre 1 : Le retour de vendredi → Page 29</text:p>
      <text:p text:style-name="P3"><text:span text:style-name="Police_20_par_20_défaut1"><text:span text:style-name="T1">- Chapitre 2 : Le passé est passé → Page 30</text:span></text:span></text:p>
      <text:p text:style-name="P3"><text:span text:style-name="Police_20_par_20_défaut1"><text:span text:style-name="T1">- Chapitre 3 : C’est l’heure du duel ! → Page 32</text:span></text:span></text:p>
      <text:p text:style-name="P3"><text:span text:style-name="Police_20_par_20_défaut1"><text:span text:style-name="T1">- Chapitre 4 : Voyage voyage → Page 35</text:span></text:span></text:p>
      <text:p text:style-name="P3"><text:span text:style-name="Police_20_par_20_défaut1"><text:span text:style-name="T1">- Chapitre 5 : L’Élite, vous dis-je → Page 36</text:span></text:span></text:p>
      <text:p text:style-name="P3"><text:span text:style-name="Police_20_par_20_défaut1"><text:span text:style-name="T1">- Chapitre 6 : Ivan III el Empalador → Page 38</text:span></text:span></text:p>
      <text:p text:style-name="P3"><text:span text:style-name="Police_20_par_20_défaut1"><text:span text:style-name="T1">- Chapitre 7 : Moi président... → Page 41</text:span></text:span></text:p>
      <text:p text:style-name="P3"><text:span text:style-name="Police_20_par_20_défaut1"><text:span text:style-name="T1">- Chapitre 8 : Rassemblement ! → Page 46</text:span></text:span></text:p>
      <text:p text:style-name="P3"><text:span text:style-name="Police_20_par_20_défaut1"><text:span text:style-name="T1">- Chapitre 9 : Le parrain → Page 49</text:span></text:span></text:p>
      <text:p text:style-name="P3"><text:span text:style-name="Police_20_par_20_défaut1"><text:span text:style-name="T1">- Chapitre 10 : La CHANCE ! → Page 51</text:span></text:span></text:p>
      <text:p text:style-name="P3"><text:span text:style-name="Police_20_par_20_défaut1"><text:span text:style-name="T1">- Chapitre 11 : Hey sexy lady → Page 53</text:span></text:span></text:p>
      <text:p text:style-name="P3"><text:span text:style-name="Police_20_par_20_défaut1"><text:span text:style-name="T1">- Chapitre 12 : Que le spectacle commence ! → Page 58</text:span></text:span></text:p>
      <text:p text:style-name="P3"><text:span text:style-name="Police_20_par_20_défaut1"><text:span text:style-name="T1">- Chapitre 13 : Quoi de neuf docteur ? → Page 60</text:span></text:span></text:p>
      <text:p text:style-name="P3"><text:span text:style-name="Police_20_par_20_défaut1"><text:span text:style-name="T1">- Chapitre 14 : Sens la puissaaance ! → Page 63</text:span></text:span></text:p>
      <text:p text:style-name="P3"><text:span text:style-name="Police_20_par_20_défaut1"><text:span text:style-name="T1">- Chapitre 15 : For science ! → Page 65</text:span></text:span></text:p>
      <text:p text:style-name="P3"><text:span text:style-name="Police_20_par_20_défaut1"><text:span text:style-name="T1">- Chapitre 16 : Le PROGRÈS :) → Page 67</text:span></text:span></text:p>
      <text:p text:style-name="P3"><text:span text:style-name="Police_20_par_20_défaut1"><text:span text:style-name="T1">- Chapitre 17 : Libéré, délivré... → Page 69</text:span></text:span></text:p>
      <text:p text:style-name="P3"><text:span text:style-name="Police_20_par_20_défaut1"><text:span text:style-name="T1">- Chapitre 18 : Quand on attaque l’Empire... → Page 71</text:span></text:span></text:p>
      <text:p text:style-name="P8">- Chapitre 19 : S.I. on avait su... → Page 78</text:p>
      <text:p text:style-name="P14">Chapitre 1 : Le retour du vendredi</text:p>
      <text:p text:style-name="P8"/>
      <text:p text:style-name="P3"><text:span text:style-name="Police_20_par_20_défaut1"><text:span text:style-name="T5">Mathis :</text:span></text:span><text:span text:style-name="Police_20_par_20_défaut1"><text:span text:style-name="T1"> Bordel ça craint ! Ça fait 2 ans qu’on est coincé dans vos cellules de merde ! Vous avez pas autre chose à faire de votre vie sérieux ?</text:span></text:span></text:p>
      <text:p text:style-name="P8"/>
      <text:p text:style-name="P3"><text:span text:style-name="Police_20_par_20_défaut1"><text:span text:style-name="T5">Augustin :</text:span></text:span><text:span text:style-name="Police_20_par_20_défaut1"><text:span text:style-name="T1"> La ferme ! C’est pas possible d’être aussi bruyant… retourne baiser ton pote et fiche moi la paix.</text:span></text:span></text:p>
      <text:p text:style-name="P8"/>
      <text:p text:style-name="P3"><text:span text:style-name="Police_20_par_20_défaut1"><text:span text:style-name="T5">Alexis L :</text:span></text:span><text:span text:style-name="Police_20_par_20_défaut1"><text:span text:style-name="T1"> Non ne lui dit pas ça…</text:span></text:span></text:p>
      <text:p text:style-name="P8"/>
      <text:p text:style-name="P3"><text:span text:style-name="Police_20_par_20_défaut1"><text:span text:style-name="T5">Augustin :</text:span></text:span><text:span text:style-name="Police_20_par_20_défaut1"><text:span text:style-name="T1"> Je déteste être de garde… en plus c’est vendredi, bientôt le week-end alors vous allez pas me les briser.</text:span></text:span></text:p>
      <text:p text:style-name="P8"/>
      <text:p text:style-name="P5">TOC TOC TOC</text:p>
      <text:p text:style-name="P8"/>
      <text:p text:style-name="P3"><text:span text:style-name="Police_20_par_20_défaut1"><text:span text:style-name="T5">Augustin :</text:span></text:span><text:span text:style-name="Police_20_par_20_défaut1"><text:span text:style-name="T1"> Quoi encore ?</text:span></text:span></text:p>
      <text:p text:style-name="P8"/>
      <text:p text:style-name="P8">Augustin se dirigea vers la lourde porte blindée qui menait à l’extérieur.</text:p>
      <text:p text:style-name="P8"/>
      <text:p text:style-name="P3"><text:span text:style-name="Police_20_par_20_défaut1"><text:span text:style-name="T5">??? :</text:span></text:span><text:span text:style-name="Police_20_par_20_défaut1"><text:span text:style-name="T1"> Surprise !</text:span></text:span></text:p>
      <text:p text:style-name="P8"/>
      <text:p text:style-name="P3"><text:span text:style-name="Police_20_par_20_défaut1"><text:span text:style-name="T5">Augustin :</text:span></text:span><text:span text:style-name="Police_20_par_20_défaut1"><text:span text:style-name="T1"> Qu’es-ce qu…</text:span></text:span></text:p>
      <text:p text:style-name="P8"/>
      <text:p text:style-name="P5">SPLOCH</text:p>
      <text:p text:style-name="P8"/>
      <text:p text:style-name="P8">Le corps d’Augustin s’effondra lourdement sur le sol, tandis que le reste de sa tête dégoulina sur le mur.</text:p>
      <text:p text:style-name="P8"/>
      <text:p text:style-name="P3"><text:span text:style-name="Police_20_par_20_défaut1"><text:span text:style-name="T5">Alexis L :</text:span></text:span><text:span text:style-name="Police_20_par_20_défaut1"><text:span text:style-name="T1"> Oh mon dieu…</text:span></text:span></text:p>
      <text:p text:style-name="P8"/>
      <text:p text:style-name="P3"><text:span text:style-name="Police_20_par_20_défaut1"><text:span text:style-name="T5">Mathis :</text:span></text:span><text:span text:style-name="Police_20_par_20_défaut1"><text:span text:style-name="T1"> C’est pas possible…</text:span></text:span></text:p>
      <text:p text:style-name="P8"/>
      <text:p text:style-name="P3"><text:span text:style-name="Police_20_par_20_défaut1"><text:span text:style-name="T5">Matéo :</text:span></text:span><text:span text:style-name="Police_20_par_20_défaut1"><text:span text:style-name="T1"> Oui oui moi aussi je suis content de vous revoir, mais on s’enculera plus tard, là faut filer.</text:span></text:span></text:p>
      <text:p text:style-name="P8"/>
      <text:p text:style-name="P8">Matéo mit un gros coup de masse dans la serrure de la cellule, aspergeant par la même occasion Alexis du sang d’Augustin.</text:p>
      <text:p text:style-name="P8"/>
      <text:p text:style-name="P3"><text:span text:style-name="Police_20_par_20_défaut1"><text:span text:style-name="T5">Mathis :</text:span></text:span><text:span text:style-name="Police_20_par_20_défaut1"><text:span text:style-name="T1"> Je sens qu’on est reparti pour une histoire sans aucun sens...</text:span></text:span></text:p>
      <text:p text:style-name="P14">Chapitre 2 : Le passé est passé</text:p>
      <text:p text:style-name="P8"/>
      <text:p text:style-name="P3"><text:span text:style-name="Police_20_par_20_défaut1"><text:span text:style-name="T5">Léopold :</text:span></text:span><text:span text:style-name="Police_20_par_20_défaut1"><text:span text:style-name="T1"> Putain les gars ! J’en ai marre que vous foutiez le bordel à chaque fois que je pars bosser ! Je vais vous foutre dehors un jour !</text:span></text:span></text:p>
      <text:p text:style-name="P8"/>
      <text:p text:style-name="P3"><text:span text:style-name="Police_20_par_20_défaut1"><text:span text:style-name="T1">Comme tous les vendredis soir, Samy et Ivan jouaient à League Of Legends, en mangeant et buvant de manière peu hygiénique. Comme des porcs, oui. Le salon était rempli d’emballages de chips, bonbons, de bouteilles vides, et de capotes usagées. L’arrivée bruyante de Léopold ne leur fit même pas lever les yeux de leur écran. Léopold donna un coup dans une petite lampe Ikea, à seulement 5,99</text:span></text:span><text:span text:style-name="Police_20_par_20_défaut1"><text:span text:style-name="T20">€</text:span></text:span><text:span text:style-name="Police_20_par_20_défaut1"><text:span text:style-name="T1"> voir condition en magasin, qui se brisa sur le carrelage.</text:span></text:span></text:p>
      <text:p text:style-name="P8"/>
      <text:p text:style-name="P3"><text:span text:style-name="Police_20_par_20_défaut1"><text:span text:style-name="T5">Ivan :</text:span></text:span><text:span text:style-name="Police_20_par_20_défaut1"><text:span text:style-name="T1"> Fils de pute ma lumière !</text:span></text:span></text:p>
      <text:p text:style-name="P8"/>
      <text:p text:style-name="P3"><text:span text:style-name="Police_20_par_20_défaut1"><text:span text:style-name="T5">Léopold :</text:span></text:span><text:span text:style-name="Police_20_par_20_défaut1"><text:span text:style-name="T1"> Tous les jours c’est la même chose ! J’en ai assez que vous ne fassiez rien de vos vies ! Ivan, tu veux vraiment redoubler une troisième fois ?</text:span></text:span></text:p>
      <text:p text:style-name="P8"/>
      <text:p text:style-name="P3"><text:span text:style-name="Police_20_par_20_défaut1"><text:span text:style-name="T5">Ivan :</text:span></text:span><text:span text:style-name="Police_20_par_20_défaut1"><text:span text:style-name="T1"> Alors techniquement je quadruple dans ce cas…</text:span></text:span></text:p>
      <text:p text:style-name="P8"/>
      <text:p text:style-name="P3"><text:span text:style-name="Police_20_par_20_défaut1"><text:span text:style-name="T5">Léopold :</text:span></text:span><text:span text:style-name="Police_20_par_20_défaut1"><text:span text:style-name="T1"> Ta gueule ! Et toi Samy t’en as pas marre de livrer des pizzas ? Trouve-toi un vrai métier, genre RSAïste ! Sérieusement les gars, vous vous croyez encore en SI où quoi ?</text:span></text:span></text:p>
      <text:p text:style-name="P8"/>
      <text:p text:style-name="P3"><text:span text:style-name="Police_20_par_20_défaut1"><text:span text:style-name="T5">Ivan :</text:span></text:span><text:span text:style-name="Police_20_par_20_défaut1"><text:span text:style-name="T1"> Moi j’y suis toujours…</text:span></text:span></text:p>
      <text:p text:style-name="P8"/>
      <text:p text:style-name="P3"><text:span text:style-name="Police_20_par_20_défaut1"><text:span text:style-name="T5">Léopold :</text:span></text:span><text:span text:style-name="Police_20_par_20_défaut1"><text:span text:style-name="T1"> Ferme là ! Faut vraiment que vous grandissiez tous les deux ! C’est fini les histoires de guerre du porno, des associations avec des buts foireux genre Amlaetxhis et… Attendez, j’ai un appel. Allo ? Sophiane ? Ça fait longtemps ouais, qu’est-ce qu… attends parle moins vite je comprends pas. Quoi ? C’est quoi ce bordel ? Bah, peu importe je… Oui je sais que c’était y’a longtemps, mais j’ai confiance t’inquiètes pas. Bon ok, à plus.</text:span></text:span></text:p>
      <text:p text:style-name="P8"/>
      <text:p text:style-name="P3"><text:span text:style-name="Police_20_par_20_défaut1"><text:span text:style-name="T5">Samy :</text:span></text:span><text:span text:style-name="Police_20_par_20_défaut1"><text:span text:style-name="T1"> Qu’est-ce qui se passe ?</text:span></text:span></text:p>
      <text:p text:style-name="P8"/>
      <text:p text:style-name="P3"><text:span text:style-name="Police_20_par_20_défaut1"><text:span text:style-name="T5">Léopold :</text:span></text:span><text:span text:style-name="Police_20_par_20_défaut1"><text:span text:style-name="T1"> Oubliez ce que je vous ai dit, rien n’a changé. Amlaetxhis est de retour.</text:span></text:span></text:p>
      <text:p text:style-name="P8"/>
      <text:p text:style-name="P3"><text:span text:style-name="Police_20_par_20_défaut1"><text:span text:style-name="T5">Samy :</text:span></text:span><text:span text:style-name="Police_20_par_20_défaut1"><text:span text:style-name="T1"> Y’a une chose qui a changé, c’est nos capacités de combat ! Ils sont sûrement déter, on fe</text:span></text:span><text:bookmark text:name="_GoBack1"/><text:span text:style-name="Police_20_par_20_défaut1"><text:span text:style-name="T1">ra pas le poids !</text:span></text:span></text:p>
      <text:p text:style-name="P8"/>
      <text:p text:style-name="P3"><text:span text:style-name="Police_20_par_20_défaut1"><text:span text:style-name="T5">Léopold :</text:span></text:span><text:span text:style-name="Police_20_par_20_défaut1"><text:span text:style-name="T1"> Dr Friedman et son acolyte sont des brindilles, et Matéo est mort. Je vois pas ce qui pourrait mal se passer ! Je vais à l’aéroport, chercher de quoi les anéantir une bonne fois pour toute.</text:span></text:span></text:p>
      <text:p text:style-name="P8"/>
      <text:p text:style-name="P3"><text:span text:style-name="Police_20_par_20_défaut1"><text:span text:style-name="T5">Ivan :</text:span></text:span><text:span text:style-name="Police_20_par_20_défaut1"><text:span text:style-name="T1"> Ils étaient quand même enfermés en SI, sous la surveillance d’Augustin, Yann, ou moi… Comment ils se sont évadés ?</text:span></text:span></text:p>
      <text:p text:style-name="P8"/>
      <text:p text:style-name="P3"><text:span text:style-name="Police_20_par_20_défaut1"><text:span text:style-name="T5">Léopold :</text:span></text:span><text:span text:style-name="Police_20_par_20_défaut1"><text:span text:style-name="T1"> Aucune importance, je vais les arrêter.</text:span></text:span></text:p>
      <text:p text:style-name="P8"/>
      <text:p text:style-name="P3"><text:span text:style-name="Police_20_par_20_défaut1"><text:span text:style-name="T5">Samy :</text:span></text:span><text:span text:style-name="Police_20_par_20_défaut1"><text:span text:style-name="T1"> Attends, on accompagne !</text:span></text:span></text:p>
      <text:p text:style-name="P8"/>
      <text:p text:style-name="P3"><text:span text:style-name="Police_20_par_20_défaut1"><text:span text:style-name="T5">Léopold :</text:span></text:span><text:span text:style-name="Police_20_par_20_défaut1"><text:span text:style-name="T1"> Pour quoi faire ?</text:span></text:span></text:p>
      <text:p text:style-name="P8"/>
      <text:p text:style-name="P3"><text:soft-page-break/><text:span text:style-name="Police_20_par_20_défaut1"><text:span text:style-name="T5">Ivan :</text:span></text:span><text:span text:style-name="Police_20_par_20_défaut1"><text:span text:style-name="T1"> En fait on…</text:span></text:span></text:p>
      <text:p text:style-name="P8"/>
      <text:p text:style-name="P3"><text:span text:style-name="Police_20_par_20_défaut1"><text:span text:style-name="T5">Léopold :</text:span></text:span><text:span text:style-name="Police_20_par_20_défaut1"><text:span text:style-name="T1"> Ne dites rien, vous vous êtes remémoré nos exploits passés, nos aventures, et vous vous êtes dit que vous ne pouviez pas me laisser courir des risques seul après tous ce qu’on a vécu ensemble ?</text:span></text:span></text:p>
      <text:p text:style-name="P8"/>
      <text:p text:style-name="P3"><text:span text:style-name="Police_20_par_20_défaut1"><text:span text:style-name="T5">Ivan :</text:span></text:span><text:span text:style-name="Police_20_par_20_défaut1"><text:span text:style-name="T1"> Non, on a juste perdu. En plus Ambra a ragequit, elle avait un truc à faire.</text:span></text:span></text:p>
      <text:p text:style-name="P8"/>
      <text:p text:style-name="P3"><text:span text:style-name="Police_20_par_20_défaut1"><text:span text:style-name="T5">Samy :</text:span></text:span><text:span text:style-name="Police_20_par_20_défaut1"><text:span text:style-name="T1"> Ouais on va se faire chier sinon.</text:span></text:span></text:p>
      <text:p text:style-name="P8"/>
      <text:p text:style-name="P3"><text:span text:style-name="Police_20_par_20_défaut1"><text:span text:style-name="T5">Léopold :</text:span></text:span><text:span text:style-name="Police_20_par_20_défaut1"><text:span text:style-name="T1"> Bon bah go.</text:span></text:span></text:p>
      <text:p text:style-name="P14">Chapitre 3 : C’est l’heure du duel !</text:p>
      <text:p text:style-name="P8"/>
      <text:p text:style-name="P3"><text:span text:style-name="Police_20_par_20_défaut1"><text:span text:style-name="T5">Alexis L :</text:span></text:span><text:span text:style-name="Police_20_par_20_défaut1"><text:span text:style-name="T1"> Je le sens pas...</text:span></text:span></text:p>
      <text:p text:style-name="P8"/>
      <text:p text:style-name="P3"><text:span text:style-name="Police_20_par_20_défaut1"><text:span text:style-name="T5">Matéo :</text:span></text:span><text:span text:style-name="Police_20_par_20_défaut1"><text:span text:style-name="T1"> Qu’est-ce qui pourrait mal se passer ? Le Doc nous a encore vol… trouvé une arme de notre pigeon de service ! Ils vont se ramener pour récupérer leur équipement, on les anéantit avant, et on part conquérir le monde ! Je ne vois pas où est le problème !</text:span></text:span></text:p>
      <text:p text:style-name="P8"/>
      <text:p text:style-name="P3"><text:span text:style-name="Police_20_par_20_défaut1"><text:span text:style-name="T5">Mathis :</text:span></text:span><text:span text:style-name="Police_20_par_20_défaut1"><text:span text:style-name="T1"> Ils arrivent ! Matéo planque toi ! Alexis ramène ton cul !</text:span></text:span></text:p>
      <text:p text:style-name="P8"/>
      <text:p text:style-name="P3"><text:span text:style-name="Police_20_par_20_défaut1"><text:span text:style-name="T5">Alexis L :</text:span></text:span><text:span text:style-name="Police_20_par_20_défaut1"><text:span text:style-name="T1"> Je le sens vraiment pas…</text:span></text:span></text:p>
      <text:p text:style-name="P8"/>
      <text:p text:style-name="P8">Léopold, Ivan et Samy pénétrèrent dans le hall encore en ruine de l’aéroport, mais furent interrompus dans leur course par le Dr Friedmann.</text:p>
      <text:p text:style-name="P8"/>
      <text:p text:style-name="P3"><text:span text:style-name="Police_20_par_20_défaut1"><text:span text:style-name="T5">Léopold :</text:span></text:span><text:span text:style-name="Police_20_par_20_défaut1"><text:span text:style-name="T1"> Vous voilà bande de bâtards ! Je vais vous renvoyer en taule en deux secondes !</text:span></text:span></text:p>
      <text:p text:style-name="P8"/>
      <text:p text:style-name="P3"><text:span text:style-name="Police_20_par_20_défaut1"><text:span text:style-name="T5">Mathis :</text:span></text:span><text:span text:style-name="Police_20_par_20_défaut1"><text:span text:style-name="T1"> </text:span></text:span><text:span text:style-name="Police_20_par_20_défaut1"><text:span text:style-name="T11">Je</text:span></text:span><text:span text:style-name="Police_20_par_20_défaut1"><text:span text:style-name="T1"> ne crois pas, non !</text:span></text:span></text:p>
      <text:p text:style-name="P8"/>
      <text:p text:style-name="P8">Il saisit un appareil ressemblant à un gros fusil sorti d’un film de science-fiction, et le pointa sur Ivan.</text:p>
      <text:p text:style-name="P8"/>
      <text:p text:style-name="P3"><text:span text:style-name="Police_20_par_20_défaut1"><text:span text:style-name="T5">Léopold :</text:span></text:span><text:span text:style-name="Police_20_par_20_défaut1"><text:span text:style-name="T1"> Wow ! C’est quoi ça ?</text:span></text:span></text:p>
      <text:p text:style-name="P8"/>
      <text:p text:style-name="P3"><text:span text:style-name="Police_20_par_20_défaut1"><text:span text:style-name="T5">Mathis :</text:span></text:span><text:span text:style-name="Police_20_par_20_défaut1"><text:span text:style-name="T1"> C’est ce qui va réduire ton sac à foutre au silence pour toujours !</text:span></text:span></text:p>
      <text:p text:style-name="P8"/>
      <text:p text:style-name="P8">Dans un mouvement de ninja, Samy sauta et mis un violent coup de pied dans la tête du doc, ce qui fit tomber l’arme de ses mains et s’évanouit au sol. Le coup partit dans un bruit synthétique, et un énorme laser atterrit dans un mur, créant un trou béant.</text:p>
      <text:p text:style-name="P8"/>
      <text:p text:style-name="P3"><text:span text:style-name="Police_20_par_20_défaut1"><text:span text:style-name="T5">Alexis L :</text:span></text:span><text:span text:style-name="Police_20_par_20_défaut1"><text:span text:style-name="T1"> Je le savais que ça ne marcherait pas…</text:span></text:span></text:p>
      <text:p text:style-name="P8"/>
      <text:p text:style-name="P8">Soudain, Aden et Antoine apparurent dans l’angle d’une porte encore debout.</text:p>
      <text:p text:style-name="P8"/>
      <text:p text:style-name="P3"><text:span text:style-name="Police_20_par_20_défaut1"><text:span text:style-name="T5">Léopold :</text:span></text:span><text:span text:style-name="Police_20_par_20_défaut1"><text:span text:style-name="T1"> Mais c’est… c’est pas possible ! Antoine tu étais… enfin, on t’a vu mourir !</text:span></text:span></text:p>
      <text:p text:style-name="P8"/>
      <text:p text:style-name="P3"><text:span text:style-name="Police_20_par_20_défaut1"><text:span text:style-name="T5">Antoine :</text:span></text:span><text:span text:style-name="Police_20_par_20_défaut1"><text:span text:style-name="T1"> Et pourtant ! Je suis de retour haha !</text:span></text:span></text:p>
      <text:p text:style-name="P8"/>
      <text:p text:style-name="P8">Ivan se jeta dans les bras ouverts d’Antoine et le serra tellement fort qu’il faillit tomber.</text:p>
      <text:p text:style-name="P8"/>
      <text:p text:style-name="P3"><text:span text:style-name="Police_20_par_20_défaut1"><text:span text:style-name="T5">Samy :</text:span></text:span><text:span text:style-name="Police_20_par_20_défaut1"><text:span text:style-name="T1"> Mais comment c’est possible ? Un mort c’est pas vivant de base !</text:span></text:span></text:p>
      <text:p text:style-name="P8"/>
      <text:p text:style-name="P3"><text:span text:style-name="Police_20_par_20_défaut1"><text:span text:style-name="T5">Alexis L :</text:span></text:span><text:span text:style-name="Police_20_par_20_défaut1"><text:span text:style-name="T1"> Bravo abruti…</text:span></text:span></text:p>
      <text:p text:style-name="P8"/>
      <text:p text:style-name="P3"><text:span text:style-name="T4">Aden :</text:span><text:span text:style-name="T1"> C’est moi qui ai fait ça. Tout a commencé à la fin du tome 1, quand tout était rentré dans l’ordre. <text:s/>Tout le monde semblait heureux, mais vous aviez presque tous oublié Antoine qui c’était battu à nos côtés. Je me suis donc lancé dans une quête colossale ! Je suis parti à la recherche des sept boules de cristal.</text:span></text:p>
      <text:p text:style-name="P8"/>
      <text:p text:style-name="P3"><text:span text:style-name="Police_20_par_20_défaut1"><text:span text:style-name="T5">Léopold :</text:span></text:span><text:span text:style-name="Police_20_par_20_défaut1"><text:span text:style-name="T1"> Mais bien sûr ! Pourquoi j’y avais pas pensé ! Et t’a trouvé la lampe d’Aladin sur la route ? Je fais le vœu de savoir ce que t’as fumé !</text:span></text:span></text:p>
      <text:p text:style-name="P8"><text:soft-page-break/></text:p>
      <text:p text:style-name="P3"><text:span text:style-name="Police_20_par_20_défaut1"><text:span text:style-name="T5">Ivan :</text:span></text:span><text:span text:style-name="Police_20_par_20_défaut1"><text:span text:style-name="T1"> Tu vois une autre explication ? Moi j’y crois. En tout cas Aden tu es un héro !</text:span></text:span></text:p>
      <text:p text:style-name="P8"/>
      <text:p text:style-name="P3"><text:span text:style-name="Police_20_par_20_défaut1"><text:span text:style-name="T5">Matéo :</text:span></text:span><text:span text:style-name="Police_20_par_20_défaut1"><text:span text:style-name="T1"> Effectivement ! Merci Aden !</text:span></text:span></text:p>
      <text:p text:style-name="P8"/>
      <text:p text:style-name="P8">Matéo apparu de derrière un pilier. Il sourit en voyant le visage de Léopold pâlir.</text:p>
      <text:p text:style-name="P8"/>
      <text:p text:style-name="P3"><text:span text:style-name="Police_20_par_20_défaut1"><text:span text:style-name="T5">Ivan :</text:span></text:span><text:span text:style-name="Police_20_par_20_défaut1"><text:span text:style-name="T1"> Oh merde…</text:span></text:span></text:p>
      <text:p text:style-name="P8"/>
      <text:p text:style-name="P3"><text:span text:style-name="Police_20_par_20_défaut1"><text:span text:style-name="T5">Samy :</text:span></text:span><text:span text:style-name="Police_20_par_20_défaut1"><text:span text:style-name="T1"> Oh salut tu m’as manqué mec !</text:span></text:span></text:p>
      <text:p text:style-name="P8"/>
      <text:p text:style-name="P3"><text:span text:style-name="Police_20_par_20_défaut1"><text:span text:style-name="T5">Léopold :</text:span></text:span><text:span text:style-name="Police_20_par_20_défaut1"><text:span text:style-name="T1"> T’es con ou quoi ?</text:span></text:span></text:p>
      <text:p text:style-name="P8"/>
      <text:p text:style-name="P3"><text:span text:style-name="Police_20_par_20_défaut1"><text:span text:style-name="T5">Samy :</text:span></text:span><text:span text:style-name="Police_20_par_20_défaut1"><text:span text:style-name="T1"> </text:span></text:span><text:span text:style-name="Police_20_par_20_défaut1"><text:span text:style-name="T12">B</text:span></text:span><text:span text:style-name="Police_20_par_20_défaut1"><text:span text:style-name="T1">ah quoi ?</text:span></text:span></text:p>
      <text:p text:style-name="P8"/>
      <text:p text:style-name="P3"><text:span text:style-name="Police_20_par_20_défaut1"><text:span text:style-name="T5">Léopold :</text:span></text:span><text:span text:style-name="Police_20_par_20_défaut1"><text:span text:style-name="T1"> Aden, tu nous explique ça ?</text:span></text:span></text:p>
      <text:p text:style-name="P8"/>
      <text:p text:style-name="P3"><text:span text:style-name="Police_20_par_20_défaut1"><text:span text:style-name="T5">Aden :</text:span></text:span><text:span text:style-name="Police_20_par_20_défaut1"><text:span text:style-name="T1"> Mais… Je n’ai pas demandé ça…</text:span></text:span></text:p>
      <text:p text:style-name="P8"/>
      <text:p text:style-name="P3"><text:span text:style-name="Police_20_par_20_défaut1"><text:span text:style-name="T5">Matéo :</text:span></text:span><text:span text:style-name="Police_20_par_20_défaut1"><text:span text:style-name="T1"> Mais si ! Tu m’as sauvé ! C’était ton vœu non ?</text:span></text:span></text:p>
      <text:p text:style-name="P8"/>
      <text:p text:style-name="P3"><text:span text:style-name="Police_20_par_20_défaut1"><text:span text:style-name="T5">Aden : </text:span></text:span><text:span text:style-name="Police_20_par_20_défaut1"><text:span text:style-name="T1">Mais non ! J’ai demandé…</text:span></text:span></text:p>
      <text:p text:style-name="P8"/>
      <text:p text:style-name="P3"><text:span text:style-name="Police_20_par_20_défaut1"><text:span text:style-name="T5">Matéo :</text:span></text:span><text:span text:style-name="Police_20_par_20_défaut1"><text:span text:style-name="T1"> Tu as demandé de « ramener ceux qui sont partis au court de cette tragédie ». C’est ce qu’il a fait ! Et maintenant, vous m’excusez, mais j’ai à faire.</text:span></text:span></text:p>
      <text:p text:style-name="P8"/>
      <text:p text:style-name="P8">Il passa à côté d’Alexis qui s’était agenouillé devant Mathis, et ramassa la mystérieuse arme.</text:p>
      <text:p text:style-name="P8"/>
      <text:p text:style-name="P3"><text:span text:style-name="Police_20_par_20_défaut1"><text:span text:style-name="T5">Matéo :</text:span></text:span><text:span text:style-name="Police_20_par_20_défaut1"><text:span text:style-name="T1"> Il faudra vraiment que je pense à remercier Alan pour son Ufiawgun !</text:span></text:span></text:p>
      <text:p text:style-name="P8"/>
      <text:p text:style-name="P3"><text:span text:style-name="Police_20_par_20_défaut1"><text:span text:style-name="T5">Léopold :</text:span></text:span><text:span text:style-name="Police_20_par_20_défaut1"><text:span text:style-name="T1"> Si tu crois qu’on va te laiss…</text:span></text:span></text:p>
      <text:p text:style-name="P8"/>
      <text:p text:style-name="P3"><text:span text:style-name="Police_20_par_20_défaut1"><text:span text:style-name="T5">Matéo :</text:span></text:span><text:span text:style-name="Police_20_par_20_défaut1"><text:span text:style-name="T1"> Oh et puis merde, ferme là !</text:span></text:span></text:p>
      <text:p text:style-name="P8"/>
      <text:p text:style-name="P8">Il se retourna rapidement, et tira en plein sur Léopold. Lorsque le laser disparu, un oreiller était posé à la place de Léopold.</text:p>
      <text:p text:style-name="P8"/>
      <text:p text:style-name="P3"><text:span text:style-name="Police_20_par_20_défaut1"><text:span text:style-name="T5">Ivan :</text:span></text:span><text:span text:style-name="Police_20_par_20_défaut1"><text:span text:style-name="T1"> Oh mon dieu ! C’est pas possible !</text:span></text:span></text:p>
      <text:p text:style-name="P8"/>
      <text:p text:style-name="P8">Matéo tira Alexis vers lui, traînant Mathis avec.</text:p>
      <text:p text:style-name="P8"/>
      <text:p text:style-name="P3"><text:span text:style-name="Police_20_par_20_défaut1"><text:span text:style-name="T5">Matéo :</text:span></text:span><text:span text:style-name="Police_20_par_20_défaut1"><text:span text:style-name="T1"> On s’arrache ! On a encore du boulot.</text:span></text:span></text:p>
      <text:p text:style-name="P8"/>
      <text:p text:style-name="P8">Ils disparurent dans la nuit de ce vendredi soir, tandis que Samy, Ivan, Antoine et Aden se penchaient sur le coussin.</text:p>
      <text:p text:style-name="P8"/>
      <text:p text:style-name="P3"><text:span text:style-name="Police_20_par_20_défaut1"><text:span text:style-name="T5">Ivan :</text:span></text:span><text:span text:style-name="Police_20_par_20_défaut1"><text:span text:style-name="T1"> Eh mais…</text:span></text:span></text:p>
      <text:p text:style-name="P8"/>
      <text:p text:style-name="P8">Ivan pris l’oreiller et, en le retournant, il vit l’image d’un personnage en caleçon dessus. L’oreiller était assez long pour que le corps entier soit représenté, et il ne fallut que quelques secondes à Ivan pour reconnaître le personnage.</text:p>
      <text:p text:style-name="P8"><text:soft-page-break/></text:p>
      <text:p text:style-name="P3"><text:span text:style-name="Police_20_par_20_défaut1"><text:span text:style-name="T5">Ivan :</text:span></text:span><text:span text:style-name="Police_20_par_20_défaut1"><text:span text:style-name="T1"> Léopold ! Il a été changé en waifu !</text:span></text:span></text:p>
      <text:p text:style-name="P8"/>
      <text:p text:style-name="P3"><text:span text:style-name="Police_20_par_20_défaut1"><text:span text:style-name="T5">Samy :</text:span></text:span><text:span text:style-name="Police_20_par_20_défaut1"><text:span text:style-name="T1"> C’est un homme, c’est un husbando…</text:span></text:span></text:p>
      <text:p text:style-name="P8"/>
      <text:p text:style-name="P3"><text:span text:style-name="Police_20_par_20_défaut1"><text:span text:style-name="T5">Ivan :</text:span></text:span><text:span text:style-name="Police_20_par_20_défaut1"><text:span text:style-name="T1"> Mais ta gueule putain ! Si ça se trouve il souffre !</text:span></text:span></text:p>
      <text:p text:style-name="P8"/>
      <text:p text:style-name="P3"><text:span text:style-name="Police_20_par_20_défaut1"><text:span text:style-name="T5">Antoine :</text:span></text:span><text:span text:style-name="Police_20_par_20_défaut1"><text:span text:style-name="T1"> Il a plutôt l’air de dormir…</text:span></text:span></text:p>
      <text:p text:style-name="P8"/>
      <text:p text:style-name="P3"><text:span text:style-name="Police_20_par_20_défaut1"><text:span text:style-name="T5">Aden :</text:span></text:span><text:span text:style-name="Police_20_par_20_défaut1"><text:span text:style-name="T1"> Ok, voilà ce qu’on va faire : Samy et Ivan, essayez de retrouver Alan. S’il a construit ce flingue bizarre, il sait sûrement comment supprimer ses effets. Antoine et moi, on va chercher du renfort, pour détruire une bonne fois pour toutes Amlaetxhis. Est-ce que vous êtes prêts à vivre la plus grande aventure de votre vie ?</text:span></text:span></text:p>
      <text:p text:style-name="P8"/>
      <text:p text:style-name="P3"><text:span text:style-name="Police_20_par_20_défaut1"><text:span text:style-name="T5">Samy :</text:span></text:span><text:span text:style-name="Police_20_par_20_défaut1"><text:span text:style-name="T1"> Franchement bof…</text:span></text:span></text:p>
      <text:p text:style-name="P8"/>
      <text:p text:style-name="P3"><text:span text:style-name="Police_20_par_20_défaut1"><text:span text:style-name="T5">Aden :</text:span></text:span><text:span text:style-name="Police_20_par_20_défaut1"><text:span text:style-name="T1"> Alors c’est parti !</text:span></text:span></text:p>
      <text:p text:style-name="P8"/>
      <text:p text:style-name="P8">Ils partirent chacun de leur côté, alors que la nuit tombait. Le lendemain, Antoine et Aden se retrouvèrent devant le lycée.</text:p>
      <text:p text:style-name="P8"/>
      <text:p text:style-name="P3"><text:span text:style-name="Police_20_par_20_défaut1"><text:span text:style-name="T5">Antoine :</text:span></text:span><text:span text:style-name="Police_20_par_20_défaut1"><text:span text:style-name="T1"> Du coup on commence par qui ?</text:span></text:span></text:p>
      <text:p text:style-name="P8"/>
      <text:p text:style-name="P3"><text:span text:style-name="Police_20_par_20_défaut1"><text:span text:style-name="T5">Aden :</text:span></text:span><text:span text:style-name="Police_20_par_20_défaut1"><text:span text:style-name="T1"> Pour combattre Matéo il faut ceux qui le détestent le plus.</text:span></text:span></text:p>
      <text:p text:style-name="P8"/>
      <text:p text:style-name="P3"><text:span text:style-name="Police_20_par_20_défaut1"><text:span text:style-name="T5">Antoine :</text:span></text:span><text:span text:style-name="Police_20_par_20_défaut1"><text:span text:style-name="T1"> C’est à dire ?</text:span></text:span></text:p>
      <text:p text:style-name="P8"/>
      <text:p text:style-name="P3"><text:span text:style-name="Police_20_par_20_défaut1"><text:span text:style-name="T5">Aden :</text:span></text:span><text:span text:style-name="Police_20_par_20_défaut1"><text:span text:style-name="T1"> C’est simple ! Plus on passe de temps avec Matéo, plus on le hait.</text:span></text:span></text:p>
      <text:p text:style-name="P8"/>
      <text:p text:style-name="P3"><text:span text:style-name="Police_20_par_20_défaut1"><text:span text:style-name="T5">Antoine :</text:span></text:span><text:span text:style-name="Police_20_par_20_défaut1"><text:span text:style-name="T1"> Tu les sorts d’où tes statistiques ? Et puis c’est débile, y a plein de gens qui l’apprécient.</text:span></text:span></text:p>
      <text:p text:style-name="P8"/>
      <text:p text:style-name="P3"><text:span text:style-name="Police_20_par_20_défaut1"><text:span text:style-name="T5">Aden :</text:span></text:span><text:span text:style-name="Police_20_par_20_défaut1"><text:span text:style-name="T1"> En fait, il y a une deuxième possibilité. Si on ne déteste pas Matéo, on devient aussi fou que lui, et finalement il se sert de nous pour dévier la détestation des autres.</text:span></text:span></text:p>
      <text:p text:style-name="P8"/>
      <text:p text:style-name="P3"><text:span text:style-name="Police_20_par_20_défaut1"><text:span text:style-name="T5">Antoine :</text:span></text:span><text:span text:style-name="Police_20_par_20_défaut1"><text:span text:style-name="T1"> D’accord, mais du coup on va où ?</text:span></text:span></text:p>
      <text:p text:style-name="P8"/>
      <text:p text:style-name="P3"><text:span text:style-name="Police_20_par_20_défaut1"><text:span text:style-name="T5">Aden :</text:span></text:span><text:span text:style-name="Police_20_par_20_défaut1"><text:span text:style-name="T1"> En SI.</text:span></text:span></text:p>
      <text:p text:style-name="P8"/>
      <text:p text:style-name="P3"><text:span text:style-name="Police_20_par_20_défaut1"><text:span text:style-name="T5">Antoine :</text:span></text:span><text:span text:style-name="Police_20_par_20_défaut1"><text:span text:style-name="T1"> Ça y est t’es devenu fou...</text:span></text:span></text:p>
      <text:p text:style-name="P14">Chapitre 4 : Voyage voyage</text:p>
      <text:p text:style-name="P8"/>
      <text:p text:style-name="P8">Samy avait ramené Ivan, pour qu’ils dorment avant leur voyage. À l’heure de se lever, Samy assista à un spectacle tellement mignon, qu’il n’osait briser le cadre. Ivan s’était assoupi en serrant le coussin dans ses bras. Malheureusement, il devait le réveiller, bien que cela lui fende le cœur.</text:p>
      <text:p text:style-name="P8"/>
      <text:p text:style-name="P3"><text:span text:style-name="Police_20_par_20_défaut1"><text:span text:style-name="T5">Samy :</text:span></text:span><text:span text:style-name="Police_20_par_20_défaut1"><text:span text:style-name="T1"> Allez debout feignasse !</text:span></text:span></text:p>
      <text:p text:style-name="P8"/>
      <text:p text:style-name="P3"><text:span text:style-name="Police_20_par_20_défaut1"><text:span text:style-name="T5">Ivan :</text:span></text:span><text:span text:style-name="Police_20_par_20_défaut1"><text:span text:style-name="T1"> Mmh…</text:span></text:span></text:p>
      <text:p text:style-name="P8"/>
      <text:p text:style-name="P8">Samy donna des coups de pieds à Ivan jusqu’à ce qu’il se lève. D’après ce qu’on leur avait dit, Alan était parti vivre en Argentine. Ils allaient donc devoir prendre l’avion.</text:p>
      <text:p text:style-name="P8">Ils arrivèrent à l’aéroport, et grâce au salaire de Léopold, ils s’achetèrent des billets. Grâce à celui de Samy, ils s’achetèrent un repas. Une fois dans l’avion (et Léopold dans la soute), ils s’endormirent tous les deux plus vite qu’en S.I.</text:p>
      <text:p text:style-name="P8"/>
      <text:p text:style-name="P3"><text:span text:style-name="Police_20_par_20_défaut1"><text:span text:style-name="T5">Ivan :</text:span></text:span><text:span text:style-name="Police_20_par_20_défaut1"><text:span text:style-name="T1"> Mmh…</text:span></text:span></text:p>
      <text:p text:style-name="P8"/>
      <text:p text:style-name="P3"><text:span text:style-name="Police_20_par_20_défaut1"><text:span text:style-name="T5">Hôtesse de l’air :</text:span></text:span><text:span text:style-name="Police_20_par_20_défaut1"><text:span text:style-name="T1"> Messieurs, réveillez-vous nous sommes arrivés.</text:span></text:span></text:p>
      <text:p text:style-name="P8"/>
      <text:p text:style-name="P3"><text:span text:style-name="Police_20_par_20_défaut1"><text:span text:style-name="T5">Ivan :</text:span></text:span><text:span text:style-name="Police_20_par_20_défaut1"><text:span text:style-name="T1"> J’arrive maman…</text:span></text:span></text:p>
      <text:p text:style-name="P8"/>
      <text:p text:style-name="P3"><text:span text:style-name="Police_20_par_20_défaut1"><text:span text:style-name="T5">Hôtesse de l’air :</text:span></text:span><text:span text:style-name="Police_20_par_20_défaut1"><text:span text:style-name="T1"> Je ne suis pas ta mère Ivan.</text:span></text:span></text:p>
      <text:p text:style-name="P8"/>
      <text:p text:style-name="P3"><text:span text:style-name="Police_20_par_20_défaut1"><text:span text:style-name="T5">Ivan :</text:span></text:span><text:span text:style-name="Police_20_par_20_défaut1"><text:span text:style-name="T1"> Mais comment vous conn… Pauline ? Qu’est-ce que tu fais là ?</text:span></text:span></text:p>
      <text:p text:style-name="P8"/>
      <text:p text:style-name="P3"><text:span text:style-name="Police_20_par_20_défaut1"><text:span text:style-name="T5">Pauline :</text:span></text:span><text:span text:style-name="Police_20_par_20_défaut1"><text:span text:style-name="T1"> Je travaille, ça se voit pas ?</text:span></text:span></text:p>
      <text:p text:style-name="P8"/>
      <text:p text:style-name="P3"><text:span text:style-name="Police_20_par_20_défaut1"><text:span text:style-name="T5">Ivan :</text:span></text:span><text:span text:style-name="Police_20_par_20_défaut1"><text:span text:style-name="T1"> Ça s’est si mal passé que ça tes études ?</text:span></text:span></text:p>
      <text:p text:style-name="P8"/>
      <text:p text:style-name="P3"><text:span text:style-name="Police_20_par_20_défaut1"><text:span text:style-name="T5">Pauline :</text:span></text:span><text:span text:style-name="Police_20_par_20_défaut1"><text:span text:style-name="T1"> Tu veux qu’on parle des tiennes ?</text:span></text:span></text:p>
      <text:p text:style-name="P8"/>
      <text:p text:style-name="P9">Ivan réveilla Samy et ils descendirent. Arrivés aux portes de l’aéroport, ils entendirent le petit « Attendez ! » caractéristique d’une fille qui court.</text:p>
      <text:p text:style-name="P9"/>
      <text:p text:style-name="P3"><text:span text:style-name="Police_20_par_20_défaut1"><text:span text:style-name="T5">Ivan :</text:span></text:span><text:span text:style-name="Police_20_par_20_défaut1"><text:span text:style-name="T1"> Quoi encore ?</text:span></text:span></text:p>
      <text:p text:style-name="P8"/>
      <text:p text:style-name="P3"><text:span text:style-name="Police_20_par_20_défaut1"><text:span text:style-name="T5">Pauline :</text:span></text:span><text:span text:style-name="Police_20_par_20_défaut1"><text:span text:style-name="T1"> J’ai fini mon travail pour la semaine, je peux venir avec vous ? On m’a expliqué par rapport à Léopold, j’aimerais bien vous aider.</text:span></text:span></text:p>
      <text:p text:style-name="P8"/>
      <text:p text:style-name="P3"><text:span text:style-name="Police_20_par_20_défaut1"><text:span text:style-name="T5">Samy :</text:span></text:span><text:span text:style-name="Police_20_par_20_défaut1"><text:span text:style-name="T1"> Non.</text:span></text:span></text:p>
      <text:p text:style-name="P8"/>
      <text:p text:style-name="P3"><text:span text:style-name="Police_20_par_20_défaut1"><text:span text:style-name="T5">Ivan :</text:span></text:span><text:span text:style-name="Police_20_par_20_défaut1"><text:span text:style-name="T1"> Ok ! En plus tu parles bien espagnol c’est cool !</text:span></text:span></text:p>
      <text:p text:style-name="P8"/>
      <text:p text:style-name="P3"><text:span text:style-name="Police_20_par_20_défaut1"><text:span text:style-name="T5">Samy :</text:span></text:span><text:span text:style-name="Police_20_par_20_défaut1"><text:span text:style-name="T1"> Je sais pas pourquoi je donne encore mon avis…</text:span></text:span></text:p>
      <text:p text:style-name="P8"/>
      <text:p text:style-name="P8">Ils prirent tous les trois un taxi en direction de la ville, en espérant trouver des informations.</text:p>
      <text:p text:style-name="P14">Chapitre 5 : L’Élite, vous dis-je</text:p>
      <text:p text:style-name="P8"/>
      <text:p text:style-name="P3"><text:span text:style-name="Police_20_par_20_défaut1"><text:span text:style-name="T5">Alexis L :</text:span></text:span><text:span text:style-name="Police_20_par_20_défaut1"><text:span text:style-name="T1"> Dis Mathis, tu comptes faire quoi ce matin ?</text:span></text:span></text:p>
      <text:p text:style-name="P8"/>
      <text:p text:style-name="P3"><text:span text:style-name="Police_20_par_20_défaut1"><text:span text:style-name="T5">Mathis :</text:span></text:span><text:span text:style-name="Police_20_par_20_défaut1"><text:span text:style-name="T1"> La même chose que tous les matins abruti ! Tenter de réparer ma machine à CAFÉ !!! PUTAIN !!!</text:span></text:span></text:p>
      <text:p text:style-name="P8"/>
      <text:p text:style-name="P3"><text:span text:style-name="Police_20_par_20_défaut1"><text:span text:style-name="T5">Matéo :</text:span></text:span><text:span text:style-name="Police_20_par_20_défaut1"><text:span text:style-name="T1"> C’est quoi ce bordel encore !</text:span></text:span></text:p>
      <text:p text:style-name="P8"/>
      <text:p text:style-name="P3"><text:span text:style-name="Police_20_par_20_défaut1"><text:span text:style-name="T5">Mathis :</text:span></text:span><text:span text:style-name="Police_20_par_20_défaut1"><text:span text:style-name="T1"> AAAaahh ! Je t… t’avais pas v… vu…</text:span></text:span></text:p>
      <text:p text:style-name="P8"/>
      <text:p text:style-name="P3"><text:span text:style-name="Police_20_par_20_défaut1"><text:span text:style-name="T5">Matéo :</text:span></text:span><text:span text:style-name="Police_20_par_20_défaut1"><text:span text:style-name="T1"> On a beaucoup de boulot alors dépêchez-vous de me rejoindre au labo. Et Alexis…</text:span></text:span></text:p>
      <text:p text:style-name="P8"/>
      <text:p text:style-name="P3"><text:span text:style-name="Police_20_par_20_défaut1"><text:span text:style-name="T5">Alexis L :</text:span></text:span><text:span text:style-name="Police_20_par_20_défaut1"><text:span text:style-name="T1"> Oui ?</text:span></text:span></text:p>
      <text:p text:style-name="P8"/>
      <text:p text:style-name="P3"><text:span text:style-name="Police_20_par_20_défaut1"><text:span text:style-name="T5">Matéo :</text:span></text:span><text:span text:style-name="Police_20_par_20_défaut1"><text:span text:style-name="T1"> Tu as encore oublié de t’habiller.</text:span></text:span></text:p>
      <text:p text:style-name="P8"/>
      <text:p text:style-name="P3"><text:span text:style-name="Police_20_par_20_défaut1"><text:span text:style-name="T5">Mathis :</text:span></text:span><text:span text:style-name="Police_20_par_20_défaut1"><text:span text:style-name="T1"> Vous en faites pas chef ! Cette fois c’est mon idée ! C’est pour tester des… des trucs.</text:span></text:span></text:p>
      <text:p text:style-name="P8"/>
      <text:p text:style-name="P8">Il joignit sa parole de petites claques sur le fessier ferme d’Alexis, alors que Matéo leur avait déjà tourné le dos. Ils s’étaient installés dans la mairie d’une ville de banlieue, où les faits divers leurs permettaient une couverture. Sous le bâtiment administratif, des galeries abandonnées furent réinvesties par le Dr Friedmann. Il pouvait y faire différentes expériences, et surtout y passer un peu de temps libre avec Alexis. À chaque fois que Matéo le croisait, il lui parlait boulot, c’est à se demander pourquoi il travaillait encore avec lui. La conquête du monde lui plaisait bien, mais après ? Il n’avait pas pu passer son bac, puisqu’il était en prison. Il n’avait donc aucune valeur sur le marché du travail, quand bien même c’était un scientifique brillant. Et puis… Il espérait pouvoir se marier un jour, mais avec cette histoire de complot, jamais il n’aurait le temps de courtiser qui que ce soit. Il y avait bien Alexis, mais au fond, il préférait qu’il reste juste son plan cul. Après, s’il devait vraiment finir ses jours avec Alexis, ça ne le d…</text:p>
      <text:p text:style-name="P8"/>
      <text:p text:style-name="P2"><text:span text:style-name="Police_20_par_20_défaut1"><text:span text:style-name="T5">Matéo :</text:span></text:span><text:span text:style-name="Police_20_par_20_défaut1"><text:span text:style-name="T1"> C’est pas trop tôt ! J’ai cru que vous vous étiez perdu.</text:span></text:span></text:p>
      <text:p text:style-name="P8"/>
      <text:p text:style-name="P3"><text:span text:style-name="Police_20_par_20_défaut1"><text:span text:style-name="T5">Mathis :</text:span></text:span><text:span text:style-name="Police_20_par_20_défaut1"><text:span text:style-name="T1"> Bah non, j’ai juste dû marcher plus lentement, Alexis peut pas courir pieds nus.</text:span></text:span></text:p>
      <text:p text:style-name="P8"/>
      <text:p text:style-name="P3"><text:span text:style-name="Police_20_par_20_défaut1"><text:span text:style-name="T5">Matéo :</text:span></text:span><text:span text:style-name="Police_20_par_20_défaut1"><text:span text:style-name="T1"> Bon je vais vous expliquer ce qu’on va faire, alors écoutez bien. Tentez de recruter le plus de monde possible, prêts à se battre. Il nous faut des soldats, de la chair à canon alors n’hésitez pas à recruter des gens désespérés ou opprimés. Tout le monde aime le hentai au fond, donc cherchez à appâter le plus de gens possible avec ça. Une fois que c’est fait, on les endoctrine complètement, et on s’en sert pour faire un coup d’État. Quand on sera au pouvoir, on aura qu’à imposer notre projet, étouffer la résistance et voilà !</text:span></text:span></text:p>
      <text:p text:style-name="P8"/>
      <text:p text:style-name="P3"><text:span text:style-name="Police_20_par_20_défaut1"><text:span text:style-name="T5">Alexis L :</text:span></text:span><text:span text:style-name="Police_20_par_20_défaut1"><text:span text:style-name="T1"> C’est quand même hyper bancal comme plan…</text:span></text:span></text:p>
      <text:p text:style-name="P8"/>
      <text:p text:style-name="P3"><text:span text:style-name="Police_20_par_20_défaut1"><text:span text:style-name="T5">Mathis :</text:span></text:span><text:span text:style-name="Police_20_par_20_défaut1"><text:span text:style-name="T1"> Même si on arrive à avoir tout le lycée, on ne sera pas assez !</text:span></text:span></text:p>
      <text:p text:style-name="P8"/>
      <text:p text:style-name="P3"><text:soft-page-break/><text:span text:style-name="Police_20_par_20_défaut1"><text:span text:style-name="T5">Matéo :</text:span></text:span><text:span text:style-name="Police_20_par_20_défaut1"><text:span text:style-name="T1"> Vous me prenez pour un con ou quoi ? J’ai toute une armée de réserve ! Mais ils sont aussi faibles que des Magicarpes. Votre rôle est de trouver des soldats forts, capables de lutter contre des gens qui savent se battre comme Samy ou Antoine.</text:span></text:span></text:p>
      <text:p text:style-name="P8"/>
      <text:p text:style-name="P3"><text:span text:style-name="Police_20_par_20_défaut1"><text:span text:style-name="T5">Mathis :</text:span></text:span><text:span text:style-name="Police_20_par_20_défaut1"><text:span text:style-name="T1"> Ou Ivan.</text:span></text:span></text:p>
      <text:p text:style-name="P8"/>
      <text:p text:style-name="P3"><text:span text:style-name="T4">Matéo :</text:span><text:span text:style-name="T1"> J’ai dit « qui savent se battre ». Allez ! Dépêchez-vous, l’Empire ne va pas se former tout seul !</text:span></text:p>
      <text:p text:style-name="P8"/>
      <text:p text:style-name="P3"><text:span text:style-name="Police_20_par_20_défaut1"><text:span text:style-name="T5">Mathis :</text:span></text:span><text:span text:style-name="Police_20_par_20_défaut1"><text:span text:style-name="T1"> Ok, on y va. Vient, Alexis.</text:span></text:span></text:p>
      <text:p text:style-name="P8"/>
      <text:p text:style-name="P3"><text:span text:style-name="Police_20_par_20_défaut1"><text:span text:style-name="T5">Alexis :</text:span></text:span><text:span text:style-name="Police_20_par_20_défaut1"><text:span text:style-name="T1"> Et toi Matéo tu fais quoi pendant ce temps ?</text:span></text:span></text:p>
      <text:p text:style-name="P8"/>
      <text:p text:style-name="P3"><text:span text:style-name="Police_20_par_20_défaut1"><text:span text:style-name="T5">Matéo :</text:span></text:span><text:span text:style-name="Police_20_par_20_défaut1"><text:span text:style-name="T1"> Moi ? Je vais chercher notre armée. L’Élite.</text:span></text:span></text:p>
      <text:p text:style-name="P14">Chapitre 6 : Ivan III el Empalador</text:p>
      <text:p text:style-name="P8"/>
      <text:p text:style-name="P3"><text:span text:style-name="Police_20_par_20_défaut1"><text:span text:style-name="T5">Samy :</text:span></text:span><text:span text:style-name="Police_20_par_20_défaut1"><text:span text:style-name="T1"> Mec, t’as pas un peu chaud à force de serrer l’oreiller comme ça ?</text:span></text:span></text:p>
      <text:p text:style-name="P8"/>
      <text:p text:style-name="P3"><text:span text:style-name="Police_20_par_20_défaut1"><text:span text:style-name="T5">Ivan :</text:span></text:span><text:span text:style-name="Police_20_par_20_défaut1"><text:span text:style-name="T1"> Si, j’arrête pas de suer… j’espère que Léopold ne sent rien…</text:span></text:span></text:p>
      <text:p text:style-name="P8"/>
      <text:p text:style-name="P8">En réalité il espérait de toute son âme que Léopold puisse sentir l’odeur qu’il dégageait.</text:p>
      <text:p text:style-name="P8"/>
      <text:p text:style-name="P3"><text:span text:style-name="Police_20_par_20_défaut1"><text:span text:style-name="T5">Ivan :</text:span></text:span><text:span text:style-name="Police_20_par_20_défaut1"><text:span text:style-name="T1"> On va où exactement ?</text:span></text:span></text:p>
      <text:p text:style-name="P8"/>
      <text:p text:style-name="P3"><text:span text:style-name="Police_20_par_20_défaut1"><text:span text:style-name="T5">Samy :</text:span></text:span><text:span text:style-name="Police_20_par_20_défaut1"><text:span text:style-name="T1"> J’en sais rien, faut chercher. J’ai pas un détecteur de Alan sur moi désolé !</text:span></text:span></text:p>
      <text:p text:style-name="P8"/>
      <text:p text:style-name="P3"><text:span text:style-name="Police_20_par_20_défaut1"><text:span text:style-name="T5">Ivan :</text:span></text:span><text:span text:style-name="Police_20_par_20_défaut1"><text:span text:style-name="T1"> On peut toujours espérer trouver quelqu’un qui le </text:span></text:span><text:span text:style-name="Police_20_par_20_défaut1"><text:span text:style-name="T13">connaît</text:span></text:span><text:span text:style-name="Police_20_par_20_défaut1"><text:span text:style-name="T1">…</text:span></text:span></text:p>
      <text:p text:style-name="P8"/>
      <text:p text:style-name="P3"><text:span text:style-name="Police_20_par_20_défaut1"><text:span text:style-name="T5">Samy :</text:span></text:span><text:span text:style-name="Police_20_par_20_défaut1"><text:span text:style-name="T1"> Bah oui bien ! Quelqu’un du lycée aussi tant qu’on y est genre…</text:span></text:span></text:p>
      <text:p text:style-name="P8"/>
      <text:p text:style-name="P3"><text:span text:style-name="Police_20_par_20_défaut1"><text:span text:style-name="T5">Romain :</text:span></text:span><text:span text:style-name="Police_20_par_20_défaut1"><text:span text:style-name="T1"> Salut.</text:span></text:span></text:p>
      <text:p text:style-name="P8"/>
      <text:p text:style-name="P3"><text:span text:style-name="Police_20_par_20_défaut1"><text:span text:style-name="T5">Samy :</text:span></text:span><text:span text:style-name="Police_20_par_20_défaut1"><text:span text:style-name="T1"> </text:span></text:span><text:span text:style-name="Police_20_par_20_défaut1"><text:span text:style-name="T14">Oh e</text:span></text:span><text:span text:style-name="Police_20_par_20_défaut1"><text:span text:style-name="T1">t </text:span></text:span><text:span text:style-name="Police_20_par_20_défaut1"><text:span text:style-name="T14">puis</text:span></text:span><text:span text:style-name="Police_20_par_20_défaut1"><text:span text:style-name="T1"> merde !</text:span></text:span></text:p>
      <text:p text:style-name="P8"/>
      <text:p text:style-name="P3"><text:span text:style-name="Police_20_par_20_défaut1"><text:span text:style-name="T5">Ivan :</text:span></text:span><text:span text:style-name="Police_20_par_20_défaut1"><text:span text:style-name="T1"> On a besoin de toi !</text:span></text:span></text:p>
      <text:p text:style-name="P8"/>
      <text:p text:style-name="P3"><text:span text:style-name="Police_20_par_20_défaut1"><text:span text:style-name="T5">Romain :</text:span></text:span><text:span text:style-name="Police_20_par_20_défaut1"><text:span text:style-name="T1"> Qu’est-ce que vous faites avec un polochon où il y a Léopold dessus ?</text:span></text:span></text:p>
      <text:p text:style-name="P8"/>
      <text:p text:style-name="P3"><text:span text:style-name="Police_20_par_20_défaut1"><text:span text:style-name="T5">Ivan :</text:span></text:span><text:span text:style-name="Police_20_par_20_défaut1"><text:span text:style-name="T1"> Alors déjà c’est un husbando, et…</text:span></text:span></text:p>
      <text:p text:style-name="P8"/>
      <text:p text:style-name="P3"><text:span text:style-name="Police_20_par_20_défaut1"><text:span text:style-name="T5">Samy :</text:span></text:span><text:span text:style-name="Police_20_par_20_défaut1"><text:span text:style-name="T1"> Osef. On cherche Alan, mais on n’a aucune piste… tu pourrais nous aider ?</text:span></text:span></text:p>
      <text:p text:style-name="P8"/>
      <text:p text:style-name="P3"><text:span text:style-name="Police_20_par_20_défaut1"><text:span text:style-name="T5">Romain :</text:span></text:span><text:span text:style-name="Police_20_par_20_défaut1"><text:span text:style-name="T1"> Je l’ai vu pendant mes vacances, il travaillait dans une maternité. Je peux vous donner l’adresse si vous voulez, mais dépêchez-vous de l’écrire, faudrait pas que je rate mon avion.</text:span></text:span></text:p>
      <text:p text:style-name="P8"/>
      <text:p text:style-name="P3"><text:span text:style-name="Police_20_par_20_défaut1"><text:span text:style-name="T5">Samy :</text:span></text:span><text:span text:style-name="Police_20_par_20_défaut1"><text:span text:style-name="T1"> Pauline, écrit.</text:span></text:span></text:p>
      <text:p text:style-name="P8"/>
      <text:p text:style-name="P3"><text:span text:style-name="Police_20_par_20_défaut1"><text:span text:style-name="T5">Pauline :</text:span></text:span><text:span text:style-name="Police_20_par_20_défaut1"><text:span text:style-name="T1"> Pourquoi moi ?</text:span></text:span></text:p>
      <text:p text:style-name="P8"/>
      <text:p text:style-name="P3"><text:span text:style-name="Police_20_par_20_défaut1"><text:span text:style-name="T5">Samy :</text:span></text:span><text:span text:style-name="Police_20_par_20_défaut1"><text:span text:style-name="T1"> Parce qu’il faut bien que tu serves à quelque chose.</text:span></text:span></text:p>
      <text:p text:style-name="P8"/>
      <text:p text:style-name="P3"><text:span text:style-name="Police_20_par_20_défaut1"><text:span text:style-name="T5">Ivan :</text:span></text:span><text:span text:style-name="Police_20_par_20_défaut1"><text:span text:style-name="T1"> Toi, tu vas avoir des problèmes avec une certaine communauté…</text:span></text:span></text:p>
      <text:p text:style-name="P8"/>
      <text:p text:style-name="P3"><text:span text:style-name="Police_20_par_20_défaut1"><text:span text:style-name="T5">Pauline :</text:span></text:span><text:span text:style-name="Police_20_par_20_défaut1"><text:span text:style-name="T1"> C’est fait. Merci Romain et bon retour !</text:span></text:span></text:p>
      <text:p text:style-name="P8"/>
      <text:p text:style-name="P3"><text:span text:style-name="Police_20_par_20_défaut1"><text:span text:style-name="T5">Romain :</text:span></text:span><text:span text:style-name="Police_20_par_20_défaut1"><text:span text:style-name="T1"> Allez, salut ! Mais faudra quand même que vous m’expliquiez pourquoi… Merde l’avion !</text:span></text:span></text:p>
      <text:p text:style-name="P8"/>
      <text:p text:style-name="P3"><text:span text:style-name="Police_20_par_20_défaut1"><text:span text:style-name="T5">Ivan :</text:span></text:span><text:span text:style-name="Police_20_par_20_défaut1"><text:span text:style-name="T1"> Bon allez, si on se dépêche on aura assez te temps pour aller manger.</text:span></text:span></text:p>
      <text:p text:style-name="P8"/>
      <text:p text:style-name="P3"><text:span text:style-name="Police_20_par_20_défaut1"><text:span text:style-name="T5">Samy :</text:span></text:span><text:span text:style-name="Police_20_par_20_défaut1"><text:span text:style-name="T1"> Tu penses vraiment qu’à ça sérieux !</text:span></text:span></text:p>
      <text:p text:style-name="P8"/>
      <text:p text:style-name="P3"><text:span text:style-name="Police_20_par_20_défaut1"><text:span text:style-name="T5">Ivan :</text:span></text:span><text:span text:style-name="Police_20_par_20_défaut1"><text:span text:style-name="T1"> Non, je pense aussi à jouer, dormir, à Léopold…</text:span></text:span></text:p>
      <text:p text:style-name="P8"/>
      <text:p text:style-name="P3"><text:span text:style-name="Police_20_par_20_défaut1"><text:span text:style-name="T5">Samy :</text:span></text:span><text:span text:style-name="Police_20_par_20_défaut1"><text:span text:style-name="T1"> C’est chaud comment j’en ai rien à foutre ! Bouge ton cul, on y va.</text:span></text:span></text:p>
      <text:p text:style-name="P8"><text:soft-page-break/></text:p>
      <text:p text:style-name="P8">Ils marchèrent pendant toute la matinée, tant et si bien qu’ils s’enfoncèrent dans la jungle. Ils arrivèrent finalement à un bâtiment insalubre, sur lequel il était marqué « maternidad ». Ils entrèrent et tombèrent nez à nez avec la réceptionniste.</text:p>
      <text:p text:style-name="P8"/>
      <text:p text:style-name="P3"><text:span text:style-name="Police_20_par_20_défaut1"><text:span text:style-name="T5">Réceptionniste :</text:span></text:span><text:span text:style-name="Police_20_par_20_défaut1"><text:span text:style-name="T1"> ¿ Qué puedo hacer por ti ?</text:span></text:span></text:p>
      <text:p text:style-name="P8"/>
      <text:p text:style-name="P3"><text:span text:style-name="Police_20_par_20_défaut1"><text:span text:style-name="T5">Samy :</text:span></text:span><text:span text:style-name="Police_20_par_20_défaut1"><text:span text:style-name="T1"> Putain j’avais pas pensé à la traduction…</text:span></text:span></text:p>
      <text:p text:style-name="P8"/>
      <text:p text:style-name="P3"><text:span text:style-name="Police_20_par_20_défaut1"><text:span text:style-name="T5">Ivan :</text:span></text:span><text:span text:style-name="Police_20_par_20_défaut1"><text:span text:style-name="T1"> Si seulement on n’avait pas empoisonné Mme Bastida y a deux ans…</text:span></text:span></text:p>
      <text:p text:style-name="P8"/>
      <text:p text:style-name="P3"><text:span text:style-name="Police_20_par_20_défaut1"><text:span text:style-name="T5">Samy :</text:span></text:span><text:span text:style-name="Police_20_par_20_défaut1"><text:span text:style-name="T1"> J’ai une idée ! Pauline, vient ici et rends-toi utile un peu !</text:span></text:span></text:p>
      <text:p text:style-name="P8"/>
      <text:p text:style-name="P3"><text:span text:style-name="Police_20_par_20_défaut1"><text:span text:style-name="T5">Pauline :</text:span></text:span><text:span text:style-name="Police_20_par_20_défaut1"><text:span text:style-name="T1"> Pourquoi moi ?</text:span></text:span></text:p>
      <text:p text:style-name="P8"/>
      <text:p text:style-name="P3"><text:span text:style-name="Police_20_par_20_défaut1"><text:span text:style-name="T5">Samy :</text:span></text:span><text:span text:style-name="Police_20_par_20_défaut1"><text:span text:style-name="T1"> Parce que ni Ivan ni moi n’avons le niveau, alors dépêche de demander où est Alan.</text:span></text:span></text:p>
      <text:p text:style-name="P8"/>
      <text:p text:style-name="P3"><text:span text:style-name="Police_20_par_20_défaut1"><text:span text:style-name="T5">Pauline :</text:span></text:span><text:span text:style-name="Police_20_par_20_défaut1"><text:span text:style-name="T1"> Euh… ¿ donde esta Alan ?</text:span></text:span></text:p>
      <text:p text:style-name="P8"/>
      <text:p text:style-name="P3"><text:span text:style-name="Police_20_par_20_défaut1"><text:span text:style-name="T5">Réceptionniste :</text:span></text:span><text:span text:style-name="Police_20_par_20_défaut1"><text:span text:style-name="T1"> ¿ Dr. Alan ? él trabaja solo desde las 15h hasta las 17h.</text:span></text:span></text:p>
      <text:p text:style-name="P8"/>
      <text:p text:style-name="P3"><text:span text:style-name="Police_20_par_20_défaut1"><text:span text:style-name="T5">Pauline :</text:span></text:span><text:span text:style-name="Police_20_par_20_défaut1"><text:span text:style-name="T1"> Il travaille pas tout de suite.</text:span></text:span></text:p>
      <text:p text:style-name="P8"/>
      <text:p text:style-name="P3"><text:span text:style-name="Police_20_par_20_défaut1"><text:span text:style-name="T5">Samy :</text:span></text:span><text:span text:style-name="Police_20_par_20_défaut1"><text:span text:style-name="T1"> Où il habite alors ?</text:span></text:span></text:p>
      <text:p text:style-name="P8"/>
      <text:p text:style-name="P3"><text:span text:style-name="Police_20_par_20_défaut1"><text:span text:style-name="T5">Pauline :</text:span></text:span><text:span text:style-name="Police_20_par_20_défaut1"><text:span text:style-name="T1"> ¿ Dónde vive ?</text:span></text:span></text:p>
      <text:p text:style-name="P8"/>
      <text:p text:style-name="P3"><text:span text:style-name="Police_20_par_20_défaut1"><text:span text:style-name="T5">Réceptionniste :</text:span></text:span><text:span text:style-name="Police_20_par_20_défaut1"><text:span text:style-name="T1"> No lo sé, discúlpeme.</text:span></text:span></text:p>
      <text:p text:style-name="P8"/>
      <text:p text:style-name="P3"><text:span text:style-name="Police_20_par_20_défaut1"><text:span text:style-name="T5">Pauline :</text:span></text:span><text:span text:style-name="Police_20_par_20_défaut1"><text:span text:style-name="T1"> Elle ne sait pas…</text:span></text:span></text:p>
      <text:p text:style-name="P8"/>
      <text:p text:style-name="P3"><text:span text:style-name="Police_20_par_20_défaut1"><text:span text:style-name="T5">Ivan :</text:span></text:span><text:span text:style-name="Police_20_par_20_défaut1"><text:span text:style-name="T1"> Bon ça suffit ! Je comprends rien, mais Léopold est en danger alors si elle ne nous dit pas tout de suite où il est je vais faire un génocide de bébés !</text:span></text:span></text:p>
      <text:p text:style-name="P8"/>
      <text:p text:style-name="P3"><text:span text:style-name="Police_20_par_20_défaut1"><text:span text:style-name="T5">Samy :</text:span></text:span><text:span text:style-name="Police_20_par_20_défaut1"><text:span text:style-name="T1"> Ivan calme toi…</text:span></text:span></text:p>
      <text:p text:style-name="P8"/>
      <text:p text:style-name="P8">Ivan sortit une paire de baguettes de batterie de son gilet, et attrapa un bébé qui était posé sur une table.</text:p>
      <text:p text:style-name="P8"/>
      <text:p text:style-name="P3"><text:span text:style-name="Police_20_par_20_défaut1"><text:span text:style-name="T5">Ivan :</text:span></text:span><text:span text:style-name="Police_20_par_20_défaut1"><text:span text:style-name="T1"> ¿ donde esta Alan ? Por última vez.</text:span></text:span></text:p>
      <text:p text:style-name="P8"/>
      <text:p text:style-name="P3"><text:span text:style-name="Police_20_par_20_défaut1"><text:span text:style-name="T5">Samy :</text:span></text:span><text:span text:style-name="Police_20_par_20_défaut1"><text:span text:style-name="T1"> La vache, il parle super bien espagnol…</text:span></text:span></text:p>
      <text:p text:style-name="P8"/>
      <text:p text:style-name="P8">La réceptionniste paniquée s’empara d’un téléphone posé sur son bureau.</text:p>
      <text:p text:style-name="P8"/>
      <text:p text:style-name="P3"><text:span text:style-name="Police_20_par_20_défaut1"><text:span text:style-name="T5">Réceptionniste :</text:span></text:span><text:span text:style-name="Police_20_par_20_défaut1"><text:span text:style-name="T1"> ¿ Dónde está el Dr. Alan por favor ? … Muy bien… No sabemos dónde está.</text:span></text:span></text:p>
      <text:p text:style-name="P8"/>
      <text:p text:style-name="P3"><text:span text:style-name="Police_20_par_20_défaut1"><text:span text:style-name="T5">Ivan :</text:span></text:span><text:span text:style-name="Police_20_par_20_défaut1"><text:span text:style-name="T1"> Ah oui ! Et là, vous no sabemos toujours ?</text:span></text:span></text:p>
      <text:p text:style-name="P8"/>
      <text:p text:style-name="P8"><text:soft-page-break/>Ivan venait d’enfoncer sa baguette que l’anus du pauvre nourrisson, qui se mit à hurler comme une alarme, réveillant tous les bébés qui se mirent eux aussi à pleurer.</text:p>
      <text:p text:style-name="P8"/>
      <text:p text:style-name="P3"><text:span text:style-name="Police_20_par_20_défaut1"><text:span text:style-name="T5">Ivan :</text:span></text:span><text:span text:style-name="Police_20_par_20_défaut1"><text:span text:style-name="T1"> VOS GUEULES !</text:span></text:span></text:p>
      <text:p text:style-name="P8"/>
      <text:p text:style-name="P8">Ivan fit des allers-retours dans le tas de chair qu’il tenait, jusqu’à ce que celui-ci décède. Il attrapa alors un deuxième bébé qui traînait par terre, et lui rentrait ses deux baguettes. Il le déchira en deux en faisant levier. Il entreprit de rendre son silence à la salle, en allant de bébé en bébé. Il trouva un manche à balais, qui lui permit de faire une brochette de six individus.</text:p>
      <text:p text:style-name="P8"/>
      <text:p text:style-name="P3"><text:span text:style-name="Police_20_par_20_défaut1"><text:span text:style-name="T5">Samy :</text:span></text:span><text:span text:style-name="Police_20_par_20_défaut1"><text:span text:style-name="T1"> Ivan, calme-toi, tu refais des bêtises…</text:span></text:span></text:p>
      <text:p text:style-name="P8"/>
      <text:p text:style-name="P3"><text:span text:style-name="Police_20_par_20_défaut1"><text:span text:style-name="T5">Pauline :</text:span></text:span><text:span text:style-name="Police_20_par_20_défaut1"><text:span text:style-name="T1"> Oh mon dieu mais c’est horrible !</text:span></text:span></text:p>
      <text:p text:style-name="P8"/>
      <text:p text:style-name="P8">Ivan aurait pu continuer longtemps, si une voix grave n’avait pas résonné au fond de la pièce.</text:p>
      <text:p text:style-name="P8"/>
      <text:p text:style-name="P3"><text:span text:style-name="Police_20_par_20_défaut1"><text:span text:style-name="T5">??? :</text:span></text:span><text:span text:style-name="Police_20_par_20_défaut1"><text:span text:style-name="T1"> Mis amigos... Ha pasado mucho tiempo.</text:span></text:span></text:p>
      <text:p text:style-name="P14">Chapitre 7 : Moi président...</text:p>
      <text:p text:style-name="P8"/>
      <text:p text:style-name="P3"><text:span text:style-name="Police_20_par_20_défaut1"><text:span text:style-name="T5">Alexis L :</text:span></text:span><text:span text:style-name="Police_20_par_20_défaut1"><text:span text:style-name="T1"> La vache…</text:span></text:span></text:p>
      <text:p text:style-name="P8"/>
      <text:p text:style-name="P3"><text:span text:style-name="Police_20_par_20_défaut1"><text:span text:style-name="T5">Mathis :</text:span></text:span><text:span text:style-name="Police_20_par_20_défaut1"><text:span text:style-name="T1"> Ça devait forcément arriver un jour… D’ailleurs c’est étonnant que ça soit arrivé si tard.</text:span></text:span></text:p>
      <text:p text:style-name="P8"/>
      <text:p text:style-name="P8">Assis dans leur canapé, Alexis et Mathis écoutaient attentivement le flash info qui avait interrompu leur programme. Une communauté mystérieuse avait organisé une rébellion contre le président Emmanuel Macron, et ils l’avaient décapité devant Notre-Dame.</text:p>
      <text:h text:style-name="P15" text:outline-level="1"><text:bookmark text:name="firstHeading"/><text:span text:style-name="Police_20_par_20_défaut1"><text:span text:style-name="T22">Jean-Jacques Bourdin :</text:span></text:span><text:span text:style-name="Police_20_par_20_défaut1"><text:span text:style-name="T23"> </text:span></text:span><text:span text:style-name="Police_20_par_20_défaut1"><text:span text:style-name="T6">On les entend encore crier « Pas de chance ! » devant la cathédrale, tandis qu’ils se passent le cadavre, comme une star se ferait porter par ses fans. Jean-Luc Mélenchon a applaudi l’initiative, et a tenu à se prendre en photo avec la tête de l’ex président sur les genoux. Il a également pris le temps féliciter Édouard Cislak, l’homme à la tête du mouvement, qui…</text:span></text:span></text:h>
      <text:h text:style-name="P15" text:outline-level="1"><text:span text:style-name="Police_20_par_20_défaut1"><text:span text:style-name="T7">Alexis L :</text:span></text:span><text:span text:style-name="Police_20_par_20_défaut1"><text:span text:style-name="T6"> C’est horrible… Pourquoi ils ont fait ça ?</text:span></text:span></text:h>
      <text:p text:style-name="P12"/>
      <text:p text:style-name="P11"><text:span text:style-name="Police_20_par_20_défaut1"><text:span text:style-name="T5">Mathis :</text:span></text:span><text:span text:style-name="Police_20_par_20_défaut1"><text:span text:style-name="T1"> Parce que c’était un trou du cul, qui a chié sa merde pendant cinq ans.</text:span></text:span></text:p>
      <text:p text:style-name="P12"/>
      <text:p text:style-name="P11"><text:span text:style-name="Police_20_par_20_défaut1"><text:span text:style-name="T5">Alexis L :</text:span></text:span><text:span text:style-name="Police_20_par_20_défaut1"><text:span text:style-name="T1"> Comme tous les présidents…</text:span></text:span></text:p>
      <text:p text:style-name="P12"/>
      <text:p text:style-name="P11"><text:span text:style-name="Police_20_par_20_défaut1"><text:span text:style-name="T24">Jean-Jacques Bourdin :</text:span></text:span><text:span text:style-name="Police_20_par_20_défaut1"><text:span text:style-name="T21"> </text:span></text:span><text:span text:style-name="Police_20_par_20_défaut1"><text:span text:style-name="T1">Des élections vont donc être organisées dans deux heures. Rendez-vous à votre mairie pour élire le prochain dic</text:span></text:span><text:span text:style-name="Police_20_par_20_défaut1"><text:span text:style-name="T15">t</text:span></text:span><text:span text:style-name="Police_20_par_20_défaut1"><text:span text:style-name="T1">… président, entre Mélenchon Jean-Luc, Tochon Camille, Lepen Jean-Marie, Korchi Farah…</text:span></text:span></text:p>
      <text:p text:style-name="P12"/>
      <text:p text:style-name="P11"><text:span text:style-name="Police_20_par_20_défaut1"><text:span text:style-name="T5">Mathis :</text:span></text:span><text:span text:style-name="Police_20_par_20_défaut1"><text:span text:style-name="T1"> Oh putain !</text:span></text:span></text:p>
      <text:p text:style-name="P12"/>
      <text:p text:style-name="P11"><text:span text:style-name="Police_20_par_20_défaut1"><text:span text:style-name="T5">Alexis L :</text:span></text:span><text:span text:style-name="Police_20_par_20_défaut1"><text:span text:style-name="T1"> Jean-Marie Lepen n’est toujours pas mort !</text:span></text:span></text:p>
      <text:p text:style-name="P12"/>
      <text:p text:style-name="P11"><text:span text:style-name="Police_20_par_20_défaut1"><text:span text:style-name="T5">Mathis :</text:span></text:span><text:span text:style-name="Police_20_par_20_défaut1"><text:span text:style-name="T1"> On s’en fout ! Camille veut devenir président !</text:span></text:span></text:p>
      <text:p text:style-name="P12"/>
      <text:p text:style-name="P11"><text:span text:style-name="Police_20_par_20_défaut1"><text:span text:style-name="T5">Alexis L :</text:span></text:span><text:span text:style-name="Police_20_par_20_défaut1"><text:span text:style-name="T1"> Et alors ?</text:span></text:span></text:p>
      <text:p text:style-name="P12"/>
      <text:p text:style-name="P11"><text:span text:style-name="Police_20_par_20_défaut1"><text:span text:style-name="T5">Mathis :</text:span></text:span><text:span text:style-name="Police_20_par_20_défaut1"><text:span text:style-name="T1"> C’est un ami de Matéo.</text:span></text:span></text:p>
      <text:p text:style-name="P12"/>
      <text:p text:style-name="P11"><text:span text:style-name="Police_20_par_20_défaut1"><text:span text:style-name="T5">Alexis L :</text:span></text:span><text:span text:style-name="Police_20_par_20_défaut1"><text:span text:style-name="T1"> Et alors ?</text:span></text:span></text:p>
      <text:p text:style-name="P12"/>
      <text:p text:style-name="P11"><text:span text:style-name="Police_20_par_20_défaut1"><text:span text:style-name="T5">Mathis :</text:span></text:span><text:span text:style-name="Police_20_par_20_défaut1"><text:span text:style-name="T1"> Il va forcément se faire élire ! Les deux autres personnages sont beaucoup trop politisés pour apparaître dans cette histoire.</text:span></text:span></text:p>
      <text:p text:style-name="P12"/>
      <text:p text:style-name="P11"><text:span text:style-name="Police_20_par_20_défaut1"><text:span text:style-name="T5">Alexis L :</text:span></text:span><text:span text:style-name="Police_20_par_20_défaut1"><text:span text:style-name="T1"> Et Farah ?</text:span></text:span></text:p>
      <text:p text:style-name="P12"><text:soft-page-break/></text:p>
      <text:p text:style-name="P11"><text:span text:style-name="Police_20_par_20_défaut1"><text:span text:style-name="T5">Mathis :</text:span></text:span><text:span text:style-name="Police_20_par_20_défaut1"><text:span text:style-name="T1"> C’est une femme, elle ne passera jamais.</text:span></text:span></text:p>
      <text:p text:style-name="P12"/>
      <text:p text:style-name="P11"><text:span text:style-name="Police_20_par_20_défaut1"><text:span text:style-name="T5">Alexis L :</text:span></text:span><text:span text:style-name="Police_20_par_20_défaut1"><text:span text:style-name="T1"> Attends, quoi ? Ça veut dire quoi ça ?!</text:span></text:span></text:p>
      <text:p text:style-name="P12"/>
      <text:p text:style-name="P11"><text:span text:style-name="Police_20_par_20_défaut1"><text:span text:style-name="T5">Mathis :</text:span></text:span><text:span text:style-name="Police_20_par_20_défaut1"><text:span text:style-name="T1"> Qu’on va pouvoir se servir de la popularité de Camille pour toucher un énorme public !</text:span></text:span></text:p>
      <text:p text:style-name="P12"/>
      <text:p text:style-name="P11"><text:span text:style-name="Police_20_par_20_défaut1"><text:span text:style-name="T5">Alexis L :</text:span></text:span><text:span text:style-name="Police_20_par_20_défaut1"><text:span text:style-name="T1"> Non mais je parlais pas de ça !</text:span></text:span></text:p>
      <text:p text:style-name="P12"/>
      <text:p text:style-name="P11"><text:span text:style-name="Police_20_par_20_défaut1"><text:span text:style-name="T5">Mathis :</text:span></text:span><text:span text:style-name="Police_20_par_20_défaut1"><text:span text:style-name="T1"> On s’en fout ! Grâce à mon idée, Matéo me félicitera ! Il me laissera même peut-être partir et je pourrais…</text:span></text:span></text:p>
      <text:p text:style-name="P12"/>
      <text:p text:style-name="P11"><text:span text:style-name="Police_20_par_20_défaut1"><text:span text:style-name="T5">Alexis L :</text:span></text:span><text:span text:style-name="Police_20_par_20_défaut1"><text:span text:style-name="T1"> Tu pourras ?</text:span></text:span></text:p>
      <text:p text:style-name="P12"/>
      <text:p text:style-name="P11"><text:span text:style-name="Police_20_par_20_défaut1"><text:span text:style-name="T5">Mathis :</text:span></text:span><text:span text:style-name="Police_20_par_20_défaut1"><text:span text:style-name="T1"> Je… non enfin, je ne compte pas partir… c’est juste qu…</text:span></text:span></text:p>
      <text:p text:style-name="P12"/>
      <text:p text:style-name="P11"><text:span text:style-name="Police_20_par_20_défaut1"><text:span text:style-name="T5">Alexis L :</text:span></text:span><text:span text:style-name="Police_20_par_20_défaut1"><text:span text:style-name="T1"> Que tu ne te sens pas bien avec moi ?</text:span></text:span></text:p>
      <text:p text:style-name="P12"/>
      <text:p text:style-name="P11"><text:span text:style-name="Police_20_par_20_défaut1"><text:span text:style-name="T5">Mathis :</text:span></text:span><text:span text:style-name="Police_20_par_20_défaut1"><text:span text:style-name="T1"> Mais non pas du tout ! Je suis très bien avec toi !</text:span></text:span></text:p>
      <text:p text:style-name="P12"/>
      <text:p text:style-name="P11"><text:span text:style-name="Police_20_par_20_défaut1"><text:span text:style-name="T5">Alexis L :</text:span></text:span><text:span text:style-name="Police_20_par_20_défaut1"><text:span text:style-name="T1"> Bien sûr… allez dépêche-toi, on va voir Camille.</text:span></text:span></text:p>
      <text:p text:style-name="P12"/>
      <text:p text:style-name="P11"><text:span text:style-name="Police_20_par_20_défaut1"><text:span text:style-name="T5">Mathis :</text:span></text:span><text:span text:style-name="Police_20_par_20_défaut1"><text:span text:style-name="T1"> Heu… ok.</text:span></text:span></text:p>
      <text:p text:style-name="P12"/>
      <text:p text:style-name="P12">Ils partirent de leur mairie en tank avec lequel ils roulèrent pendant à peu près une heure. Ils finirent par arriver à un petit village de campagne, où régnait calme et tranquilli...</text:p>
      <text:p text:style-name="P12"/>
      <text:p text:style-name="P13">BOUM</text:p>
      <text:p text:style-name="P12"/>
      <text:p text:style-name="P11"><text:span text:style-name="Police_20_par_20_défaut1"><text:span text:style-name="T5">Mathis :</text:span></text:span><text:span text:style-name="Police_20_par_20_défaut1"><text:span text:style-name="T1"> Qu’est-ce que t’as pas compris dans « Freine » ?</text:span></text:span></text:p>
      <text:p text:style-name="P12"/>
      <text:p text:style-name="P11"><text:span text:style-name="Police_20_par_20_défaut1"><text:span text:style-name="T5">Alexis L :</text:span></text:span><text:span text:style-name="Police_20_par_20_défaut1"><text:span text:style-name="T1"> </text:span></text:span><text:span text:style-name="Police_20_par_20_défaut1"><text:span text:style-name="T17">Ça</text:span></text:span><text:span text:style-name="Police_20_par_20_défaut1"><text:span text:style-name="T16"> va</text:span></text:span><text:span text:style-name="Police_20_par_20_défaut1"><text:span text:style-name="T1">…</text:span></text:span></text:p>
      <text:p text:style-name="P12"/>
      <text:p text:style-name="P12">Ils venaient de s’enfoncer dans un des murs de la maison. Heureusement, celle-ci était en pierre et l’impact avait supporté le changement brutal de température.</text:p>
      <text:p text:style-name="P12"/>
      <text:p text:style-name="P11"><text:span text:style-name="Police_20_par_20_défaut1"><text:span text:style-name="T5">Mathis :</text:span></text:span><text:span text:style-name="Police_20_par_20_défaut1"><text:span text:style-name="T1"> Bon je sonne.</text:span></text:span></text:p>
      <text:p text:style-name="P12"><text:soft-page-break/></text:p>
      <text:p text:style-name="P11"><text:span text:style-name="Police_20_par_20_défaut1"><text:span text:style-name="T5">Camille :</text:span></text:span><text:span text:style-name="Police_20_par_20_défaut1"><text:span text:style-name="T1"> J’arrive très chers, patientez quelques instants.</text:span></text:span></text:p>
      <text:p text:style-name="P12"/>
      <text:p text:style-name="P12">La porte s’ouvrit en grinçant, et Camille se tenait droit derrière. On aurait presque dit qu’elle s’était ouverte toute seule.</text:p>
      <text:p text:style-name="P12"/>
      <text:p text:style-name="P11"><text:span text:style-name="Police_20_par_20_défaut1"><text:span text:style-name="T5">Camille :</text:span></text:span><text:span text:style-name="Police_20_par_20_défaut1"><text:span text:style-name="T1"> Que me vaut votre visite ?</text:span></text:span></text:p>
      <text:p text:style-name="P12"/>
      <text:p text:style-name="P11"><text:span text:style-name="Police_20_par_20_défaut1"><text:span text:style-name="T5">Mathis :</text:span></text:span><text:span text:style-name="Police_20_par_20_défaut1"><text:span text:style-name="T1"> Faut qu’on parle… de politique.</text:span></text:span></text:p>
      <text:p text:style-name="P12"/>
      <text:p text:style-name="P11"><text:span text:style-name="Police_20_par_20_défaut1"><text:span text:style-name="T5">Camille :</text:span></text:span><text:span text:style-name="Police_20_par_20_défaut1"><text:span text:style-name="T1"> Diantre, je n’ai point un apparat pour la circonstance ! Auriez l’aimable indulgence de r…</text:span></text:span></text:p>
      <text:p text:style-name="P12"/>
      <text:p text:style-name="P11"><text:span text:style-name="Police_20_par_20_défaut1"><text:span text:style-name="T5">Mathis :</text:span></text:span><text:span text:style-name="Police_20_par_20_défaut1"><text:span text:style-name="T1"> Tu parles encore une fois comme ça je te dévisse la tête et je te chie dans le cou.</text:span></text:span></text:p>
      <text:p text:style-name="P12"/>
      <text:p text:style-name="P11"><text:span text:style-name="Police_20_par_20_défaut1"><text:span text:style-name="T5">Camille :</text:span></text:span><text:span text:style-name="Police_20_par_20_défaut1"><text:span text:style-name="T1"> Hum… Tu peux repasser plus tard ? Je suis occupé là…</text:span></text:span></text:p>
      <text:p text:style-name="P12"/>
      <text:p text:style-name="P11"><text:span text:style-name="Police_20_par_20_défaut1"><text:span text:style-name="T5">Mathis :</text:span></text:span><text:span text:style-name="Police_20_par_20_défaut1"><text:span text:style-name="T1"> Et si je te disais que tu pouvais aider un vieil ami…</text:span></text:span></text:p>
      <text:p text:style-name="P12"/>
      <text:p text:style-name="P11"><text:span text:style-name="Police_20_par_20_défaut1"><text:span text:style-name="T5">Camille :</text:span></text:span><text:span text:style-name="Police_20_par_20_défaut1"><text:span text:style-name="T1"> On s’est parlé genre trois fois en deux ans…</text:span></text:span></text:p>
      <text:p text:style-name="P12"/>
      <text:p text:style-name="P11"><text:span text:style-name="Police_20_par_20_défaut1"><text:span text:style-name="T5">Mathis :</text:span></text:span><text:span text:style-name="Police_20_par_20_défaut1"><text:span text:style-name="T1"> Pas moi idiot ! Je parle de Matéo.</text:span></text:span></text:p>
      <text:p text:style-name="P12"/>
      <text:p text:style-name="P11"><text:span text:style-name="Police_20_par_20_défaut1"><text:span text:style-name="T5">Camille :</text:span></text:span><text:span text:style-name="Police_20_par_20_défaut1"><text:span text:style-name="T1"> Mais… Je… Je l’ai tué !</text:span></text:span></text:p>
      <text:p text:style-name="P12"/>
      <text:p text:style-name="P11"><text:span text:style-name="Police_20_par_20_défaut1"><text:span text:style-name="T5">Mathis :</text:span></text:span><text:span text:style-name="Police_20_par_20_défaut1"><text:span text:style-name="T1"> Eh bien c’est le moment de te racheter.</text:span></text:span></text:p>
      <text:p text:style-name="P12"/>
      <text:p text:style-name="P11"><text:span text:style-name="Police_20_par_20_défaut1"><text:span text:style-name="T5">Camille :</text:span></text:span><text:span text:style-name="Police_20_par_20_défaut1"><text:span text:style-name="T1"> C’était un accident !</text:span></text:span></text:p>
      <text:p text:style-name="P12"/>
      <text:p text:style-name="P11"><text:span text:style-name="Police_20_par_20_défaut1"><text:span text:style-name="T5">Mathis :</text:span></text:span><text:span text:style-name="Police_20_par_20_défaut1"><text:span text:style-name="T1"> Si tu refuses, il reviendra lui-même te voir, et crois-moi il ne sera pas très content…</text:span></text:span></text:p>
      <text:p text:style-name="P12"/>
      <text:p text:style-name="P11"><text:span text:style-name="Police_20_par_20_défaut1"><text:span text:style-name="T5">Camille :</text:span></text:span><text:span text:style-name="Police_20_par_20_défaut1"><text:span text:style-name="T1"> Bon ok, qu’est-ce que vous voulez au juste ?</text:span></text:span></text:p>
      <text:p text:style-name="P12"/>
      <text:p text:style-name="P11"><text:span text:style-name="Police_20_par_20_défaut1"><text:span text:style-name="T5">Alexis L :</text:span></text:span><text:span text:style-name="Police_20_par_20_défaut1"><text:span text:style-name="T1"> Fait court, c’est chiant pour tout le monde…</text:span></text:span></text:p>
      <text:p text:style-name="P12"/>
      <text:p text:style-name="P11"><text:span text:style-name="Police_20_par_20_défaut1"><text:span text:style-name="T5">Mathis :</text:span></text:span><text:span text:style-name="Police_20_par_20_défaut1"><text:span text:style-name="T1"> Nous avons reformé Amlaetxhis, et nous cherchons à recruter le plus de monde possible. Notre offre est simple, promet nous qu’une fois au pouvoir tu appliqueras nos </text:span></text:span><text:soft-page-break/><text:span text:style-name="Police_20_par_20_défaut1"><text:span text:style-name="T1">principes, et nous t’assurerons une victoire écrasante. Tu seras l’homme le plus chanceux après Larry, et tu n’auras pas à t’inquiéter de quelconque rébellion. Tu marches ?</text:span></text:span></text:p>
      <text:p text:style-name="P12"/>
      <text:p text:style-name="P11"><text:span text:style-name="Police_20_par_20_défaut1"><text:span text:style-name="T5">Camille :</text:span></text:span><text:span text:style-name="Police_20_par_20_défaut1"><text:span text:style-name="T1"> Mouais c’est intéressant… mais quels sont vos principes exactement ?</text:span></text:span></text:p>
      <text:p text:style-name="P12"/>
      <text:p text:style-name="P11"><text:span text:style-name="Police_20_par_20_défaut1"><text:span text:style-name="T5">Mathis :</text:span></text:span><text:span text:style-name="Police_20_par_20_défaut1"><text:span text:style-name="T1"> La fin de la décadence, et de la discrimination injustifiée des fans de récits fictifs à caractères érotiques.</text:span></text:span></text:p>
      <text:p text:style-name="P12"/>
      <text:p text:style-name="P11"><text:span text:style-name="Police_20_par_20_défaut1"><text:span text:style-name="T5">Camille :</text:span></text:span><text:span text:style-name="Police_20_par_20_défaut1"><text:span text:style-name="T1"> Sacrément précis ! Mais comment allez-vous faire pour assurer mon ascension au pouvoir et son maintien ?</text:span></text:span></text:p>
      <text:p text:style-name="P12"/>
      <text:p text:style-name="P11"><text:span text:style-name="Police_20_par_20_défaut1"><text:span text:style-name="T5">Mathis :</text:span></text:span><text:span text:style-name="Police_20_par_20_défaut1"><text:span text:style-name="T1"> Ne sous-estime pas notre pouvoir de propagande ! Et puis, au cas où, on a toujours l’ordre 410. On est fiable à 100 % t’en fait pas.</text:span></text:span></text:p>
      <text:p text:style-name="P12"/>
      <text:p text:style-name="P11"><text:span text:style-name="Police_20_par_20_défaut1"><text:span text:style-name="T5">Camille :</text:span></text:span><text:span text:style-name="Police_20_par_20_défaut1"><text:span text:style-name="T1"> Très bien, j’accepte. Mais... vous devez me promettre qu’Amlaetxhis ne va pas non plus tenter de me renverser.</text:span></text:span></text:p>
      <text:p text:style-name="P12"/>
      <text:p text:style-name="P11"><text:span text:style-name="Police_20_par_20_défaut1"><text:span text:style-name="T5">Mathis :</text:span></text:span><text:span text:style-name="Police_20_par_20_défaut1"><text:span text:style-name="T1"> Oui oui, on fera rien promis.</text:span></text:span></text:p>
      <text:p text:style-name="P12"/>
      <text:p text:style-name="P11"><text:span text:style-name="Police_20_par_20_défaut1"><text:span text:style-name="T5">Camille :</text:span></text:span><text:span text:style-name="Police_20_par_20_défaut1"><text:span text:style-name="T1"> Très bien ! Dans ce cas, on se revoit après l’élection !</text:span></text:span></text:p>
      <text:p text:style-name="P12"/>
      <text:p text:style-name="P11"><text:span text:style-name="Police_20_par_20_défaut1"><text:span text:style-name="T5">Mathis :</text:span></text:span><text:span text:style-name="Police_20_par_20_défaut1"><text:span text:style-name="T1"> Ok, à plus tard.</text:span></text:span></text:p>
      <text:p text:style-name="P12"/>
      <text:p text:style-name="P11"><text:span text:style-name="Police_20_par_20_défaut1"><text:span text:style-name="T5">Camille :</text:span></text:span><text:span text:style-name="Police_20_par_20_défaut1"><text:span text:style-name="T1"> Aller Sarah ! Reviens ici que je t…</text:span></text:span></text:p>
      <text:p text:style-name="P12"/>
      <text:p text:style-name="P12">Mathis et Alexis remontèrent dans le tank, prêts à reprendre la route pour trouver plus d’adhérents.</text:p>
      <text:p text:style-name="P12"/>
      <text:p text:style-name="P11"><text:span text:style-name="Police_20_par_20_défaut1"><text:span text:style-name="T5">Alexis L :</text:span></text:span><text:span text:style-name="Police_20_par_20_défaut1"><text:span text:style-name="T1"> À ton avis, qu’est-ce que font Samy et Ivan ?</text:span></text:span></text:p>
      <text:p text:style-name="P12"/>
      <text:p text:style-name="P11"><text:span text:style-name="Police_20_par_20_défaut1"><text:span text:style-name="T5">Mathis :</text:span></text:span><text:span text:style-name="Police_20_par_20_défaut1"><text:span text:style-name="T1"> À cette heure ? Ils sont sur Rocket League à mon avis.</text:span></text:span></text:p>
      <text:p text:style-name="P12"/>
      <text:p text:style-name="P11"><text:span text:style-name="Police_20_par_20_défaut1"><text:span text:style-name="T5">Alexis L :</text:span></text:span><text:span text:style-name="Police_20_par_20_défaut1"><text:span text:style-name="T1"> Tu penses pas qu’ils cherchent un moyen d’aider Léopold ?</text:span></text:span></text:p>
      <text:p text:style-name="P12"/>
      <text:p text:style-name="P11"><text:span text:style-name="Police_20_par_20_défaut1"><text:span text:style-name="T5">Mathis :</text:span></text:span><text:span text:style-name="Police_20_par_20_défaut1"><text:span text:style-name="T1"> Non. Et quand bien même, c’est impossible, et ils perdent leur temps. Sans Léopold, le Sophisme est fini. On a déjà gagné.</text:span></text:span></text:p>
      <text:p text:style-name="P12"/>
      <text:p text:style-name="P11"><text:span text:style-name="Police_20_par_20_défaut1"><text:span text:style-name="T5">Alexis L :</text:span></text:span><text:span text:style-name="Police_20_par_20_défaut1"><text:span text:style-name="T1"> On va où du coup ?</text:span></text:span></text:p>
      <text:p text:style-name="P12"/>
      <text:p text:style-name="P11"><text:soft-page-break/><text:span text:style-name="Police_20_par_20_défaut1"><text:span text:style-name="T5">Mathis :</text:span></text:span><text:span text:style-name="Police_20_par_20_défaut1"><text:span text:style-name="T1"> On récupère Baptiste pour ravoir notre équipe au complet.</text:span></text:span></text:p>
      <text:p text:style-name="P12"/>
      <text:p text:style-name="P11"><text:span text:style-name="Police_20_par_20_défaut1"><text:span text:style-name="T5">Alexis L :</text:span></text:span><text:span text:style-name="Police_20_par_20_défaut1"><text:span text:style-name="T1"> On peut faire une pause pour manger ?</text:span></text:span></text:p>
      <text:p text:style-name="P12"/>
      <text:p text:style-name="P11"><text:span text:style-name="Police_20_par_20_défaut1"><text:span text:style-name="T5">Mathis :</text:span></text:span><text:span text:style-name="Police_20_par_20_défaut1"><text:span text:style-name="T1"> Non.</text:span></text:span></text:p>
      <text:p text:style-name="P12"/>
      <text:p text:style-name="P11"><text:span text:style-name="Police_20_par_20_défaut1"><text:span text:style-name="T5">Alexis L :</text:span></text:span><text:span text:style-name="Police_20_par_20_défaut1"><text:span text:style-name="T1"> Ok.</text:span></text:span></text:p>
      <text:p text:style-name="P14">Chapitre 8 : Rassemblement !</text:p>
      <text:p text:style-name="P8"/>
      <text:p text:style-name="P3"><text:span text:style-name="Police_20_par_20_défaut1"><text:span text:style-name="T5">Antoine :</text:span></text:span><text:span text:style-name="Police_20_par_20_défaut1"><text:span text:style-name="T1"> Tu penses qu’on peut faire ça ?</text:span></text:span></text:p>
      <text:p text:style-name="P12"/>
      <text:p text:style-name="P11"><text:span text:style-name="Police_20_par_20_défaut1"><text:span text:style-name="T5">Aden :</text:span></text:span><text:span text:style-name="Police_20_par_20_défaut1"><text:span text:style-name="T1"> C’est la S.I., on peut tout faire ! Y compris entrer par infraction un samedi midi.</text:span></text:span></text:p>
      <text:p text:style-name="P12"/>
      <text:p text:style-name="P11"><text:span text:style-name="Police_20_par_20_défaut1"><text:span text:style-name="T5">Antoine :</text:span></text:span><text:span text:style-name="Police_20_par_20_défaut1"><text:span text:style-name="T1"> Dans ce cas…</text:span></text:span></text:p>
      <text:p text:style-name="P12"/>
      <text:p text:style-name="P12">Antoine et Aden se glissèrent dans la salle de S.I. par les fenêtres restées ouvertes. Un peu plus tôt, ils avaient annoncé sur Messenger que le plus d’élèves S.I. possible devaient se rendre au lycée. Ils attendirent un peu, avant de voir arriver une voiture de luxe. Thibault, Ludivine et Guillaume en sortirent.</text:p>
      <text:p text:style-name="P12"/>
      <text:p text:style-name="P11"><text:span text:style-name="Police_20_par_20_défaut1"><text:span text:style-name="T5">Guillaume :</text:span></text:span><text:span text:style-name="Police_20_par_20_défaut1"><text:span text:style-name="T1"> Franchement vous faites chier à nous faire bouger un samedi ! Vous n’avez vraiment rien d’autre à foutre ?</text:span></text:span></text:p>
      <text:p text:style-name="P12"/>
      <text:p text:style-name="P11"><text:span text:style-name="Police_20_par_20_défaut1"><text:span text:style-name="T5">Aden :</text:span></text:span><text:span text:style-name="Police_20_par_20_défaut1"><text:span text:style-name="T1"> Désolé, mais c’est un cas de force majeur ! On a besoin du plus de personnes poss…</text:span></text:span></text:p>
      <text:p text:style-name="P12"/>
      <text:p text:style-name="P11"><text:span text:style-name="Police_20_par_20_défaut1"><text:span text:style-name="T5">??? :</text:span></text:span><text:span text:style-name="Police_20_par_20_défaut1"><text:span text:style-name="T1"> </text:span></text:span><text:span text:style-name="Police_20_par_20_défaut1"><text:span text:style-name="T3">FOH ! TOOOH !</text:span></text:span></text:p>
      <text:p text:style-name="P12"/>
      <text:p text:style-name="P11"><text:span text:style-name="Police_20_par_20_défaut1"><text:span text:style-name="T5">Antoine :</text:span></text:span><text:span text:style-name="Police_20_par_20_défaut1"><text:span text:style-name="T1"> C’est quoi ces cris ?</text:span></text:span></text:p>
      <text:p text:style-name="P12"/>
      <text:p text:style-name="P11"><text:span text:style-name="Police_20_par_20_défaut1"><text:span text:style-name="T5">Thibault :</text:span></text:span><text:span text:style-name="Police_20_par_20_défaut1"><text:span text:style-name="T1"> Oh merde on a oublié kiki dans le coffre !</text:span></text:span></text:p>
      <text:p text:style-name="P12"/>
      <text:p text:style-name="P12">Guillaume alla ouvrir le coffre de sa voiture, mais à peine l’eut-t-il déverrouillé, qu’une créature lui sauta dessus.</text:p>
      <text:p text:style-name="P12"/>
      <text:p text:style-name="P11"><text:span text:style-name="Police_20_par_20_défaut1"><text:span text:style-name="T5">Alexis A :</text:span></text:span><text:span text:style-name="Police_20_par_20_défaut1"><text:span text:style-name="T1"> </text:span></text:span><text:span text:style-name="Police_20_par_20_défaut1"><text:span text:style-name="T3">TOOH ! NAAN !</text:span></text:span></text:p>
      <text:p text:style-name="P12"/>
      <text:p text:style-name="P11"><text:span text:style-name="Police_20_par_20_défaut1"><text:span text:style-name="T5">Guillaume :</text:span></text:span><text:span text:style-name="Police_20_par_20_défaut1"><text:span text:style-name="T1"> Du calme kiki !</text:span></text:span></text:p>
      <text:p text:style-name="P12"/>
      <text:p text:style-name="P11"><text:span text:style-name="Police_20_par_20_défaut1"><text:span text:style-name="T5">Aden :</text:span></text:span><text:span text:style-name="Police_20_par_20_défaut1"><text:span text:style-name="T1"> Heu… Salut Alexis…</text:span></text:span></text:p>
      <text:p text:style-name="P12"/>
      <text:p text:style-name="P11"><text:span text:style-name="Police_20_par_20_défaut1"><text:span text:style-name="T5">Alexis A :</text:span></text:span><text:span text:style-name="Police_20_par_20_défaut1"><text:span text:style-name="T1"> Yo.</text:span></text:span></text:p>
      <text:p text:style-name="P12"/>
      <text:p text:style-name="P11"><text:span text:style-name="Police_20_par_20_défaut1"><text:span text:style-name="T5">Aden :</text:span></text:span><text:span text:style-name="Police_20_par_20_défaut1"><text:span text:style-name="T1"> D’autres personnes arrivent ?</text:span></text:span></text:p>
      <text:p text:style-name="P12"/>
      <text:p text:style-name="P11"><text:span text:style-name="Police_20_par_20_défaut1"><text:span text:style-name="T5">Ludivine :</text:span></text:span><text:span text:style-name="Police_20_par_20_défaut1"><text:span text:style-name="T1"> Je pense que…</text:span></text:span></text:p>
      <text:p text:style-name="P12"><text:soft-page-break/></text:p>
      <text:p text:style-name="P13">DRING DRING</text:p>
      <text:p text:style-name="P12"/>
      <text:p text:style-name="P12">Yann arriva sur son vélo, et s’arrêta pile devant Antoine.</text:p>
      <text:p text:style-name="P12"/>
      <text:p text:style-name="P11"><text:span text:style-name="Police_20_par_20_défaut1"><text:span text:style-name="T5">Guillaume :</text:span></text:span><text:span text:style-name="Police_20_par_20_défaut1"><text:span text:style-name="T1"> Ludivine ?</text:span></text:span></text:p>
      <text:p text:style-name="P12"/>
      <text:p text:style-name="P11"><text:span text:style-name="Police_20_par_20_défaut1"><text:span text:style-name="T5">Ludivine :</text:span></text:span><text:span text:style-name="Police_20_par_20_défaut1"><text:span text:style-name="T1"> Oui ?</text:span></text:span></text:p>
      <text:p text:style-name="P12"/>
      <text:p text:style-name="P11"><text:span text:style-name="Police_20_par_20_défaut1"><text:span text:style-name="T5">Guillaume :</text:span></text:span><text:span text:style-name="Police_20_par_20_défaut1"><text:span text:style-name="T1"> Fait moi plaisir, arrête de penser.</text:span></text:span></text:p>
      <text:p text:style-name="P12"/>
      <text:p text:style-name="P12">Tout le monde entra dans la salle de S.I., qui renfermait une puissante odeur de métal, et de plastique fondu.</text:p>
      <text:p text:style-name="P12"/>
      <text:p text:style-name="P11"><text:span text:style-name="Police_20_par_20_défaut1"><text:span text:style-name="T5">Thibault :</text:span></text:span><text:span text:style-name="Police_20_par_20_défaut1"><text:span text:style-name="T1"> Alors c’est quoi le truc hyper important ?</text:span></text:span></text:p>
      <text:p text:style-name="P12"/>
      <text:p text:style-name="P11"><text:span text:style-name="Police_20_par_20_défaut1"><text:span text:style-name="T5">Antoine :</text:span></text:span><text:span text:style-name="Police_20_par_20_défaut1"><text:span text:style-name="T1"> Eh bien… Matéo va revenir.</text:span></text:span></text:p>
      <text:p text:style-name="P12"/>
      <text:p text:style-name="P11"><text:span text:style-name="Police_20_par_20_défaut1"><text:span text:style-name="T5">Guillaume :</text:span></text:span><text:span text:style-name="Police_20_par_20_défaut1"><text:span text:style-name="T1"> Et alors ? On s’en fout nous ! Il s’est fait niquer par son pote dictateur. Et en pl… Mais… Antoine t’es pas mort ?!</text:span></text:span></text:p>
      <text:p text:style-name="P12"/>
      <text:p text:style-name="P11"><text:span text:style-name="Police_20_par_20_défaut1"><text:span text:style-name="T5">Aden :</text:span></text:span><text:span text:style-name="Police_20_par_20_défaut1"><text:span text:style-name="T1"> Il est revenu à la vie, et Matéo aussi.</text:span></text:span></text:p>
      <text:p text:style-name="P12"/>
      <text:p text:style-name="P11"><text:span text:style-name="Police_20_par_20_défaut1"><text:span text:style-name="T5">Thibault :</text:span></text:span><text:span text:style-name="Police_20_par_20_défaut1"><text:span text:style-name="T1"> Ça n’a pas de sens…</text:span></text:span></text:p>
      <text:p text:style-name="P12"/>
      <text:p text:style-name="P11"><text:span text:style-name="Police_20_par_20_défaut1"><text:span text:style-name="T5">Alexis A :</text:span></text:span><text:span text:style-name="Police_20_par_20_défaut1"><text:span text:style-name="T1"> Bah si ! Avant il était mort, et maintenant il est plus mort ! Tu suis pas ou quoi ?</text:span></text:span></text:p>
      <text:p text:style-name="P12"/>
      <text:p text:style-name="P11"><text:span text:style-name="T4">Aden :</text:span><text:span text:style-name="T1"> Le problème c’est que Matéo a réussi à mettre Léopold K.O. en trois minutes, et sans lui on ne pourra pas le vaincre à nombre égal. Il faut absolument que vous nous aidiez, sinon on va tous vivre dans un monde horrible…</text:span></text:p>
      <text:p text:style-name="P12"/>
      <text:p text:style-name="P11"><text:span text:style-name="Police_20_par_20_défaut1"><text:span text:style-name="T5">Thibault :</text:span></text:span><text:span text:style-name="Police_20_par_20_défaut1"><text:span text:style-name="T1"> Du genre ?</text:span></text:span></text:p>
      <text:p text:style-name="P12"/>
      <text:p text:style-name="P11"><text:span text:style-name="Police_20_par_20_défaut1"><text:span text:style-name="T5">Antoine :</text:span></text:span><text:span text:style-name="Police_20_par_20_défaut1"><text:span text:style-name="T1"> Il veut supprimer le porno, pour imposer le hentai.</text:span></text:span></text:p>
      <text:p text:style-name="P12"/>
      <text:p text:style-name="P11"><text:span text:style-name="Police_20_par_20_défaut1"><text:span text:style-name="T5">Guillaume :</text:span></text:span><text:span text:style-name="Police_20_par_20_défaut1"><text:span text:style-name="T1"> Oh mon dieu c’est dégueulasse ! On va tout faire pour le mettre hors d’état de jouir.</text:span></text:span></text:p>
      <text:p text:style-name="P12"/>
      <text:p text:style-name="P11"><text:soft-page-break/><text:span text:style-name="Police_20_par_20_défaut1"><text:span text:style-name="T5">Alexis A :</text:span></text:span><text:span text:style-name="Police_20_par_20_défaut1"><text:span text:style-name="T1"> C’est quoi le ènnetaï ?</text:span></text:span></text:p>
      <text:p text:style-name="P12"/>
      <text:p text:style-name="P11"><text:span text:style-name="Police_20_par_20_défaut1"><text:span text:style-name="T5">Guillaume :</text:span></text:span><text:span text:style-name="Police_20_par_20_défaut1"><text:span text:style-name="T1"> C’est trop compliqué pour toi.</text:span></text:span></text:p>
      <text:p text:style-name="P12"/>
      <text:p text:style-name="P11"><text:span text:style-name="Police_20_par_20_défaut1"><text:span text:style-name="T5">Yann :</text:span></text:span><text:span text:style-name="Police_20_par_20_défaut1"><text:span text:style-name="T1"> J’ai un livre dessus si tu veux…</text:span></text:span></text:p>
      <text:p text:style-name="P12"/>
      <text:p text:style-name="P11"><text:span text:style-name="Police_20_par_20_défaut1"><text:span text:style-name="T5">Thibault :</text:span></text:span><text:span text:style-name="Police_20_par_20_défaut1"><text:span text:style-name="T1"> Pourquoi vous êtes toujours insultant quand vous lui parlez ?</text:span></text:span></text:p>
      <text:p text:style-name="P12"/>
      <text:p text:style-name="P11"><text:span text:style-name="Police_20_par_20_défaut1"><text:span text:style-name="T5">Guillaume :</text:span></text:span><text:span text:style-name="Police_20_par_20_défaut1"><text:span text:style-name="T1"> Ta gueule à toi aussi ! Vous avez tous décidé de me faire chier aujourd’hui ?</text:span></text:span></text:p>
      <text:p text:style-name="P12"/>
      <text:p text:style-name="P11"><text:span text:style-name="Police_20_par_20_défaut1"><text:span text:style-name="T5">Antoine :</text:span></text:span><text:span text:style-name="Police_20_par_20_défaut1"><text:span text:style-name="T1"> Du coup vous allez nous aider ?</text:span></text:span></text:p>
      <text:p text:style-name="P12"/>
      <text:p text:style-name="P11"><text:span text:style-name="Police_20_par_20_défaut1"><text:span text:style-name="T5">Alexis A :</text:span></text:span><text:span text:style-name="Police_20_par_20_défaut1"><text:span text:style-name="T1"> Ouais !</text:span></text:span></text:p>
      <text:p text:style-name="P12"/>
      <text:p text:style-name="P11"><text:span text:style-name="Police_20_par_20_défaut1"><text:span text:style-name="T5">Yann :</text:span></text:span><text:span text:style-name="Police_20_par_20_défaut1"><text:span text:style-name="T1"> Ça ne me pose pas de problème.</text:span></text:span></text:p>
      <text:p text:style-name="P12"/>
      <text:p text:style-name="P11"><text:span text:style-name="Police_20_par_20_défaut1"><text:span text:style-name="T5">Thibault :</text:span></text:span><text:span text:style-name="Police_20_par_20_défaut1"><text:span text:style-name="T1"> C’est pas comme si j’avais mieux à faire de toute façon…</text:span></text:span></text:p>
      <text:p text:style-name="P12"/>
      <text:p text:style-name="P11"><text:span text:style-name="Police_20_par_20_défaut1"><text:span text:style-name="T5">Aden :</text:span></text:span><text:span text:style-name="Police_20_par_20_défaut1"><text:span text:style-name="T1"> Super ! Je vais contacter Samy pour voir où ils en sont.</text:span></text:span></text:p>
      <text:p text:style-name="P12"/>
      <text:p text:style-name="P11"><text:span text:style-name="Police_20_par_20_défaut1"><text:span text:style-name="T5">Guillaume :</text:span></text:span><text:span text:style-name="Police_20_par_20_défaut1"><text:span text:style-name="T1"> J’ai pas donné mon avis perso...</text:span></text:span></text:p>
      <text:p text:style-name="P12"/>
      <text:p text:style-name="P11"><text:span text:style-name="Police_20_par_20_défaut1"><text:span text:style-name="T5">Antoine :</text:span></text:span><text:span text:style-name="Police_20_par_20_défaut1"><text:span text:style-name="T1"> T’es sûr qu’il va répondre ?</text:span></text:span></text:p>
      <text:p text:style-name="P12"/>
      <text:p text:style-name="P11"><text:span text:style-name="Police_20_par_20_défaut1"><text:span text:style-name="T5">Guillaume :</text:span></text:span><text:span text:style-name="Police_20_par_20_défaut1"><text:span text:style-name="T1"> Vous m’écoutez quand je parle ?</text:span></text:span></text:p>
      <text:p text:style-name="P12"/>
      <text:p text:style-name="P11"><text:span text:style-name="Police_20_par_20_défaut1"><text:span text:style-name="T5">Aden :</text:span></text:span><text:span text:style-name="Police_20_par_20_défaut1"><text:span text:style-name="T1"> Bien sûr ! Samy est toujours joignable ! Toujours !</text:span></text:span></text:p>
      <text:p text:style-name="P12"/>
      <text:p text:style-name="P11"><text:span text:style-name="Police_20_par_20_défaut1"><text:span text:style-name="T5">Guillaume :</text:span></text:span><text:span text:style-name="Police_20_par_20_défaut1"><text:span text:style-name="T1"> Allez bien vous faire foutre !</text:span></text:span></text:p>
      <text:p text:style-name="P14">Chapitre 9 : Le parrain</text:p>
      <text:p text:style-name="P8"/>
      <text:p text:style-name="P3"><text:span text:style-name="Police_20_par_20_défaut1"><text:span text:style-name="T5">Pauline :</text:span></text:span><text:span text:style-name="Police_20_par_20_défaut1"><text:span text:style-name="T1"> Ça alors...</text:span></text:span></text:p>
      <text:p text:style-name="P8"/>
      <text:p text:style-name="P3"><text:span text:style-name="Police_20_par_20_défaut1"><text:span text:style-name="T5">Ivan :</text:span></text:span><text:span text:style-name="Police_20_par_20_défaut1"><text:span text:style-name="T1"> C’est pas possible…</text:span></text:span></text:p>
      <text:p text:style-name="P8"/>
      <text:p text:style-name="P3"><text:span text:style-name="Police_20_par_20_défaut1"><text:span text:style-name="T5">Samy :</text:span></text:span><text:span text:style-name="Police_20_par_20_défaut1"><text:span text:style-name="T1"> Esteban ! Qu’est-ce que tu fais là ?</text:span></text:span></text:p>
      <text:p text:style-name="P8"/>
      <text:p text:style-name="P3"><text:span text:style-name="Police_20_par_20_défaut1"><text:span text:style-name="T5">Esteban :</text:span></text:span><text:span text:style-name="Police_20_par_20_défaut1"><text:span text:style-name="T1"> C’est à moi de vous poser cette question. Vous débarquez de nulle part, vous assassinez des bébés, et vous vous baladez avec une blonde. Y’a vraiment quelque chose qui tourne pas rond chez vous.</text:span></text:span></text:p>
      <text:p text:style-name="P8"/>
      <text:p text:style-name="P3"><text:span text:style-name="Police_20_par_20_défaut1"><text:span text:style-name="T5">Ivan :</text:span></text:span><text:span text:style-name="Police_20_par_20_défaut1"><text:span text:style-name="T1"> Esteban, on a besoin de toi !</text:span></text:span></text:p>
      <text:p text:style-name="P8"/>
      <text:p text:style-name="P3"><text:span text:style-name="Police_20_par_20_défaut1"><text:span text:style-name="T5">Esteban :</text:span></text:span><text:span text:style-name="Police_20_par_20_défaut1"><text:span text:style-name="T1"> Comme tout le monde ici…</text:span></text:span></text:p>
      <text:p text:style-name="P8"/>
      <text:p text:style-name="P3"><text:span text:style-name="Police_20_par_20_défaut1"><text:span text:style-name="T5">Samy :</text:span></text:span><text:span text:style-name="Police_20_par_20_défaut1"><text:span text:style-name="T1"> Non mais nous c’est important ! Y a des vies en jeu !</text:span></text:span></text:p>
      <text:p text:style-name="P8"/>
      <text:p text:style-name="P3"><text:span text:style-name="Police_20_par_20_défaut1"><text:span text:style-name="T5">Esteban :</text:span></text:span><text:span text:style-name="Police_20_par_20_défaut1"><text:span text:style-name="T1"> Plus importantes que celles des enfants qu’Ivan a tués, apparemment.</text:span></text:span></text:p>
      <text:p text:style-name="P8"/>
      <text:p text:style-name="P3"><text:span text:style-name="Police_20_par_20_défaut1"><text:span text:style-name="T5">Ivan :</text:span></text:span><text:span text:style-name="Police_20_par_20_défaut1"><text:span text:style-name="T1"> Oui bon… Ce n’est qu’un détail …</text:span></text:span></text:p>
      <text:p text:style-name="P8"/>
      <text:p text:style-name="P3"><text:span text:style-name="Police_20_par_20_défaut1"><text:span text:style-name="T5">Esteban :</text:span></text:span><text:span text:style-name="Police_20_par_20_défaut1"><text:span text:style-name="T1"> Suivez-moi dans mon bureau.</text:span></text:span></text:p>
      <text:p text:style-name="P8"/>
      <text:p text:style-name="P8">Ils montèrent un escalier en ruines, menant à une pièce confortable, où un ventilateur tournait au plafond. Esteban s’assit derrière un grand bureau en bois, devant lequel étaient posées deux chaises. Ivan et Samy y prirent places.</text:p>
      <text:p text:style-name="P8"/>
      <text:p text:style-name="P3"><text:span text:style-name="Police_20_par_20_défaut1"><text:span text:style-name="T5">Esteban :</text:span></text:span><text:span text:style-name="Police_20_par_20_défaut1"><text:span text:style-name="T1"> Vous n’êtes pas très galants dites-moi.</text:span></text:span></text:p>
      <text:p text:style-name="P8"/>
      <text:p text:style-name="P3"><text:span text:style-name="Police_20_par_20_défaut1"><text:span text:style-name="T5">Ivan :</text:span></text:span><text:span text:style-name="Police_20_par_20_défaut1"><text:span text:style-name="T1"> Oui.</text:span></text:span></text:p>
      <text:p text:style-name="P8"/>
      <text:p text:style-name="P3"><text:span text:style-name="T1">Ivan sourit et se mit à danser comme un flamand rose debout </text:span><text:bookmark-start text:name="_GoBack"/><text:span text:style-name="T1">sur</text:span><text:bookmark-end text:name="_GoBack"/><text:span text:style-name="T1"> la chaise.</text:span></text:p>
      <text:p text:style-name="P8"/>
      <text:p text:style-name="P3"><text:span text:style-name="Police_20_par_20_défaut1"><text:span text:style-name="T5">Samy :</text:span></text:span><text:span text:style-name="Police_20_par_20_défaut1"><text:span text:style-name="T1"> On a besoin de toi pour sauver Léopold.</text:span></text:span></text:p>
      <text:p text:style-name="P8"/>
      <text:p text:style-name="P3"><text:span text:style-name="Police_20_par_20_défaut1"><text:span text:style-name="T5">Esteban :</text:span></text:span><text:span text:style-name="Police_20_par_20_défaut1"><text:span text:style-name="T1"> Et comment puis-je vous aider ?</text:span></text:span></text:p>
      <text:p text:style-name="P8"/>
      <text:p text:style-name="P3"><text:span text:style-name="Police_20_par_20_défaut1"><text:span text:style-name="T5">Samy :</text:span></text:span><text:span text:style-name="Police_20_par_20_défaut1"><text:span text:style-name="T1"> Il a été transformé en un coussin par le Ufoi… le Ufaw… le… une arme de merde de Alan.</text:span></text:span></text:p>
      <text:p text:style-name="P8"/>
      <text:p text:style-name="P3"><text:span text:style-name="Police_20_par_20_défaut1"><text:span text:style-name="T5">Esteban :</text:span></text:span><text:span text:style-name="Police_20_par_20_défaut1"><text:span text:style-name="T1"> Décidément, vous ne savez plus comment vous amuser… Mais tu n’as pas répondu à ma question, en quoi ça me concerne ?</text:span></text:span></text:p>
      <text:p text:style-name="P8"/>
      <text:p text:style-name="P3"><text:span text:style-name="Police_20_par_20_défaut1"><text:span text:style-name="T5">Ivan :</text:span></text:span><text:span text:style-name="Police_20_par_20_défaut1"><text:span text:style-name="T1"> C’était pas plutôt « Et comment puis-je vous aider » ?</text:span></text:span></text:p>
      <text:p text:style-name="P8"/>
      <text:p text:style-name="P3"><text:span text:style-name="Police_20_par_20_défaut1"><text:span text:style-name="T5">Samy :</text:span></text:span><text:span text:style-name="Police_20_par_20_défaut1"><text:span text:style-name="T1"> On nous a indiqué qu’Alan travaille ici, et nous avons besoin de lui pour redonner à Léopold sa forme normale.</text:span></text:span></text:p>
      <text:p text:style-name="P8"/>
      <text:p text:style-name="P3"><text:span text:style-name="Police_20_par_20_défaut1"><text:span text:style-name="T5">Esteban :</text:span></text:span><text:span text:style-name="Police_20_par_20_défaut1"><text:span text:style-name="T1"> Il travaillait effectivement ici, mais il nous a remis sa démission il y a peu. Il souhaite se consacrer pleinement à ses occupations.</text:span></text:span></text:p>
      <text:p text:style-name="P8"/>
      <text:p text:style-name="P3"><text:soft-page-break/><text:span text:style-name="Police_20_par_20_défaut1"><text:span text:style-name="T5">Samy :</text:span></text:span><text:span text:style-name="Police_20_par_20_défaut1"><text:span text:style-name="T1"> Qui sont ?</text:span></text:span></text:p>
      <text:p text:style-name="P8"/>
      <text:p text:style-name="P3"><text:span text:style-name="Police_20_par_20_défaut1"><text:span text:style-name="T5">Esteban :</text:span></text:span><text:span text:style-name="Police_20_par_20_défaut1"><text:span text:style-name="T1"> Il me semble préférable de ne pas les évoquer.</text:span></text:span></text:p>
      <text:p text:style-name="P8"/>
      <text:p text:style-name="P3"><text:span text:style-name="Police_20_par_20_défaut1"><text:span text:style-name="T5">Ivan :</text:span></text:span><text:span text:style-name="Police_20_par_20_défaut1"><text:span text:style-name="T1"> Mais du coup tu vas nous aider ?</text:span></text:span></text:p>
      <text:p text:style-name="P8"/>
      <text:p text:style-name="P3"><text:span text:style-name="Police_20_par_20_défaut1"><text:span text:style-name="T5">Esteban :</text:span></text:span><text:span text:style-name="Police_20_par_20_défaut1"><text:span text:style-name="T1"> J’ai bien peur que je ne puisse accéder à votre requête, je suis tenu de taire sa localisation.</text:span></text:span></text:p>
      <text:p text:style-name="P8"/>
      <text:p text:style-name="P3"><text:span text:style-name="Police_20_par_20_défaut1"><text:span text:style-name="T5">Ivan :</text:span></text:span><text:span text:style-name="Police_20_par_20_défaut1"><text:span text:style-name="T1"> J’ai rien compris.</text:span></text:span></text:p>
      <text:p text:style-name="P8"/>
      <text:p text:style-name="P3"><text:span text:style-name="Police_20_par_20_défaut1"><text:span text:style-name="T5">Samy :</text:span></text:span><text:span text:style-name="Police_20_par_20_défaut1"><text:span text:style-name="T1"> Il ne veut pas.</text:span></text:span></text:p>
      <text:p text:style-name="P8"/>
      <text:p text:style-name="P3"><text:span text:style-name="Police_20_par_20_défaut1"><text:span text:style-name="T5">Ivan :</text:span></text:span><text:span text:style-name="Police_20_par_20_défaut1"><text:span text:style-name="T1"> Ok, alors j’y retourne, je crois que j’ai oublié quelques bébés…</text:span></text:span></text:p>
      <text:p text:style-name="P8"/>
      <text:p text:style-name="P3"><text:span text:style-name="Police_20_par_20_défaut1"><text:span text:style-name="T5">Esteban :</text:span></text:span><text:span text:style-name="Police_20_par_20_défaut1"><text:span text:style-name="T1"> Tout compte fait, j’ai sûrement de quoi vous aider !</text:span></text:span></text:p>
      <text:p text:style-name="P8"/>
      <text:p text:style-name="P3"><text:span text:style-name="Police_20_par_20_défaut1"><text:span text:style-name="T5">Samy :</text:span></text:span><text:span text:style-name="Police_20_par_20_défaut1"><text:span text:style-name="T1"> Parfait ! Je savais qu’on pouvait s’arranger.</text:span></text:span></text:p>
      <text:p text:style-name="P8"/>
      <text:p text:style-name="P3"><text:span text:style-name="Police_20_par_20_défaut1"><text:span text:style-name="T5">Esteban :</text:span></text:span><text:span text:style-name="Police_20_par_20_défaut1"><text:span text:style-name="T1"> Bande de monstres…</text:span></text:span></text:p>
      <text:p text:style-name="P8"/>
      <text:p text:style-name="P3"><text:span text:style-name="Police_20_par_20_défaut1"><text:span text:style-name="T5">Samy :</text:span></text:span><text:span text:style-name="Police_20_par_20_défaut1"><text:span text:style-name="T1"> Pauline !</text:span></text:span></text:p>
      <text:p text:style-name="P8"/>
      <text:p text:style-name="P3"><text:span text:style-name="Police_20_par_20_défaut1"><text:span text:style-name="T5">Pauline :</text:span></text:span><text:span text:style-name="Police_20_par_20_défaut1"><text:span text:style-name="T1"> Oui ?</text:span></text:span></text:p>
      <text:p text:style-name="P8"/>
      <text:p text:style-name="P3"><text:span text:style-name="Police_20_par_20_défaut1"><text:span text:style-name="T5">Samy :</text:span></text:span><text:span text:style-name="Police_20_par_20_défaut1"><text:span text:style-name="T1"> Rend toi utile, et prend des notes s’il te plaît.</text:span></text:span></text:p>
      <text:p text:style-name="P8"/>
      <text:p text:style-name="P3"><text:span text:style-name="Police_20_par_20_défaut1"><text:span text:style-name="T5">Pauline :</text:span></text:span><text:span text:style-name="Police_20_par_20_défaut1"><text:span text:style-name="T1"> Mais pourquoi moi ?</text:span></text:span></text:p>
      <text:p text:style-name="P8"/>
      <text:p text:style-name="P3"><text:span text:style-name="Police_20_par_20_défaut1"><text:span text:style-name="T5">Samy :</text:span></text:span><text:span text:style-name="Police_20_par_20_défaut1"><text:span text:style-name="T1"> Parce que j’ai dit « s’il te plaît ».</text:span></text:span></text:p>
      <text:p text:style-name="P8"/>
      <text:p text:style-name="P3"><text:span text:style-name="Police_20_par_20_défaut1"><text:span text:style-name="T5">Esteban :</text:span></text:span><text:span text:style-name="Police_20_par_20_défaut1"><text:span text:style-name="T1"> Vous le trouverez ici, dans ce quartier miteux. Cet après-midi, il se rendra à la réunion « Die neue Ära ». Vous pourrez l’attendre dehors. Par contre, je vous déconseille d’y entrer.</text:span></text:span></text:p>
      <text:p text:style-name="P8"/>
      <text:p text:style-name="P3"><text:span text:style-name="Police_20_par_20_défaut1"><text:span text:style-name="T5">Ivan :</text:span></text:span><text:span text:style-name="Police_20_par_20_défaut1"><text:span text:style-name="T1"> Ça marche ! Merci beaucoup Esteban.</text:span></text:span></text:p>
      <text:p text:style-name="P8"/>
      <text:p text:style-name="P3"><text:span text:style-name="Police_20_par_20_défaut1"><text:span text:style-name="T5">Samy :</text:span></text:span><text:span text:style-name="Police_20_par_20_défaut1"><text:span text:style-name="T1"> Aller vient Pauline on y va. À plus Esteban.</text:span></text:span></text:p>
      <text:p text:style-name="P8"/>
      <text:p text:style-name="P3"><text:span text:style-name="Police_20_par_20_défaut1"><text:span text:style-name="T5">Esteban :</text:span></text:span><text:span text:style-name="Police_20_par_20_défaut1"><text:span text:style-name="T1"> C’est ça, cassez-vous bande de cons…</text:span></text:span></text:p>
      <text:p text:style-name="P8"/>
      <text:p text:style-name="P8">Ivan avait déjà claqué la porte du bureau. Ils reprirent leur route, en suivant le chemin indiqué par Google maps, enfin, lorsqu’ils réussissaient à capter quelque chose.</text:p>
      <text:p text:style-name="P14">Chapitre 10 : La CHANCE !</text:p>
      <text:p text:style-name="P8"/>
      <text:p text:style-name="P5">TOC TOC TOC</text:p>
      <text:p text:style-name="P8"/>
      <text:p text:style-name="P3"><text:span text:style-name="Police_20_par_20_défaut1"><text:span text:style-name="T5">Baptiste :</text:span></text:span><text:span text:style-name="Police_20_par_20_défaut1"><text:span text:style-name="T1"> J’arrive.</text:span></text:span></text:p>
      <text:p text:style-name="P8"/>
      <text:p text:style-name="P8">Baptiste était fatigué. Il l’avait toujours été, ceci dit ; surtout ces deux dernières années. Ayant réussi à échapper à la justice, il s’était mis à produire des petites musiques publicitaires. Malheureusement, il fit la coopération de trop le jour où il accepta de travailler avec Webedia. Il fut harcelé par une communauté luttant pour le déclin de son entreprise, et finalement, il finit biochimiste. Il pouvait enfin jouir du plaisir d’avoir un vrai métier, et être esclave de la société. Mais depuis cet événement, Baptiste était fatigué. Il alla ouvrir d’un pas nonchalant.</text:p>
      <text:p text:style-name="P8"/>
      <text:p text:style-name="P3"><text:span text:style-name="Police_20_par_20_défaut1"><text:span text:style-name="T5">Mathis :</text:span></text:span><text:span text:style-name="Police_20_par_20_défaut1"><text:span text:style-name="T1"> Salut Babou !</text:span></text:span></text:p>
      <text:p text:style-name="P8"/>
      <text:p text:style-name="P3"><text:span text:style-name="Police_20_par_20_défaut1"><text:span text:style-name="T5">Baptiste :</text:span></text:span><text:span text:style-name="Police_20_par_20_défaut1"><text:span text:style-name="T1"> Yo.</text:span></text:span></text:p>
      <text:p text:style-name="P8"/>
      <text:p text:style-name="P3"><text:span text:style-name="Police_20_par_20_défaut1"><text:span text:style-name="T5">Alexis L :</text:span></text:span><text:span text:style-name="Police_20_par_20_défaut1"><text:span text:style-name="T1"> T’as pas l’air en forme… Ça va ?</text:span></text:span></text:p>
      <text:p text:style-name="P8"/>
      <text:p text:style-name="P3"><text:span text:style-name="Police_20_par_20_défaut1"><text:span text:style-name="T5">Baptiste :</text:span></text:span><text:span text:style-name="Police_20_par_20_défaut1"><text:span text:style-name="T1"> Ça va oui. Vous étiez pas en prison tous les deux ?</text:span></text:span></text:p>
      <text:p text:style-name="P8"/>
      <text:p text:style-name="P3"><text:span text:style-name="Police_20_par_20_défaut1"><text:span text:style-name="T5">Mathis :</text:span></text:span><text:span text:style-name="Police_20_par_20_défaut1"><text:span text:style-name="T1"> C’est assez long et surréaliste à raconter, mais en gros, Matéo a ressuscité, il nous a délivrés, et on a besoin de toi pour refonder Amlaetxhis.</text:span></text:span></text:p>
      <text:p text:style-name="P8"/>
      <text:p text:style-name="P3"><text:span text:style-name="Police_20_par_20_défaut1"><text:span text:style-name="T5">Baptiste :</text:span></text:span><text:span text:style-name="Police_20_par_20_défaut1"><text:span text:style-name="T1"> À oui ? C’est génial tout ça, mais c’est non désolé. Vos histoires de hentai et de conquête du monde, ça va bien cinq minutes.</text:span></text:span></text:p>
      <text:p text:style-name="P8"/>
      <text:p text:style-name="P3"><text:span text:style-name="Police_20_par_20_défaut1"><text:span text:style-name="T5">Mathis :</text:span></text:span><text:span text:style-name="Police_20_par_20_défaut1"><text:span text:style-name="T1"> Oh aller ! Tu vas quand même pas nous laisser comme ça ! Tu te souviens plus de tout ce qu’on a fait ensemble ? Et la petite Xydoé, tu t’en souviens hein mon cochon !</text:span></text:span></text:p>
      <text:p text:style-name="P8"/>
      <text:p text:style-name="P3"><text:span text:style-name="Police_20_par_20_défaut1"><text:span text:style-name="T5">Baptiste :</text:span></text:span><text:span text:style-name="Police_20_par_20_défaut1"><text:span text:style-name="T1"> Léopold lui a tiré une balle dans le crâne, tout est fini. Il n’y a plus rien ni personne qui pourrait me donner envie de me lancer les yeux fermés dans une aventure sans aucun sens. Enfin…</text:span></text:span></text:p>
      <text:p text:style-name="P8"/>
      <text:p text:style-name="P5">TOC TOC TOC</text:p>
      <text:p text:style-name="P8"/>
      <text:p text:style-name="P3"><text:span text:style-name="Police_20_par_20_défaut1"><text:span text:style-name="T5">Baptiste :</text:span></text:span><text:span text:style-name="Police_20_par_20_défaut1"><text:span text:style-name="T1"> Quoi encore ?</text:span></text:span></text:p>
      <text:p text:style-name="P8"/>
      <text:p text:style-name="P8">Baptiste ouvrit la porte, et découvrit Yann qui le bouscula presque pour passer.</text:p>
      <text:p text:style-name="P8"/>
      <text:p text:style-name="P3"><text:span text:style-name="Police_20_par_20_défaut1"><text:span text:style-name="T5">Yann :</text:span></text:span><text:span text:style-name="Police_20_par_20_défaut1"><text:span text:style-name="T1"> Mathis ! Alexis ! Je sais pas où vous en êtes, mais ils sont presque une dizaine maintenant ! Oh, et bonjours Baptiste.</text:span></text:span></text:p>
      <text:p text:style-name="P8"/>
      <text:p text:style-name="P3"><text:span text:style-name="Police_20_par_20_défaut1"><text:span text:style-name="T5">Baptiste :</text:span></text:span><text:span text:style-name="Police_20_par_20_défaut1"><text:span text:style-name="T1"> Yo.</text:span></text:span></text:p>
      <text:p text:style-name="P8"/>
      <text:p text:style-name="P3"><text:span text:style-name="Police_20_par_20_défaut1"><text:span text:style-name="T5">Mathis :</text:span></text:span><text:span text:style-name="Police_20_par_20_défaut1"><text:span text:style-name="T1"> Bon écoute Babou, on est pressé, et il faut vraiment que tu reviennes, on te donnera n’importe quoi en échange !</text:span></text:span></text:p>
      <text:p text:style-name="P8"/>
      <text:p text:style-name="P3"><text:span text:style-name="Police_20_par_20_défaut1"><text:span text:style-name="T5">Baptiste :</text:span></text:span><text:span text:style-name="Police_20_par_20_défaut1"><text:span text:style-name="T1"> N’importe quoi ?</text:span></text:span></text:p>
      <text:p text:style-name="P8"/>
      <text:p text:style-name="P3"><text:span text:style-name="Police_20_par_20_défaut1"><text:span text:style-name="T5">Mathis :</text:span></text:span><text:span text:style-name="Police_20_par_20_défaut1"><text:span text:style-name="T1"> Sauf des trucs impossible genre la virginité d’Alexis.</text:span></text:span></text:p>
      <text:p text:style-name="P8"><text:soft-page-break/></text:p>
      <text:p text:style-name="P3"><text:span text:style-name="Police_20_par_20_défaut1"><text:span text:style-name="T5">Baptiste :</text:span></text:span><text:span text:style-name="Police_20_par_20_défaut1"><text:span text:style-name="T1"> J’accepte de vous rejoindre, si Romain accepte de vous rejoindre.</text:span></text:span></text:p>
      <text:p text:style-name="P8"/>
      <text:p text:style-name="P3"><text:span text:style-name="Police_20_par_20_défaut1"><text:span text:style-name="T5">Yann :</text:span></text:span><text:span text:style-name="Police_20_par_20_défaut1"><text:span text:style-name="T1"> Quoi ? Pourquoi lui ?</text:span></text:span></text:p>
      <text:p text:style-name="P8"/>
      <text:p text:style-name="P3"><text:span text:style-name="Police_20_par_20_défaut1"><text:span text:style-name="T5">Baptiste :</text:span></text:span><text:span text:style-name="Police_20_par_20_défaut1"><text:span text:style-name="T1"> Parce que.</text:span></text:span></text:p>
      <text:p text:style-name="P8"/>
      <text:p text:style-name="P3"><text:span text:style-name="Police_20_par_20_défaut1"><text:span text:style-name="T5">Mathis :</text:span></text:span><text:span text:style-name="Police_20_par_20_défaut1"><text:span text:style-name="T1"> Bon ok… Attendez moi je fais un allez retour, j’arrive.</text:span></text:span></text:p>
      <text:p text:style-name="P8"/>
      <text:p text:style-name="P8">Mathis repartit à bord de son tank, évitant soigneusement de ne pas emporter un bout de la maison avec lui.</text:p>
      <text:p text:style-name="P8"/>
      <text:p text:style-name="P3"><text:span text:style-name="Police_20_par_20_défaut1"><text:span text:style-name="T5">Baptiste :</text:span></text:span><text:span text:style-name="Police_20_par_20_défaut1"><text:span text:style-name="T1"> Bon, je vous sers quelque chose ?</text:span></text:span></text:p>
      <text:p text:style-name="P8"/>
      <text:p text:style-name="P3"><text:span text:style-name="Police_20_par_20_défaut1"><text:span text:style-name="T5">Yann :</text:span></text:span><text:span text:style-name="Police_20_par_20_défaut1"><text:span text:style-name="T1"> Je veux bien un coca.</text:span></text:span></text:p>
      <text:p text:style-name="P8"/>
      <text:p text:style-name="P3"><text:span text:style-name="Police_20_par_20_défaut1"><text:span text:style-name="T5">Alexis L :</text:span></text:span><text:span text:style-name="Police_20_par_20_défaut1"><text:span text:style-name="T1"> Moi je vais prendre de la vodka, faut que je me soulage un peu l’esprit.</text:span></text:span></text:p>
      <text:p text:style-name="P14">Chapitre 11 : Hey sexy lady</text:p>
      <text:p text:style-name="P8"/>
      <text:p text:style-name="P3"><text:span text:style-name="Police_20_par_20_défaut1"><text:span text:style-name="T5">Samy :</text:span></text:span><text:span text:style-name="Police_20_par_20_défaut1"><text:span text:style-name="T1"> C’est vraiment un pays de merde l’Argentine !</text:span></text:span></text:p>
      <text:p text:style-name="P8"/>
      <text:p text:style-name="P3"><text:span text:style-name="Police_20_par_20_défaut1"><text:span text:style-name="T5">Ivan :</text:span></text:span><text:span text:style-name="Police_20_par_20_défaut1"><text:span text:style-name="T1"> Ouais c’est clair ! En plus ils parlent pas français !</text:span></text:span></text:p>
      <text:p text:style-name="P8"/>
      <text:p text:style-name="P3"><text:span text:style-name="Police_20_par_20_défaut1"><text:span text:style-name="T5">Samy :</text:span></text:span><text:span text:style-name="Police_20_par_20_défaut1"><text:span text:style-name="T1"> Au moins on a choisi la bonne lv2… Hein Pauline ?</text:span></text:span></text:p>
      <text:p text:style-name="P8"/>
      <text:p text:style-name="P3"><text:span text:style-name="Police_20_par_20_défaut1"><text:span text:style-name="T5">Pauline :</text:span></text:span><text:span text:style-name="Police_20_par_20_défaut1"><text:span text:style-name="T1"> C’est moi qui ai tout fait quand même…</text:span></text:span></text:p>
      <text:p text:style-name="P8"/>
      <text:p text:style-name="P3"><text:span text:style-name="Police_20_par_20_défaut1"><text:span text:style-name="T5">Samy :</text:span></text:span><text:span text:style-name="Police_20_par_20_défaut1"><text:span text:style-name="T1"> Oui, mais tu es un personnage secondaire ! Dommage pour toi Pauline !</text:span></text:span></text:p>
      <text:p text:style-name="P8"/>
      <text:p text:style-name="P8">Ils marchèrent jusqu’en début de soirée, où ils atteignirent enfin un bidonville, se situant à l’adresse donnée par Esteban. Les taudis étaient regroupés autour d’un bâtiment plus imposant, duquel émanait de la lumière rouge ainsi qu’une multitude de voix. Le tout était enveloppé d’une forte odeur de brûlé.</text:p>
      <text:p text:style-name="P8"/>
      <text:p text:style-name="P3"><text:span text:style-name="Police_20_par_20_défaut1"><text:span text:style-name="T5">Ivan :</text:span></text:span><text:span text:style-name="Police_20_par_20_défaut1"><text:span text:style-name="T1"> Il nous a dit quoi déjà si c’était encore occupé ?</text:span></text:span></text:p>
      <text:p text:style-name="P8"/>
      <text:p text:style-name="P3"><text:span text:style-name="Police_20_par_20_défaut1"><text:span text:style-name="T5">Samy :</text:span></text:span><text:span text:style-name="Police_20_par_20_défaut1"><text:span text:style-name="T1"> Qu’on pouvait aller le voir sans problème je crois. Pauline, tu y vas ?</text:span></text:span></text:p>
      <text:p text:style-name="P8"/>
      <text:p text:style-name="P3"><text:span text:style-name="Police_20_par_20_défaut1"><text:span text:style-name="T5">Pauline :</text:span></text:span><text:span text:style-name="Police_20_par_20_défaut1"><text:span text:style-name="T1"> Mais pourquoi moi ?</text:span></text:span></text:p>
      <text:p text:style-name="P8"/>
      <text:p text:style-name="P3"><text:span text:style-name="Police_20_par_20_défaut1"><text:span text:style-name="T5">Samy :</text:span></text:span><text:span text:style-name="Police_20_par_20_défaut1"><text:span text:style-name="T1"> Bah je pensais que tu aimerais être un peu plus impliquée dans nos aventures, mais si tu le prends comme ça…</text:span></text:span></text:p>
      <text:p text:style-name="P8"/>
      <text:p text:style-name="P3"><text:span text:style-name="Police_20_par_20_défaut1"><text:span text:style-name="T5">Pauline :</text:span></text:span><text:span text:style-name="Police_20_par_20_défaut1"><text:span text:style-name="T1"> Non non c’est bon j’y vais.</text:span></text:span></text:p>
      <text:p text:style-name="P8"/>
      <text:p text:style-name="P8">Le bâtiment en ciment usé était fermé par un pauvre drap en piteux état. Pauline glissa son visage entre le mur et ce qui servait de rideau, et découvrit une salle qui avait l’air d’avoir accueilli une fête. Les tables et les chaises étaient recouvertes de divers emballages, et restes de repas. Ce n’est pas ce qui attira le regard de Pauline, contrairement au karaoké installé dans le fond de la pièce, tranchant complètement avec l’aspect sale que renvoyait la salle. Elle avança prudemment vers cette zone éclairée, en tentant de comprendre la chanson que chantait le groupe d’individus. Plus elle s’approchait, plus elle voulait partir. Les personnes qu’elle apercevait étaient habillées toutes de la même manière : un grand manteau noir, une coiffe rappelant certains képis militaires, des bottes aux allures solide, et surtout leurs bracelets rouge vif, s’accordant parfaitement avec la lumière de la pièce. La musique aussi semblait très agressive, et n’était en rien une langue latine. On aurait dit des cris scandinaves. Cette impression était renforcée du fait qu’aucune des personnes présentes ne chantaient juste. Soudain, elle reconnut l’homme qui tenait le micro.</text:p>
      <text:p text:style-name="P8"/>
      <text:p text:style-name="P3"><text:span text:style-name="Police_20_par_20_défaut1"><text:span text:style-name="T5">??? :</text:span></text:span><text:span text:style-name="Police_20_par_20_défaut1"><text:span text:style-name="T1"> </text:span></text:span><text:span text:style-name="Police_20_par_20_défaut1"><text:span text:style-name="T8">♫ </text:span></text:span><text:span text:style-name="Police_20_par_20_défaut1"><text:span text:style-name="T9">Es schau’n aufs Hakenkreuz voll Hoffnung schon...♫</text:span></text:span></text:p>
      <text:p text:style-name="P8"/>
      <text:p text:style-name="P3"><text:span text:style-name="Police_20_par_20_défaut1"><text:span text:style-name="T5">Pauline :</text:span></text:span><text:span text:style-name="Police_20_par_20_défaut1"><text:span text:style-name="T1"> Alan ?</text:span></text:span></text:p>
      <text:p text:style-name="P8"/>
      <text:p text:style-name="P3"><text:span text:style-name="Police_20_par_20_défaut1"><text:span text:style-name="T5">Alan :</text:span></text:span><text:span text:style-name="Police_20_par_20_défaut1"><text:span text:style-name="T1"> Ach nein ! Qu’est-ce que tu fais ici ? Je suis occupé mein Kinder !</text:span></text:span></text:p>
      <text:p text:style-name="P8"/>
      <text:p text:style-name="P3"><text:span text:style-name="Police_20_par_20_défaut1"><text:span text:style-name="T5">Pauline :</text:span></text:span><text:span text:style-name="Police_20_par_20_défaut1"><text:span text:style-name="T1"> Ah… Mais on a besoin de toi p…</text:span></text:span></text:p>
      <text:p text:style-name="P8"/>
      <text:p text:style-name="P3"><text:span text:style-name="Police_20_par_20_défaut1"><text:span text:style-name="T5">Alan :</text:span></text:span><text:span text:style-name="Police_20_par_20_défaut1"><text:span text:style-name="T1"> Ich werde das reparieren, geh ohne mich weiter. Bien, allons régler ça dehors.</text:span></text:span></text:p>
      <text:p text:style-name="P8"><text:soft-page-break/>Alan attrapa le bras de Pauline avec fermeté, et l’entraîna dehors.</text:p>
      <text:p text:style-name="P8"/>
      <text:p text:style-name="P3"><text:span text:style-name="Police_20_par_20_défaut1"><text:span text:style-name="T5">Samy :</text:span></text:span><text:span text:style-name="Police_20_par_20_défaut1"><text:span text:style-name="T1"> Super, t’as retrouv… Oh mon dieu ! Alan… Mais qu’est-ce que…</text:span></text:span></text:p>
      <text:p text:style-name="P8"/>
      <text:p text:style-name="P3"><text:span text:style-name="Police_20_par_20_défaut1"><text:span text:style-name="T5">Ivan :</text:span></text:span><text:span text:style-name="Police_20_par_20_défaut1"><text:span text:style-name="T1"> Bah quoi qu’est-ce qu’il a Alan ?</text:span></text:span></text:p>
      <text:p text:style-name="P8"/>
      <text:p text:style-name="P3"><text:span text:style-name="Police_20_par_20_défaut1"><text:span text:style-name="T5">Samy :</text:span></text:span><text:span text:style-name="Police_20_par_20_défaut1"><text:span text:style-name="T1"> Mais t’es aveugle ou quoi ? Il est habillé comme un membre de la Gestapo, mais sinon tout va bien !</text:span></text:span></text:p>
      <text:p text:style-name="P8"/>
      <text:p text:style-name="P3"><text:span text:style-name="Police_20_par_20_défaut1"><text:span text:style-name="T5">Ivan :</text:span></text:span><text:span text:style-name="Police_20_par_20_défaut1"><text:span text:style-name="T1"> Mais non ! Alan ne peut pas être nazi.</text:span></text:span></text:p>
      <text:p text:style-name="P8"/>
      <text:p text:style-name="P3"><text:span text:style-name="Police_20_par_20_défaut1"><text:span text:style-name="T5">Samy :</text:span></text:span><text:span text:style-name="Police_20_par_20_défaut1"><text:span text:style-name="T1"> Parce que c’est une personne généreuse, intentionnée, polie, respectueuse, honnête, intelligente, débordante de gentillesse, et qui n’a jamais fait de mal à personne ?</text:span></text:span></text:p>
      <text:p text:style-name="P8"/>
      <text:p text:style-name="P3"><text:span text:style-name="Police_20_par_20_défaut1"><text:span text:style-name="T5">Ivan :</text:span></text:span><text:span text:style-name="Police_20_par_20_défaut1"><text:span text:style-name="T1"> Non, on s’en fout de ça. C’est pas possible parce qu’il a fait espagnol en lv1. En plus je le trouve cool son manteau !</text:span></text:span></text:p>
      <text:p text:style-name="P8"/>
      <text:p text:style-name="P3"><text:span text:style-name="Police_20_par_20_défaut1"><text:span text:style-name="T5">Alan :</text:span></text:span><text:span text:style-name="Police_20_par_20_défaut1"><text:span text:style-name="T1"> Je ne voudrais surtout pas vous déranger, mais je suis pressé…</text:span></text:span></text:p>
      <text:p text:style-name="P8"/>
      <text:p text:style-name="P3"><text:span text:style-name="Police_20_par_20_défaut1"><text:span text:style-name="T5">Ivan :</text:span></text:span><text:span text:style-name="Police_20_par_20_défaut1"><text:span text:style-name="T1"> Ah oui désolé. On a besoin de toi pour sauver Léopold. Il a été attaqué par ton arme au nom imprononçable, et on cherche un remède.</text:span></text:span></text:p>
      <text:p text:style-name="P8"/>
      <text:p text:style-name="P3"><text:span text:style-name="Police_20_par_20_défaut1"><text:span text:style-name="T5">Alan :</text:span></text:span><text:span text:style-name="Police_20_par_20_défaut1"><text:span text:style-name="T1"> Le Ufiawgun ? Qui vous a dit qu’il y avait un remède ?</text:span></text:span></text:p>
      <text:p text:style-name="P8"/>
      <text:p text:style-name="P3"><text:span text:style-name="Police_20_par_20_défaut1"><text:span text:style-name="T5">Samy :</text:span></text:span><text:span text:style-name="Police_20_par_20_défaut1"><text:span text:style-name="T1"> Personne, c’est une déduction.</text:span></text:span></text:p>
      <text:p text:style-name="P8"/>
      <text:p text:style-name="P3"><text:span text:style-name="Police_20_par_20_défaut1"><text:span text:style-name="T5">Alan :</text:span></text:span><text:span text:style-name="Police_20_par_20_défaut1"><text:span text:style-name="T1"> Il n’y a pas de remède. Il est condamné à se faire abuser sexuellement par Ivan.</text:span></text:span></text:p>
      <text:p text:style-name="P8"/>
      <text:p text:style-name="P3"><text:span text:style-name="Police_20_par_20_défaut1"><text:span text:style-name="T5">Ivan :</text:span></text:span><text:span text:style-name="Police_20_par_20_défaut1"><text:span text:style-name="T1"> Non… C’est pas possible…</text:span></text:span></text:p>
      <text:p text:style-name="P8"/>
      <text:p text:style-name="P3"><text:span text:style-name="Police_20_par_20_défaut1"><text:span text:style-name="T5">Pauline :</text:span></text:span><text:span text:style-name="Police_20_par_20_défaut1"><text:span text:style-name="T1"> On a fait tout ça pour rien ?</text:span></text:span></text:p>
      <text:p text:style-name="P8"/>
      <text:p text:style-name="P3"><text:span text:style-name="Police_20_par_20_défaut1"><text:span text:style-name="T5">Samy :</text:span></text:span><text:span text:style-name="Police_20_par_20_défaut1"><text:span text:style-name="T1"> Mais pourquoi t’as filé un truc pareil à Matéo ?!</text:span></text:span></text:p>
      <text:p text:style-name="P8"/>
      <text:p text:style-name="P3"><text:span text:style-name="Police_20_par_20_défaut1"><text:span text:style-name="T5">Alan :</text:span></text:span><text:span text:style-name="Police_20_par_20_défaut1"><text:span text:style-name="T1"> Il me l’a volé ! Après le coup qu’il m’a fait avec ma précédente invention, je suis pas près de refaire du commerce avec ce Arschgesicht.</text:span></text:span></text:p>
      <text:p text:style-name="P8"/>
      <text:p text:style-name="P3"><text:span text:style-name="Police_20_par_20_défaut1"><text:span text:style-name="T5">Samy :</text:span></text:span><text:span text:style-name="Police_20_par_20_défaut1"><text:span text:style-name="T1"> Ce quoi ?</text:span></text:span></text:p>
      <text:p text:style-name="P8"/>
      <text:p text:style-name="P3"><text:span text:style-name="Police_20_par_20_défaut1"><text:span text:style-name="T5">Ivan :</text:span></text:span><text:span text:style-name="Police_20_par_20_défaut1"><text:span text:style-name="T1"> Tu es sûr qu’il n’y a aucun moyen de le sauver ?</text:span></text:span></text:p>
      <text:p text:style-name="P8"/>
      <text:p text:style-name="P3"><text:span text:style-name="Police_20_par_20_défaut1"><text:span text:style-name="T5">Alan :</text:span></text:span><text:span text:style-name="Police_20_par_20_défaut1"><text:span text:style-name="T1"> Eh bien… il y a peut-être eine Solution… mais je ne peux pas vous aider. J’ai ein emplois du temps très chargé, et j’ai d’autres occupations que de me battre pour des causes aussi futiles. Außerdem ist das Hentai gut.</text:span></text:span></text:p>
      <text:p text:style-name="P8"/>
      <text:p text:style-name="P3"><text:span text:style-name="Police_20_par_20_défaut1"><text:span text:style-name="T5">Ivan :</text:span></text:span><text:span text:style-name="Police_20_par_20_défaut1"><text:span text:style-name="T1"> Je t’en supplie aide nous ! Je donnerais n’importe quoi pour Léopold !</text:span></text:span></text:p>
      <text:p text:style-name="P8"/>
      <text:p text:style-name="P3"><text:span text:style-name="Police_20_par_20_défaut1"><text:span text:style-name="T5">Alan :</text:span></text:span><text:span text:style-name="Police_20_par_20_défaut1"><text:span text:style-name="T1"> N’importe quoi ? Dans ce cas, j’ai bien ein idée…</text:span></text:span></text:p>
      <text:p text:style-name="P8"/>
      <text:p text:style-name="P8">Alan se pencha à l’oreille de Samy, pour lui murmurer quelques broutilles incompréhensibles.</text:p>
      <text:p text:style-name="P8"/>
      <text:p text:style-name="P3"><text:soft-page-break/><text:span text:style-name="Police_20_par_20_défaut1"><text:span text:style-name="T5">Samy :</text:span></text:span><text:span text:style-name="Police_20_par_20_défaut1"><text:span text:style-name="T1"> Ça marche !</text:span></text:span></text:p>
      <text:p text:style-name="P8"/>
      <text:p text:style-name="P3"><text:span text:style-name="Police_20_par_20_défaut1"><text:span text:style-name="T5">Alan :</text:span></text:span><text:span text:style-name="Police_20_par_20_défaut1"><text:span text:style-name="T1"> Super ! Je l’attends dans ma chambre dans 30 minutes !</text:span></text:span></text:p>
      <text:p text:style-name="P8"/>
      <text:p text:style-name="P8">Alan détala comme un lapin, laissant Samy, Ivan et Pauline comme des cons au milieu d’une ville insalubre.</text:p>
      <text:p text:style-name="P8"/>
      <text:p text:style-name="P3"><text:span text:style-name="Police_20_par_20_défaut1"><text:span text:style-name="T5">Samy :</text:span></text:span><text:span text:style-name="Police_20_par_20_défaut1"><text:span text:style-name="T1"> Tient ? J’ai reçu un message. On s’en fout lol, c’est sûrement pas important ! Bon je vais vous expliquer le plan. Depuis que notre pauvre Alan s’est isolé ici, il n’a point eu de visite de la part de la gente féminine. Et avec tout le stress de son travail, il aurait bien besoin d’un petit remontant...</text:span></text:span></text:p>
      <text:p text:style-name="P8"/>
      <text:p text:style-name="P3"><text:span text:style-name="Police_20_par_20_défaut1"><text:span text:style-name="T5">Ivan :</text:span></text:span><text:span text:style-name="Police_20_par_20_défaut1"><text:span text:style-name="T1"> Je le sens très mal…</text:span></text:span></text:p>
      <text:p text:style-name="P8"/>
      <text:p text:style-name="P3"><text:span text:style-name="Police_20_par_20_défaut1"><text:span text:style-name="T5">Pauline :</text:span></text:span><text:span text:style-name="Police_20_par_20_défaut1"><text:span text:style-name="T1"> J’ai pas compris, qu’est-ce que tu essaies de nous dire ?</text:span></text:span></text:p>
      <text:p text:style-name="P8"/>
      <text:p text:style-name="P3"><text:span text:style-name="Police_20_par_20_défaut1"><text:span text:style-name="T5">Samy :</text:span></text:span><text:span text:style-name="Police_20_par_20_défaut1"><text:span text:style-name="T1"> Pauline, tu vas te rendre utile.</text:span></text:span></text:p>
      <text:p text:style-name="P8"/>
      <text:p text:style-name="P3"><text:span text:style-name="Police_20_par_20_défaut1"><text:span text:style-name="T5">Ivan :</text:span></text:span><text:span text:style-name="Police_20_par_20_défaut1"><text:span text:style-name="T1"> Oh mon dieu…</text:span></text:span></text:p>
      <text:p text:style-name="P8"/>
      <text:p text:style-name="P8">La nuit était tombée sur ce petit bidonville d’Argentine, tandis que Pauline arrivait devant une porte blindée, sur laquelle il était marqué « Dr. Alan Von Wissenschaft » au charbon. Elle toqua à la porte, qui s’ouvrit dans la seconde malgré son poids. Alan se tenait derrière. Il avait délaissé ses vêtements Hugo Boss pour une blouse blanche.</text:p>
      <text:p text:style-name="P8"/>
      <text:p text:style-name="P3"><text:span text:style-name="Police_20_par_20_défaut1"><text:span text:style-name="T5">Pauline :</text:span></text:span><text:span text:style-name="Police_20_par_20_défaut1"><text:span text:style-name="T1"> Bonsoir…</text:span></text:span></text:p>
      <text:p text:style-name="P8"/>
      <text:p text:style-name="P3"><text:span text:style-name="Police_20_par_20_défaut1"><text:span text:style-name="T5">Alan :</text:span></text:span><text:span text:style-name="Police_20_par_20_défaut1"><text:span text:style-name="T1"> Bonsoir ! J’avais peur que tu ne viennes pas.</text:span></text:span></text:p>
      <text:p text:style-name="P8"/>
      <text:p text:style-name="P3"><text:span text:style-name="Police_20_par_20_défaut1"><text:span text:style-name="T5">Pauline :</text:span></text:span><text:span text:style-name="Police_20_par_20_défaut1"><text:span text:style-name="T1"> Bah si, je suis venu.</text:span></text:span></text:p>
      <text:p text:style-name="P8"/>
      <text:p text:style-name="P3"><text:span text:style-name="Police_20_par_20_défaut1"><text:span text:style-name="T5">Alan :</text:span></text:span><text:span text:style-name="Police_20_par_20_défaut1"><text:span text:style-name="T1"> Oui.</text:span></text:span></text:p>
      <text:p text:style-name="P8"/>
      <text:p text:style-name="P3"><text:span text:style-name="Police_20_par_20_défaut1"><text:span text:style-name="T5">Pauline :</text:span></text:span><text:span text:style-name="Police_20_par_20_défaut1"><text:span text:style-name="T1"> …</text:span></text:span></text:p>
      <text:p text:style-name="P8"/>
      <text:p text:style-name="P3"><text:span text:style-name="Police_20_par_20_défaut1"><text:span text:style-name="T5">Alan :</text:span></text:span><text:span text:style-name="Police_20_par_20_défaut1"><text:span text:style-name="T1"> Entre, pardon !</text:span></text:span></text:p>
      <text:p text:style-name="P8"/>
      <text:p text:style-name="P8">Pauline découvrit un petit appartement, composé d’une pièce servant de cuisine et de salon. Il y avait deux autres petites pièces, les toilettes et la chambre, uniquement accessible par un escalier.</text:p>
      <text:p text:style-name="P8"/>
      <text:p text:style-name="P3"><text:span text:style-name="Police_20_par_20_défaut1"><text:span text:style-name="T5">Alan :</text:span></text:span><text:span text:style-name="Police_20_par_20_défaut1"><text:span text:style-name="T1"> Tu as faim ?</text:span></text:span></text:p>
      <text:p text:style-name="P8"/>
      <text:p text:style-name="P3"><text:span text:style-name="Police_20_par_20_défaut1"><text:span text:style-name="T5">Pauline :</text:span></text:span><text:span text:style-name="Police_20_par_20_défaut1"><text:span text:style-name="T1"> Non pas trop…</text:span></text:span></text:p>
      <text:p text:style-name="P8"/>
      <text:p text:style-name="P3"><text:span text:style-name="Police_20_par_20_défaut1"><text:span text:style-name="T5">Alan :</text:span></text:span><text:span text:style-name="Police_20_par_20_défaut1"><text:span text:style-name="T1"> </text:span></text:span><text:span text:style-name="Police_20_par_20_défaut1"><text:span text:style-name="T10">Tant mieux, vu ce que tu vas te bouffer…</text:span></text:span></text:p>
      <text:p text:style-name="P8"/>
      <text:p text:style-name="P3"><text:span text:style-name="Police_20_par_20_défaut1"><text:span text:style-name="T5">Pauline :</text:span></text:span><text:span text:style-name="Police_20_par_20_défaut1"><text:span text:style-name="T1"> Quoi ?</text:span></text:span></text:p>
      <text:p text:style-name="P8"/>
      <text:p text:style-name="P3"><text:span text:style-name="Police_20_par_20_défaut1"><text:span text:style-name="T5">Alan :</text:span></text:span><text:span text:style-name="Police_20_par_20_défaut1"><text:span text:style-name="T1"> Non rien ! Du coup tu veux visiter ?</text:span></text:span></text:p>
      <text:p text:style-name="P8"/>
      <text:p text:style-name="P3"><text:span text:style-name="Police_20_par_20_défaut1"><text:span text:style-name="T5">Pauline :</text:span></text:span><text:span text:style-name="Police_20_par_20_défaut1"><text:span text:style-name="T1"> Ça a l’air assez petit… comment tu fais sans salle de bain ?</text:span></text:span></text:p>
      <text:p text:style-name="P8"><text:soft-page-break/></text:p>
      <text:p text:style-name="P3"><text:span text:style-name="Police_20_par_20_défaut1"><text:span text:style-name="T5">Alan :</text:span></text:span><text:span text:style-name="Police_20_par_20_défaut1"><text:span text:style-name="T1"> Tu sais, quand on vit seul, on fait pas gaffe à tout… Tu veux voir ma chambre ?</text:span></text:span></text:p>
      <text:p text:style-name="P8"/>
      <text:p text:style-name="P3"><text:span text:style-name="Police_20_par_20_défaut1"><text:span text:style-name="T5">Pauline :</text:span></text:span><text:span text:style-name="Police_20_par_20_défaut1"><text:span text:style-name="T1"> Ok…</text:span></text:span></text:p>
      <text:p text:style-name="P8"/>
      <text:p text:style-name="P8">Ils montèrent à l’étage, et arrivèrent dans une pièce aussi grande que la cuisine salon. Elle était remplie d’étagères sur lesquelles étaient posées différentes collections de figurines en tout genre.</text:p>
      <text:p text:style-name="P8"/>
      <text:p text:style-name="P3"><text:span text:style-name="Police_20_par_20_défaut1"><text:span text:style-name="T5">Pauline :</text:span></text:span><text:span text:style-name="Police_20_par_20_défaut1"><text:span text:style-name="T1"> Qu’est-ce que c’est ça ?</text:span></text:span></text:p>
      <text:p text:style-name="P8"/>
      <text:p text:style-name="P3"><text:span text:style-name="Police_20_par_20_défaut1"><text:span text:style-name="T5">Alan :</text:span></text:span><text:span text:style-name="Police_20_par_20_défaut1"><text:span text:style-name="T1"> Ma collection de Kidum.</text:span></text:span></text:p>
      <text:p text:style-name="P8"/>
      <text:p text:style-name="P3"><text:span text:style-name="Police_20_par_20_défaut1"><text:span text:style-name="T5">Pauline :</text:span></text:span><text:span text:style-name="Police_20_par_20_défaut1"><text:span text:style-name="T1"> Ah… c’est pour ça que tu ne veux pas nous aider ? Tu es du côté de Matéo…</text:span></text:span></text:p>
      <text:p text:style-name="P8"/>
      <text:p text:style-name="P3"><text:span text:style-name="Police_20_par_20_défaut1"><text:span text:style-name="T5">Alan :</text:span></text:span><text:span text:style-name="Police_20_par_20_défaut1"><text:span text:style-name="T1"> Non pas spécialement, ils m’ont été offert par Ambra, elle les avait en double.</text:span></text:span></text:p>
      <text:p text:style-name="P8"/>
      <text:p text:style-name="P3"><text:span text:style-name="Police_20_par_20_défaut1"><text:span text:style-name="T5">Pauline :</text:span></text:span><text:span text:style-name="Police_20_par_20_défaut1"><text:span text:style-name="T1"> Alors pourquoi tu refuses de nous aider ?</text:span></text:span></text:p>
      <text:p text:style-name="P8"/>
      <text:p text:style-name="P3"><text:span text:style-name="Police_20_par_20_défaut1"><text:span text:style-name="T5">Alan :</text:span></text:span><text:span text:style-name="Police_20_par_20_défaut1"><text:span text:style-name="T1"> Je ne refuse pas… J’aimerais juste… profiter de ma situation pour pouvoir retrouver la sensualité d’ein f</text:span></text:span><text:span text:style-name="Police_20_par_20_défaut1"><text:span text:style-name="T18">rau</text:span></text:span><text:span text:style-name="Police_20_par_20_défaut1"><text:span text:style-name="T1">.</text:span></text:span></text:p>
      <text:p text:style-name="P8"/>
      <text:p text:style-name="P3"><text:span text:style-name="Police_20_par_20_défaut1"><text:span text:style-name="T5">Pauline :</text:span></text:span><text:span text:style-name="Police_20_par_20_défaut1"><text:span text:style-name="T1"> Pourquoi tu n’en cherches pas une en ville ?</text:span></text:span></text:p>
      <text:p text:style-name="P8"/>
      <text:p text:style-name="P3"><text:span text:style-name="Police_20_par_20_défaut1"><text:span text:style-name="T5">Alan :</text:span></text:span><text:span text:style-name="Police_20_par_20_défaut1"><text:span text:style-name="T1"> Parce que c’est trop compliqué. Alors que là… j’ai enfin quelque chose à ma portée !</text:span></text:span></text:p>
      <text:p text:style-name="P8"/>
      <text:p text:style-name="P8">Soudain, Alan déchira sa blouse, et se retrouva nu en 1,825 secondes. Il attrapa Pauline avec une force qu’on ne lui soupçonnerait pas, et la plaqua sur le lit.</text:p>
      <text:p text:style-name="P8"/>
      <text:p text:style-name="P3"><text:span text:style-name="Police_20_par_20_défaut1"><text:span text:style-name="T5">Pauline :</text:span></text:span><text:span text:style-name="Police_20_par_20_défaut1"><text:span text:style-name="T1"> Alan… tu m’écrases…</text:span></text:span></text:p>
      <text:p text:style-name="P8"/>
      <text:p text:style-name="P3"><text:span text:style-name="Police_20_par_20_défaut1"><text:span text:style-name="T5">Alan :</text:span></text:span><text:span text:style-name="Police_20_par_20_défaut1"><text:span text:style-name="T1"> Oups désolé ! Je suis tellement heureux…</text:span></text:span></text:p>
      <text:p text:style-name="P8"/>
      <text:p text:style-name="P3"><text:span text:style-name="Police_20_par_20_défaut1"><text:span text:style-name="T5">Pauline :</text:span></text:span><text:span text:style-name="Police_20_par_20_défaut1"><text:span text:style-name="T1"> Attends !</text:span></text:span></text:p>
      <text:p text:style-name="P8"/>
      <text:p text:style-name="P3"><text:span text:style-name="Police_20_par_20_défaut1"><text:span text:style-name="T5">Alan :</text:span></text:span><text:span text:style-name="Police_20_par_20_défaut1"><text:span text:style-name="T1"> Quoi ?</text:span></text:span></text:p>
      <text:p text:style-name="P8"/>
      <text:p text:style-name="P3"><text:span text:style-name="Police_20_par_20_défaut1"><text:span text:style-name="T5">Pauline :</text:span></text:span><text:span text:style-name="Police_20_par_20_défaut1"><text:span text:style-name="T1"> Je veux savoir comment faire pour sauver Léopold avant. De toute façon c’est pas comme si je pouvais m’enfuir…</text:span></text:span></text:p>
      <text:p text:style-name="P8"/>
      <text:p text:style-name="P3"><text:span text:style-name="Police_20_par_20_défaut1"><text:span text:style-name="T5">Alan :</text:span></text:span><text:span text:style-name="Police_20_par_20_défaut1"><text:span text:style-name="T1"> Si tu veux… Le Dr Friedmann m’a dit qu’il avait créé une solution capable d’inverser le processus, et qu’il la gardait au centre de son labo. Il me semble qu’il l’a installé dans une ville dégueu en banlieue parisienne. Satisfaite ?</text:span></text:span></text:p>
      <text:p text:style-name="P8"/>
      <text:p text:style-name="P3"><text:span text:style-name="Police_20_par_20_défaut1"><text:span text:style-name="T5">Pauline :</text:span></text:span><text:span text:style-name="Police_20_par_20_défaut1"><text:span text:style-name="T1"> Oui.</text:span></text:span></text:p>
      <text:p text:style-name="P8"/>
      <text:p text:style-name="P3"><text:span text:style-name="Police_20_par_20_défaut1"><text:span text:style-name="T5">Alan :</text:span></text:span><text:span text:style-name="Police_20_par_20_défaut1"><text:span text:style-name="T1"> Alors satisfait moi maintenant !</text:span></text:span></text:p>
      <text:p text:style-name="P8"/>
      <text:p text:style-name="P8">Alan réussi à déshabiller Pauline en 1,518 secondes, et se jeta sur elle.</text:p>
      <text:p text:style-name="P8"/>
      <text:p text:style-name="P3"><text:span text:style-name="Police_20_par_20_défaut1"><text:span text:style-name="T5">Pauline :</text:span></text:span><text:span text:style-name="Police_20_par_20_défaut1"><text:span text:style-name="T1"> Aïe !</text:span></text:span></text:p>
      <text:p text:style-name="P8"><text:soft-page-break/></text:p>
      <text:p text:style-name="P3"><text:span text:style-name="Police_20_par_20_défaut1"><text:span text:style-name="T5">Alan :</text:span></text:span><text:span text:style-name="Police_20_par_20_défaut1"><text:span text:style-name="T1"> Quoi ? Moi aussi je me suis trompé de trou ?</text:span></text:span></text:p>
      <text:p text:style-name="P8"/>
      <text:p text:style-name="P3"><text:span text:style-name="Police_20_par_20_défaut1"><text:span text:style-name="T5">Pauline :</text:span></text:span><text:span text:style-name="Police_20_par_20_défaut1"><text:span text:style-name="T1"> Non, j’ai juste pas l’habitude…</text:span></text:span></text:p>
      <text:p text:style-name="P8"/>
      <text:p text:style-name="P3"><text:span text:style-name="Police_20_par_20_défaut1"><text:span text:style-name="T5">Alan :</text:span></text:span><text:span text:style-name="Police_20_par_20_défaut1"><text:span text:style-name="T1"> Attend on va utiliser ça.</text:span></text:span></text:p>
      <text:p text:style-name="P8"/>
      <text:p text:style-name="P8">Alan prit un des nombreux mini godes Kidum posé sur son étagère et il l’enfonça violemment.</text:p>
      <text:p text:style-name="P8"/>
      <text:p text:style-name="P3"><text:span text:style-name="Police_20_par_20_défaut1"><text:span text:style-name="T5">Alan :</text:span></text:span><text:span text:style-name="Police_20_par_20_défaut1"><text:span text:style-name="T1"> Ça a marché avec Hans, ça devrait marcher avec toi.</text:span></text:span></text:p>
      <text:p text:style-name="P8"/>
      <text:p text:style-name="P8">Trop occupé à regarder le Kidum se dilater, Alan n’entendit pas l’intrus qui s’était glissé dans sa chambre.</text:p>
      <text:p text:style-name="P8"/>
      <text:p text:style-name="P6">PAN</text:p>
      <text:p text:style-name="P8"/>
      <text:p text:style-name="P8">D’un coup de fusil à pompes, Samy abattit Alan.</text:p>
      <text:p text:style-name="P8"/>
      <text:p text:style-name="P3"><text:span text:style-name="Police_20_par_20_défaut1"><text:span text:style-name="T5">Samy :</text:span></text:span><text:span text:style-name="Police_20_par_20_défaut1"><text:span text:style-name="T1"> T’as eu le temps de récupérer les infos j’espère ?</text:span></text:span></text:p>
      <text:p text:style-name="P8"/>
      <text:p text:style-name="P3"><text:span text:style-name="Police_20_par_20_défaut1"><text:span text:style-name="T5">Pauline :</text:span></text:span><text:span text:style-name="Police_20_par_20_défaut1"><text:span text:style-name="T1"> Tu aurais pu demander avant de tirer…</text:span></text:span></text:p>
      <text:p text:style-name="P8"/>
      <text:p text:style-name="P3"><text:span text:style-name="Police_20_par_20_défaut1"><text:span text:style-name="T5">Samy :</text:span></text:span><text:span text:style-name="Police_20_par_20_défaut1"><text:span text:style-name="T1"> Tu les as ?</text:span></text:span></text:p>
      <text:p text:style-name="P8"/>
      <text:p text:style-name="P3"><text:span text:style-name="Police_20_par_20_défaut1"><text:span text:style-name="T5">Pauline :</text:span></text:span><text:span text:style-name="Police_20_par_20_défaut1"><text:span text:style-name="T1"> Oui, Mathis garde un remède quelque part vers Paris.</text:span></text:span></text:p>
      <text:p text:style-name="P8"/>
      <text:p text:style-name="P3"><text:span text:style-name="Police_20_par_20_défaut1"><text:span text:style-name="T5">Samy :</text:span></text:span><text:span text:style-name="Police_20_par_20_défaut1"><text:span text:style-name="T1"> Ok super, on s’arrache. Et vire-moi ton Kidum, je veux plus jamais revoir ces saloperies.</text:span></text:span></text:p>
      <text:p text:style-name="P14">Chapitre 12 : Que le spectacle commence !</text:p>
      <text:p text:style-name="P8"/>
      <text:p text:style-name="P8">BOOM</text:p>
      <text:p text:style-name="P8"/>
      <text:p text:style-name="P3"><text:span text:style-name="Police_20_par_20_défaut1"><text:span text:style-name="T5">Mathis :</text:span></text:span><text:span text:style-name="Police_20_par_20_défaut1"><text:span text:style-name="T1"> Va vraiment falloir que j’apprenne à conduire cette merde…</text:span></text:span></text:p>
      <text:p text:style-name="P8"/>
      <text:p text:style-name="P8">Mathis descendit du tank. Il avait pulvérisé un muret, et s’était écrasé dans une façade. Au moins, il était arrivé chez Romain.</text:p>
      <text:p text:style-name="P8"/>
      <text:p text:style-name="P3"><text:span text:style-name="Police_20_par_20_défaut1"><text:span text:style-name="T5">Mathis :</text:span></text:span><text:span text:style-name="Police_20_par_20_défaut1"><text:span text:style-name="T1"> Toc toc toc…</text:span></text:span></text:p>
      <text:p text:style-name="P8"/>
      <text:p text:style-name="P3"><text:span text:style-name="Police_20_par_20_défaut1"><text:span text:style-name="T5">Romain :</text:span></text:span><text:span text:style-name="Police_20_par_20_défaut1"><text:span text:style-name="T1"> Pour toquer il aurait fallu que tu ne détruises pas la porte !</text:span></text:span></text:p>
      <text:p text:style-name="P8"/>
      <text:p text:style-name="P3"><text:span text:style-name="Police_20_par_20_défaut1"><text:span text:style-name="T5">Mathis :</text:span></text:span><text:span text:style-name="Police_20_par_20_défaut1"><text:span text:style-name="T1"> Désolé… J’ai besoin de toi !</text:span></text:span></text:p>
      <text:p text:style-name="P8"/>
      <text:p text:style-name="P3"><text:span text:style-name="Police_20_par_20_défaut1"><text:span text:style-name="T5">Romain :</text:span></text:span><text:span text:style-name="Police_20_par_20_défaut1"><text:span text:style-name="T1"> Ça a un rapport avec la rumeur du grand retour du Führer pédophile ?</text:span></text:span></text:p>
      <text:p text:style-name="P8"/>
      <text:p text:style-name="P3"><text:span text:style-name="Police_20_par_20_défaut1"><text:span text:style-name="T5">Mathis :</text:span></text:span><text:span text:style-name="Police_20_par_20_défaut1"><text:span text:style-name="T1"> Plus ou moins…</text:span></text:span></text:p>
      <text:p text:style-name="P8"/>
      <text:p text:style-name="P3"><text:span text:style-name="Police_20_par_20_défaut1"><text:span text:style-name="T5">Romain :</text:span></text:span><text:span text:style-name="Police_20_par_20_défaut1"><text:span text:style-name="T1"> Alors tu m’oublies.</text:span></text:span></text:p>
      <text:p text:style-name="P8"/>
      <text:p text:style-name="P3"><text:span text:style-name="Police_20_par_20_défaut1"><text:span text:style-name="T5">Mathis :</text:span></text:span><text:span text:style-name="Police_20_par_20_défaut1"><text:span text:style-name="T1"> Écoute, la rumeur est vraie, et nous voulons remobiliser la population. Si tu ne le fais pas par conviction, rejoins-nous pour nous faire plaisir !</text:span></text:span></text:p>
      <text:p text:style-name="P8"/>
      <text:p text:style-name="P3"><text:span text:style-name="Police_20_par_20_défaut1"><text:span text:style-name="T5">Romain :</text:span></text:span><text:span text:style-name="Police_20_par_20_défaut1"><text:span text:style-name="T1"> Et pourquoi je ferais quelque chose d’aussi insensé ?</text:span></text:span></text:p>
      <text:p text:style-name="P8"/>
      <text:p text:style-name="P3"><text:span text:style-name="Police_20_par_20_défaut1"><text:span text:style-name="T5">Mathis :</text:span></text:span><text:span text:style-name="Police_20_par_20_défaut1"><text:span text:style-name="T1"> Par amitié ?</text:span></text:span></text:p>
      <text:p text:style-name="P8"/>
      <text:p text:style-name="P3"><text:span text:style-name="Police_20_par_20_défaut1"><text:span text:style-name="T5">Romain :</text:span></text:span><text:span text:style-name="Police_20_par_20_défaut1"><text:span text:style-name="T1"> Je t’aurais bien claqué la porte au nez, mais elle est hors d’usage.</text:span></text:span></text:p>
      <text:p text:style-name="P8"/>
      <text:p text:style-name="P3"><text:span text:style-name="Police_20_par_20_défaut1"><text:span text:style-name="T5">Mathis :</text:span></text:span><text:span text:style-name="Police_20_par_20_défaut1"><text:span text:style-name="T1"> Bon, je t’explique. Baptiste doute, il ne veut plus nous suivre…</text:span></text:span></text:p>
      <text:p text:style-name="P8"/>
      <text:p text:style-name="P3"><text:span text:style-name="Police_20_par_20_défaut1"><text:span text:style-name="T5">Romain :</text:span></text:span><text:span text:style-name="Police_20_par_20_défaut1"><text:span text:style-name="T1"> Alors foutez-lui la paix !</text:span></text:span></text:p>
      <text:p text:style-name="P8"/>
      <text:p text:style-name="P3"><text:span text:style-name="Police_20_par_20_défaut1"><text:span text:style-name="T5">Mathis :</text:span></text:span><text:span text:style-name="Police_20_par_20_défaut1"><text:span text:style-name="T1"> Pas question ! Il s’est engagé auprès d’Amlaetxhis, il doit y rester. Il a dit qu’il reviendrait si tu nous suivais. Je ne sais absolument pas pourquoi, mais c’est comme ça alors s’il te plaît aide nous.</text:span></text:span></text:p>
      <text:p text:style-name="P8"/>
      <text:p text:style-name="P3"><text:span text:style-name="Police_20_par_20_défaut1"><text:span text:style-name="T5">Romain :</text:span></text:span><text:span text:style-name="Police_20_par_20_défaut1"><text:span text:style-name="T1"> Vous n’avez vraiment rien d’autre à faire un samedi soir ?</text:span></text:span></text:p>
      <text:p text:style-name="P8"/>
      <text:p text:style-name="P3"><text:span text:style-name="Police_20_par_20_défaut1"><text:span text:style-name="T5">Mathis :</text:span></text:span><text:span text:style-name="Police_20_par_20_défaut1"><text:span text:style-name="T1"> Tu comptes regarder les élections ?</text:span></text:span></text:p>
      <text:p text:style-name="P8"/>
      <text:p text:style-name="P3"><text:span text:style-name="Police_20_par_20_défaut1"><text:span text:style-name="T5">Romain :</text:span></text:span><text:span text:style-name="Police_20_par_20_défaut1"><text:span text:style-name="T1"> Non, je sais très bien que c’est Farah qui va passer.</text:span></text:span></text:p>
      <text:p text:style-name="P8"/>
      <text:p text:style-name="P3"><text:span text:style-name="Police_20_par_20_défaut1"><text:span text:style-name="T5">Mathis :</text:span></text:span><text:span text:style-name="Police_20_par_20_défaut1"><text:span text:style-name="T1"> </text:span></text:span><text:span text:style-name="Police_20_par_20_défaut1"><text:span text:style-name="T10">Dans tes rêves…</text:span></text:span></text:p>
      <text:p text:style-name="P8"/>
      <text:p text:style-name="P3"><text:span text:style-name="Police_20_par_20_défaut1"><text:span text:style-name="T5">Romain :</text:span></text:span><text:span text:style-name="Police_20_par_20_défaut1"><text:span text:style-name="T1"> Quoi ?</text:span></text:span></text:p>
      <text:p text:style-name="P8"/>
      <text:p text:style-name="P3"><text:span text:style-name="Police_20_par_20_défaut1"><text:span text:style-name="T5">Mathis :</text:span></text:span><text:span text:style-name="Police_20_par_20_défaut1"><text:span text:style-name="T1"> Rien. Si tu es libre, rejoins-nous ! Ça ne te coûte rien !</text:span></text:span></text:p>
      <text:p text:style-name="P8"/>
      <text:p text:style-name="P3"><text:span text:style-name="Police_20_par_20_défaut1"><text:span text:style-name="T5">Romain :</text:span></text:span><text:span text:style-name="Police_20_par_20_défaut1"><text:span text:style-name="T1"> Mouais…</text:span></text:span></text:p>
      <text:p text:style-name="P8"/>
      <text:p text:style-name="P3"><text:soft-page-break/><text:span text:style-name="Police_20_par_20_défaut1"><text:span text:style-name="T5">Mathis :</text:span></text:span><text:span text:style-name="Police_20_par_20_défaut1"><text:span text:style-name="T1"> Super ! Aller monte !</text:span></text:span></text:p>
      <text:p text:style-name="P8"/>
      <text:p text:style-name="P3"><text:span text:style-name="Police_20_par_20_défaut1"><text:span text:style-name="T5">Romain :</text:span></text:span><text:span text:style-name="Police_20_par_20_défaut1"><text:span text:style-name="T1"> J’ai pas dit oui hein !</text:span></text:span></text:p>
      <text:p text:style-name="P8"/>
      <text:p text:style-name="P8">Avant qu’il ne puisse protester d’avantage, Romain était enfermé dans le tank. Mathis tentait de difficilement manœuvrer une marche arrière.</text:p>
      <text:p text:style-name="P8">De retour chez Baptiste, Mathis entendit la douce voix du téléviseur qui annonçait les résultats. Baptiste, Alexis et Yann étaient assis sur le canapé suspendus aux lèvres du présentateur.</text:p>
      <text:p text:style-name="P8"/>
      <text:p text:style-name="P3"><text:span text:style-name="Police_20_par_20_défaut1"><text:span text:style-name="T5">Laurent Delahousse : </text:span></text:span><text:span text:style-name="Police_20_par_20_défaut1"><text:span text:style-name="T1">Et voici les résultats de ce soir : Farah Korchi, 7,1 % des voix. Jean-Marie Lepen, 7,1 % des voix. Jean-Luc Mélenchon, 19,2 % des voix. Camille Tochon, 66,6 % des voix. C’est donc Camille Tochon qui devient le IX</text:span></text:span><text:span text:style-name="Police_20_par_20_défaut1"><text:span text:style-name="T26">ème</text:span></text:span><text:span text:style-name="Police_20_par_20_défaut1"><text:span text:style-name="T1"> président de la République Française…</text:span></text:span></text:p>
      <text:p text:style-name="P8"/>
      <text:p text:style-name="P3"><text:span text:style-name="Police_20_par_20_défaut1"><text:span text:style-name="T5">Alexis L :</text:span></text:span><text:span text:style-name="Police_20_par_20_défaut1"><text:span text:style-name="T1"> Il a vraiment gagné…</text:span></text:span></text:p>
      <text:p text:style-name="P8"/>
      <text:p text:style-name="P3"><text:span text:style-name="Police_20_par_20_défaut1"><text:span text:style-name="T5">Yann :</text:span></text:span><text:span text:style-name="Police_20_par_20_défaut1"><text:span text:style-name="T1"> En même temps, les autres candidats étaient beaucoup trop sérieux.</text:span></text:span></text:p>
      <text:p text:style-name="P8"/>
      <text:p text:style-name="P3"><text:span text:style-name="Police_20_par_20_défaut1"><text:span text:style-name="T5">Romain :</text:span></text:span><text:span text:style-name="Police_20_par_20_défaut1"><text:span text:style-name="T1"> Je pensais quand même que Farah ferait plus que ça…</text:span></text:span></text:p>
      <text:p text:style-name="P8"/>
      <text:p text:style-name="P3"><text:span text:style-name="Police_20_par_20_défaut1"><text:span text:style-name="T5">Baptiste :</text:span></text:span><text:span text:style-name="Police_20_par_20_défaut1"><text:span text:style-name="T1"> C’est clair. Attend… WTF Romain qu’est-ce que tu fous là ?</text:span></text:span></text:p>
      <text:p text:style-name="P8"/>
      <text:p text:style-name="P8">Baptiste se jeta dans les bras de Romain, qui eurent du mal à le contenir. Son visage était illuminé d’une joie qu’il pensait avoir définitivement perdu. Soudain, il refit la moue.</text:p>
      <text:p text:style-name="P8"/>
      <text:p text:style-name="P3"><text:span text:style-name="Police_20_par_20_défaut1"><text:span text:style-name="T5">Baptiste :</text:span></text:span><text:span text:style-name="Police_20_par_20_défaut1"><text:span text:style-name="T1"> Ça veut dire que tu as accepté ?</text:span></text:span></text:p>
      <text:p text:style-name="P8"/>
      <text:p text:style-name="P3"><text:span text:style-name="Police_20_par_20_défaut1"><text:span text:style-name="T5">Romain :</text:span></text:span><text:span text:style-name="Police_20_par_20_défaut1"><text:span text:style-name="T1"> Disons que je suis là…</text:span></text:span></text:p>
      <text:p text:style-name="P8"/>
      <text:p text:style-name="P3"><text:span text:style-name="Police_20_par_20_défaut1"><text:span text:style-name="T5">Baptiste :</text:span></text:span><text:span text:style-name="Police_20_par_20_défaut1"><text:span text:style-name="T1"> Donc on va devoir les aider…</text:span></text:span></text:p>
      <text:p text:style-name="P8"/>
      <text:p text:style-name="P3"><text:span text:style-name="Police_20_par_20_défaut1"><text:span text:style-name="T5">Romain :</text:span></text:span><text:span text:style-name="Police_20_par_20_défaut1"><text:span text:style-name="T1"> Faut croire...</text:span></text:span></text:p>
      <text:p text:style-name="P8"/>
      <text:p text:style-name="P8">Il afficha un sourire triste.</text:p>
      <text:p text:style-name="P8"/>
      <text:p text:style-name="P3"><text:span text:style-name="Police_20_par_20_défaut1"><text:span text:style-name="T5">Baptiste :</text:span></text:span><text:span text:style-name="Police_20_par_20_défaut1"><text:span text:style-name="T1"> Au moins on sera ensemble !</text:span></text:span></text:p>
      <text:p text:style-name="P8"/>
      <text:p text:style-name="P3"><text:span text:style-name="Police_20_par_20_défaut1"><text:span text:style-name="T5">Mathis :</text:span></text:span><text:span text:style-name="Police_20_par_20_défaut1"><text:span text:style-name="T1"> Allez ! On se dépêche, Tout le monde dans le tank, on monte à Paris !</text:span></text:span></text:p>
      <text:p text:style-name="P8"/>
      <text:p text:style-name="P3"><text:span text:style-name="Police_20_par_20_défaut1"><text:span text:style-name="T5">Camille (à la télé) :</text:span></text:span><text:span text:style-name="Police_20_par_20_défaut1"><text:span text:style-name="T1"> … Et c’est pour ces raisons, je renomme Paris « Tochongrad ». Vous êtes le futur de cette nation, et ensemble, nous allons bâtir le monde de demain. N’oubliez pas ! Vive la France, la nation qui incarne la puissance !</text:span></text:span></text:p>
      <text:p text:style-name="P8"/>
      <text:p text:style-name="P3"><text:span text:style-name="Police_20_par_20_défaut1"><text:span text:style-name="T5">Mathis :</text:span></text:span><text:span text:style-name="Police_20_par_20_défaut1"><text:span text:style-name="T1"> Bon, bah… direction Tochongrad alors.</text:span></text:span></text:p>
      <text:p text:style-name="P14">Chapitre 13 : Quoi de neuf docteur ?</text:p>
      <text:p text:style-name="P8"/>
      <text:p text:style-name="P3"><text:span text:style-name="Police_20_par_20_défaut1"><text:span text:style-name="T5">Guillaume :</text:span></text:span><text:span text:style-name="Police_20_par_20_défaut1"><text:span text:style-name="T1"> Et maintenant ? Qu’est-ce qu’on fait ?</text:span></text:span></text:p>
      <text:p text:style-name="P8"/>
      <text:p text:style-name="P8">Toute la troupe s’était réunie dans un wok pour le dîner. Grâce à la contribution de Guillaume, ils purent aller dans le meilleur wok de France. Le wok du Colonel Makaya ! Attablés autour d’un repas, Aden et ses amis (ses camarades au moins) cherchaient comment anéantir une fois pour toute Amlaetxhis. Les plus brillants esprits animaient la conversation.</text:p>
      <text:p text:style-name="P8"/>
      <text:p text:style-name="P3"><text:span text:style-name="Police_20_par_20_défaut1"><text:span text:style-name="T5">Alexis A :</text:span></text:span><text:span text:style-name="Police_20_par_20_défaut1"><text:span text:style-name="T1"> </text:span></text:span><text:span text:style-name="Police_20_par_20_défaut1"><text:span text:style-name="T3">FOH ! SOPHIIIIE !</text:span></text:span></text:p>
      <text:p text:style-name="P8"/>
      <text:p text:style-name="P3"><text:span text:style-name="Police_20_par_20_défaut1"><text:span text:style-name="T5">Aden :</text:span></text:span><text:span text:style-name="Police_20_par_20_défaut1"><text:span text:style-name="T1"> Il a raison, nous devons nous assurer de la victoire du sophisme.</text:span></text:span></text:p>
      <text:p text:style-name="P8"/>
      <text:p text:style-name="P3"><text:span text:style-name="Police_20_par_20_défaut1"><text:span text:style-name="T5">Thibault :</text:span></text:span><text:span text:style-name="Police_20_par_20_défaut1"><text:span text:style-name="T1"> J’ai toujours dit qu’il était intelligent ce garçon.</text:span></text:span></text:p>
      <text:p text:style-name="P8"/>
      <text:p text:style-name="P3"><text:span text:style-name="Police_20_par_20_défaut1"><text:span text:style-name="T5">Antoine :</text:span></text:span><text:span text:style-name="Police_20_par_20_défaut1"><text:span text:style-name="T1"> Et comment on va faire ?</text:span></text:span></text:p>
      <text:p text:style-name="P8"/>
      <text:p text:style-name="P3"><text:span text:style-name="Police_20_par_20_défaut1"><text:span text:style-name="T5">Guillaume :</text:span></text:span><text:span text:style-name="Police_20_par_20_défaut1"><text:span text:style-name="T1"> C’est simple ! On tue Matéo, Mathis, et Alexis !</text:span></text:span></text:p>
      <text:p text:style-name="P8"/>
      <text:p text:style-name="P3"><text:span text:style-name="Police_20_par_20_défaut1"><text:span text:style-name="T5">Alexis A :</text:span></text:span><text:span text:style-name="Police_20_par_20_défaut1"><text:span text:style-name="T1"> </text:span></text:span><text:span text:style-name="Police_20_par_20_défaut1"><text:span text:style-name="T3">NAAN !</text:span></text:span></text:p>
      <text:p text:style-name="P8"/>
      <text:p text:style-name="P3"><text:span text:style-name="Police_20_par_20_défaut1"><text:span text:style-name="T5">Guillaume :</text:span></text:span><text:span text:style-name="Police_20_par_20_défaut1"><text:span text:style-name="T1"> Mais pas toi abruti !</text:span></text:span></text:p>
      <text:p text:style-name="P8"/>
      <text:p text:style-name="P3"><text:span text:style-name="Police_20_par_20_défaut1"><text:span text:style-name="T5">Thibault :</text:span></text:span><text:span text:style-name="Police_20_par_20_défaut1"><text:span text:style-name="T1"> Calme-toi Guillaume, il est fatigué lui aussi…</text:span></text:span></text:p>
      <text:p text:style-name="P8"/>
      <text:p text:style-name="P3"><text:span text:style-name="T4">Ludivine :</text:span><text:span text:style-name="T1"> Y’a pas un quatrième membre ? Il me semble qu’il avait un SVT avec eux.</text:span></text:p>
      <text:p text:style-name="P8"/>
      <text:p text:style-name="P3"><text:span text:style-name="Police_20_par_20_défaut1"><text:span text:style-name="T5">Antoine :</text:span></text:span><text:span text:style-name="Police_20_par_20_défaut1"><text:span text:style-name="T1"> Qu’est-ce qu’un SVT ferait avec eux ? On est pas fou à ce point !</text:span></text:span></text:p>
      <text:p text:style-name="P8"/>
      <text:p text:style-name="P3"><text:span text:style-name="Police_20_par_20_défaut1"><text:span text:style-name="T5">Guillaume :</text:span></text:span><text:span text:style-name="Police_20_par_20_défaut1"><text:span text:style-name="T1"> Tous les SVT sont cinglés ! Vous avez tous mal fini ! Farah s’est lancé dans la politique, Baptiste est devenu dépressif, on ne sait pas ce qui est arrivé à Romain, Kenny a ouvert un restaurant qui fait de la viande, et il nous a servi du POISSON !</text:span></text:span></text:p>
      <text:p text:style-name="P8"/>
      <text:p text:style-name="P3"><text:span text:style-name="Police_20_par_20_défaut1"><text:span text:style-name="T5">Ludivine :</text:span></text:span><text:span text:style-name="Police_20_par_20_défaut1"><text:span text:style-name="T1"> T’es sûr que c’est du poisson ?</text:span></text:span></text:p>
      <text:p text:style-name="P8"/>
      <text:p text:style-name="P3"><text:span text:style-name="Police_20_par_20_défaut1"><text:span text:style-name="T5">Guillaume :</text:span></text:span><text:span text:style-name="Police_20_par_20_défaut1"><text:span text:style-name="T1"> Non ! C’est un putain de crabe !</text:span></text:span></text:p>
      <text:p text:style-name="P8"/>
      <text:p text:style-name="P3"><text:span text:style-name="Police_20_par_20_défaut1"><text:span text:style-name="T5">Antoine :</text:span></text:span><text:span text:style-name="Police_20_par_20_défaut1"><text:span text:style-name="T1"> Alors que vous, les SI, vous avez tellement bien progressé socialement ! Je te fais la liste de toutes vos tares, ou vous allez faire preuve d’un peu de bon sens ?</text:span></text:span></text:p>
      <text:p text:style-name="P8"/>
      <text:p text:style-name="P3"><text:span text:style-name="Police_20_par_20_défaut1"><text:span text:style-name="T5">Kenny :</text:span></text:span><text:span text:style-name="Police_20_par_20_défaut1"><text:span text:style-name="T1"> Du calme chef ! Je t’entends depuis la cuisine chef ! Dis-moi ce qui va pas.</text:span></text:span></text:p>
      <text:p text:style-name="P8"/>
      <text:p text:style-name="P3"><text:span text:style-name="Police_20_par_20_défaut1"><text:span text:style-name="T5">Aden :</text:span></text:span><text:span text:style-name="Police_20_par_20_défaut1"><text:span text:style-name="T1"> Rien, c’est un peu compliqué…</text:span></text:span></text:p>
      <text:p text:style-name="P8"/>
      <text:p text:style-name="P3"><text:span text:style-name="Police_20_par_20_défaut1"><text:span text:style-name="T5">Kenny :</text:span></text:span><text:span text:style-name="Police_20_par_20_défaut1"><text:span text:style-name="T1"> Rien n’est trop compliqué pour le Colonel.</text:span></text:span></text:p>
      <text:p text:style-name="P8"/>
      <text:p text:style-name="P3"><text:span text:style-name="Police_20_par_20_défaut1"><text:span text:style-name="T5">Aden :</text:span></text:span><text:span text:style-name="Police_20_par_20_défaut1"><text:span text:style-name="T1"> En gros, Matéo a transformé Léopold en coussin pour plonger le monde dans la décadence des dessins animés sexuels.</text:span></text:span></text:p>
      <text:p text:style-name="P8"/>
      <text:p text:style-name="P3"><text:span text:style-name="Police_20_par_20_défaut1"><text:span text:style-name="T5">Kenny :</text:span></text:span><text:span text:style-name="Police_20_par_20_défaut1"><text:span text:style-name="T1"> C’est normal ça chef. Il est fou Matéo.</text:span></text:span></text:p>
      <text:p text:style-name="P8"/>
      <text:p text:style-name="P3"><text:soft-page-break/><text:span text:style-name="Police_20_par_20_défaut1"><text:span text:style-name="T5">Antoine :</text:span></text:span><text:span text:style-name="Police_20_par_20_défaut1"><text:span text:style-name="T1"> Dit moi Kenny...</text:span></text:span></text:p>
      <text:p text:style-name="P8"/>
      <text:p text:style-name="P3"><text:span text:style-name="Police_20_par_20_défaut1"><text:span text:style-name="T5">Kenny :</text:span></text:span><text:span text:style-name="Police_20_par_20_défaut1"><text:span text:style-name="T1"> C’est Colonel Makaya chef.</text:span></text:span></text:p>
      <text:p text:style-name="P8"/>
      <text:p text:style-name="P3"><text:span text:style-name="Police_20_par_20_défaut1"><text:span text:style-name="T5">Antoine :</text:span></text:span><text:span text:style-name="Police_20_par_20_défaut1"><text:span text:style-name="T1"> Pardon, M. Makaya, si tu sais que Matéo est dangereux, tu voudrais nous rejoindre ? On lutte contre sa folie, qu’il tente d’imposer.</text:span></text:span></text:p>
      <text:p text:style-name="P8"/>
      <text:p text:style-name="P3"><text:span text:style-name="Police_20_par_20_défaut1"><text:span text:style-name="T5">Kenny :</text:span></text:span><text:span text:style-name="Police_20_par_20_défaut1"><text:span text:style-name="T1"> Je peux vous aider chef, mais faut savoir où vous allez aussi !</text:span></text:span></text:p>
      <text:p text:style-name="P8"/>
      <text:p text:style-name="P3"><text:span text:style-name="Police_20_par_20_défaut1"><text:span text:style-name="T5">Aden :</text:span></text:span><text:span text:style-name="Police_20_par_20_défaut1"><text:span text:style-name="T1"> J’ai reçu un mail d’un espion qui travaille pour nous. Ce sont les plans du laboratoire du Dr Friedmann, mais je ne vois pas ce qu’on peut faire avec…</text:span></text:span></text:p>
      <text:p text:style-name="P8"/>
      <text:p text:style-name="P3"><text:span text:style-name="Police_20_par_20_défaut1"><text:span text:style-name="T5">Antoine :</text:span></text:span><text:span text:style-name="Police_20_par_20_défaut1"><text:span text:style-name="T1"> </text:span></text:span><text:span text:style-name="Police_20_par_20_défaut1"><text:span text:style-name="T19">Il y </text:span></text:span><text:span text:style-name="Police_20_par_20_défaut1"><text:span text:style-name="T1">a sa localisation avec ?</text:span></text:span></text:p>
      <text:p text:style-name="P8"/>
      <text:p text:style-name="P3"><text:span text:style-name="Police_20_par_20_défaut1"><text:span text:style-name="T5">Aden :</text:span></text:span><text:span text:style-name="Police_20_par_20_défaut1"><text:span text:style-name="T1"> Oui, c’est dans une ville dans le Val-de-Marne.</text:span></text:span></text:p>
      <text:p text:style-name="P8"/>
      <text:p text:style-name="P3"><text:span text:style-name="Police_20_par_20_défaut1"><text:span text:style-name="T5">Kenny :</text:span></text:span><text:span text:style-name="Police_20_par_20_défaut1"><text:span text:style-name="T1"> Faut y aller chef. On verra bien ce qu’on trouve là-bas.</text:span></text:span></text:p>
      <text:p text:style-name="P8"/>
      <text:p text:style-name="P8">Soudain, le téléphone de Thibault se mit à sonner. Il décrocha, coupant à contre cœur la musique de Fatal Bazooka qui lui servait de sonnerie.</text:p>
      <text:p text:style-name="P8"/>
      <text:p text:style-name="P3"><text:span text:style-name="Police_20_par_20_défaut1"><text:span text:style-name="T5">??? :</text:span></text:span><text:span text:style-name="Police_20_par_20_défaut1"><text:span text:style-name="T1"> Allô ?</text:span></text:span></text:p>
      <text:p text:style-name="P8"/>
      <text:p text:style-name="P3"><text:span text:style-name="Police_20_par_20_défaut1"><text:span text:style-name="T5">Thibault :</text:span></text:span><text:span text:style-name="Police_20_par_20_défaut1"><text:span text:style-name="T1"> À l’huile !</text:span></text:span></text:p>
      <text:p text:style-name="P8"/>
      <text:p text:style-name="P3"><text:span text:style-name="Police_20_par_20_défaut1"><text:span text:style-name="T5">??? :</text:span></text:span><text:span text:style-name="Police_20_par_20_défaut1"><text:span text:style-name="T1"> Putain ferme ta gueule avec tes blagues de merdes !</text:span></text:span></text:p>
      <text:p text:style-name="P8"/>
      <text:p text:style-name="P3"><text:span text:style-name="Police_20_par_20_défaut1"><text:span text:style-name="T5">Thibault :</text:span></text:span><text:span text:style-name="Police_20_par_20_défaut1"><text:span text:style-name="T1"> Ah, c’est Sophiane.</text:span></text:span></text:p>
      <text:p text:style-name="P8"/>
      <text:p text:style-name="P3"><text:span text:style-name="Police_20_par_20_défaut1"><text:span text:style-name="T5">Sophiane :</text:span></text:span><text:span text:style-name="Police_20_par_20_défaut1"><text:span text:style-name="T1"> J’ai chourave un bus, ramenez vos culs !</text:span></text:span></text:p>
      <text:p text:style-name="P8"/>
      <text:p text:style-name="P3"><text:span text:style-name="Police_20_par_20_défaut1"><text:span text:style-name="T5">Aden :</text:span></text:span><text:span text:style-name="Police_20_par_20_défaut1"><text:span text:style-name="T1"> Bon, je pense qu’il est temps qu’on se mette en route.</text:span></text:span></text:p>
      <text:p text:style-name="P8"/>
      <text:p text:style-name="P4">Pendant ce temps, à Tochongrad…</text:p>
      <text:p text:style-name="P8"/>
      <text:p text:style-name="P3"><text:span text:style-name="Police_20_par_20_défaut1"><text:span text:style-name="T5">Pauline :</text:span></text:span><text:span text:style-name="Police_20_par_20_défaut1"><text:span text:style-name="T1"> Tu sais, on doit RALENTIR quand on voit un dos d’âne ! Pas accélérer ! En plus tu sais même pas où tu vas !</text:span></text:span></text:p>
      <text:p text:style-name="P8"/>
      <text:p text:style-name="P3"><text:span text:style-name="Police_20_par_20_défaut1"><text:span text:style-name="T5">Samy :</text:span></text:span><text:span text:style-name="Police_20_par_20_défaut1"><text:span text:style-name="T1"> Oh la ferme ! Ivan pour la dernière fois allume ton putain de Snapchat qu’on retrouve les autres !</text:span></text:span></text:p>
      <text:p text:style-name="P8"/>
      <text:p text:style-name="P3"><text:span text:style-name="Police_20_par_20_défaut1"><text:span text:style-name="T5">Ivan :</text:span></text:span><text:span text:style-name="Police_20_par_20_défaut1"><text:span text:style-name="T1"> On capte rien ici ! Pourtant on est à Paris je comprends pas…</text:span></text:span></text:p>
      <text:p text:style-name="P8"/>
      <text:p text:style-name="P3"><text:span text:style-name="Police_20_par_20_défaut1"><text:span text:style-name="T5">Samy :</text:span></text:span><text:span text:style-name="Police_20_par_20_défaut1"><text:span text:style-name="T1"> D’ailleurs c’est bizarre, tous les panneaux ont été retirés… On dirait qu’il se passe des choses pas nettes ici…</text:span></text:span></text:p>
      <text:p text:style-name="P8"/>
      <text:p text:style-name="P3"><text:span text:style-name="Police_20_par_20_défaut1"><text:span text:style-name="T5">Ivan :</text:span></text:span><text:span text:style-name="Police_20_par_20_défaut1"><text:span text:style-name="T1"> C’est bon je les ai trouvés ! Ils sont pas loin, au wok.</text:span></text:span></text:p>
      <text:p text:style-name="P8"/>
      <text:p text:style-name="P8">Malheureusement, Samy passa devant un magnifique magasin de cireuses flambant neuves, qui attira son attention, et détourna son regard de la route. C’est ainsi qu’ils finirent tous les trois dans un local à poubelle.</text:p>
      <text:p text:style-name="P8"/>
      <text:p text:style-name="P3"><text:soft-page-break/><text:span text:style-name="Police_20_par_20_défaut1"><text:span text:style-name="T5">Ivan :</text:span></text:span><text:span text:style-name="Police_20_par_20_défaut1"><text:span text:style-name="T1"> Samy je vais t’en coller une !</text:span></text:span></text:p>
      <text:p text:style-name="P8"/>
      <text:p text:style-name="P3"><text:span text:style-name="Police_20_par_20_défaut1"><text:span text:style-name="T5">Samy :</text:span></text:span><text:span text:style-name="Police_20_par_20_défaut1"><text:span text:style-name="T1"> La voiture marche plus…</text:span></text:span></text:p>
      <text:p text:style-name="P8"/>
      <text:p text:style-name="P3"><text:span text:style-name="Police_20_par_20_défaut1"><text:span text:style-name="T5">Pauline :</text:span></text:span><text:span text:style-name="Police_20_par_20_défaut1"><text:span text:style-name="T1"> Comment on va faire ?</text:span></text:span></text:p>
      <text:p text:style-name="P8"/>
      <text:p text:style-name="P3"><text:span text:style-name="Police_20_par_20_défaut1"><text:span text:style-name="T5">Samy :</text:span></text:span><text:span text:style-name="Police_20_par_20_défaut1"><text:span text:style-name="T1"> On s’en fout, tu sens pas cette odeur de mélange de bœuf et de crabe ? On est arrivés.</text:span></text:span></text:p>
      <text:p text:style-name="P8"/>
      <text:p text:style-name="P3"><text:span text:style-name="Police_20_par_20_défaut1"><text:span text:style-name="T5">Ivan :</text:span></text:span><text:span text:style-name="Police_20_par_20_défaut1"><text:span text:style-name="T1"> Je sens surtout les fruits et légumes moisis qui ont été abandonnés…</text:span></text:span></text:p>
      <text:p text:style-name="P8"/>
      <text:p text:style-name="P3"><text:span text:style-name="Police_20_par_20_défaut1"><text:span text:style-name="T5">Sophiane :</text:span></text:span><text:span text:style-name="Police_20_par_20_défaut1"><text:span text:style-name="T1"> Wesh vous foutez quoi ?</text:span></text:span></text:p>
      <text:p text:style-name="P8"/>
      <text:p text:style-name="P3"><text:span text:style-name="Police_20_par_20_défaut1"><text:span text:style-name="T5">Samy :</text:span></text:span><text:span text:style-name="Police_20_par_20_défaut1"><text:span text:style-name="T1"> Ah vous êtes là…</text:span></text:span></text:p>
      <text:p text:style-name="P8"/>
      <text:p text:style-name="P3"><text:span text:style-name="Police_20_par_20_défaut1"><text:span text:style-name="T5">Sophiane :</text:span></text:span><text:span text:style-name="Police_20_par_20_défaut1"><text:span text:style-name="T1"> Dépêchez-vous, on se casse !</text:span></text:span></text:p>
      <text:p text:style-name="P8"/>
      <text:p text:style-name="P3"><text:span text:style-name="Police_20_par_20_défaut1"><text:span text:style-name="T5">Aden :</text:span></text:span><text:span text:style-name="Police_20_par_20_défaut1"><text:span text:style-name="T1"> Samy, pourquoi tu n’as pas répondu à mon message ?</text:span></text:span></text:p>
      <text:p text:style-name="P8"/>
      <text:p text:style-name="P3"><text:span text:style-name="Police_20_par_20_défaut1"><text:span text:style-name="T5">Samy :</text:span></text:span><text:span text:style-name="Police_20_par_20_défaut1"><text:span text:style-name="T1"> Quel m… AH ! Oui ! Alors, ça tombe bien que t’en parle parce que justement y avait pas de réseau, on a été attaqué, et y a eu un séisme alors…</text:span></text:span></text:p>
      <text:p text:style-name="P8"/>
      <text:p text:style-name="P3"><text:span text:style-name="Police_20_par_20_défaut1"><text:span text:style-name="T5">Guillaume :</text:span></text:span><text:span text:style-name="Police_20_par_20_défaut1"><text:span text:style-name="T1"> Vos gueule, montez dans le bus bande de blaireaux.</text:span></text:span></text:p>
      <text:p text:style-name="P8"/>
      <text:p text:style-name="P3"><text:span text:style-name="Police_20_par_20_défaut1"><text:span text:style-name="T5">Alexis A :</text:span></text:span><text:span text:style-name="Police_20_par_20_défaut1"><text:span text:style-name="T1"> </text:span></text:span><text:span text:style-name="Police_20_par_20_défaut1"><text:span text:style-name="T3">ÇA PUE ! TOOH !</text:span></text:span></text:p>
      <text:p text:style-name="P8"/>
      <text:p text:style-name="P3"><text:span text:style-name="Police_20_par_20_défaut1"><text:span text:style-name="T5">Samy :</text:span></text:span><text:span text:style-name="Police_20_par_20_défaut1"><text:span text:style-name="T1"> C’est Pauline !</text:span></text:span></text:p>
      <text:p text:style-name="P8"/>
      <text:p text:style-name="P3"><text:span text:style-name="Police_20_par_20_défaut1"><text:span text:style-name="T5">Pauline :</text:span></text:span><text:span text:style-name="Police_20_par_20_défaut1"><text:span text:style-name="T1"> Quoi ? On est tous rentrés dans le local à poubelle il me semble.</text:span></text:span></text:p>
      <text:p text:style-name="P8"/>
      <text:p text:style-name="P3"><text:span text:style-name="Police_20_par_20_défaut1"><text:span text:style-name="T5">Ivan :</text:span></text:span><text:span text:style-name="Police_20_par_20_défaut1"><text:span text:style-name="T1"> Oui, mais toi t’as une peau de banane sur la tête.</text:span></text:span></text:p>
      <text:p text:style-name="P8"/>
      <text:p text:style-name="P3"><text:span text:style-name="Police_20_par_20_défaut1"><text:span text:style-name="T5">Sophiane :</text:span></text:span><text:span text:style-name="Police_20_par_20_défaut1"><text:span text:style-name="T1"> Bon allez, attachez-vous je démarre.</text:span></text:span></text:p>
      <text:p text:style-name="P8"/>
      <text:p text:style-name="P3"><text:span text:style-name="Police_20_par_20_défaut1"><text:span text:style-name="T5">Samy :</text:span></text:span><text:span text:style-name="Police_20_par_20_défaut1"><text:span text:style-name="T1"> Je peux conduire ?</text:span></text:span></text:p>
      <text:p text:style-name="P8"/>
      <text:p text:style-name="P3"><text:span text:style-name="Police_20_par_20_défaut1"><text:span text:style-name="T5">Sofiane :</text:span></text:span><text:span text:style-name="Police_20_par_20_défaut1"><text:span text:style-name="T1"> Même pas en rêve.</text:span></text:span></text:p>
      <text:p text:style-name="P14">Chapitre 14 : Sens la puissaaance !</text:p>
      <text:p text:style-name="P8"/>
      <text:p text:style-name="P8">Le tank se gara paisiblement dans le jardin de l’Élysée. Pour la première fois, Mathis n’était pas rentré dans quelque chose en tentant de manœuvrer.</text:p>
      <text:p text:style-name="P8"/>
      <text:p text:style-name="P3"><text:span text:style-name="Police_20_par_20_défaut1"><text:span text:style-name="T5">Mathis :</text:span></text:span><text:span text:style-name="Police_20_par_20_défaut1"><text:span text:style-name="T1"> Alors ? C’est qui le meilleur ? Hein ?</text:span></text:span></text:p>
      <text:p text:style-name="P8"/>
      <text:p text:style-name="P3"><text:span text:style-name="Police_20_par_20_défaut1"><text:span text:style-name="T5">Alexis L :</text:span></text:span><text:span text:style-name="Police_20_par_20_défaut1"><text:span text:style-name="T1"> Un coup de chance sûrement...</text:span></text:span></text:p>
      <text:p text:style-name="P8"/>
      <text:p text:style-name="P3"><text:span text:style-name="Police_20_par_20_défaut1"><text:span text:style-name="T5">Yann :</text:span></text:span><text:span text:style-name="Police_20_par_20_défaut1"><text:span text:style-name="T1"> Oui, la CHANCE !</text:span></text:span></text:p>
      <text:p text:style-name="P8"/>
      <text:p text:style-name="P3"><text:span text:style-name="Police_20_par_20_défaut1"><text:span text:style-name="T5">Baptiste :</text:span></text:span><text:span text:style-name="Police_20_par_20_défaut1"><text:span text:style-name="T1"> Le BOL !</text:span></text:span></text:p>
      <text:p text:style-name="P8"/>
      <text:p text:style-name="P3"><text:span text:style-name="Police_20_par_20_défaut1"><text:span text:style-name="T5">Romain :</text:span></text:span><text:span text:style-name="Police_20_par_20_défaut1"><text:span text:style-name="T1"> Le POT !</text:span></text:span></text:p>
      <text:p text:style-name="P8"/>
      <text:p text:style-name="P3"><text:span text:style-name="Police_20_par_20_défaut1"><text:span text:style-name="T5">Mathis :</text:span></text:span><text:span text:style-name="Police_20_par_20_défaut1"><text:span text:style-name="T1"> Stop.</text:span></text:span></text:p>
      <text:p text:style-name="P8"/>
      <text:p text:style-name="P8">Mathis entra le premier dans le palais, suivit par Alexis et Yann. Baptiste et Romain fermaient la marche. Ils montèrent jusqu’au bureau du président, et Mathis toqua à la lourde porte.</text:p>
      <text:p text:style-name="P8"/>
      <text:p text:style-name="P3"><text:span text:style-name="Police_20_par_20_défaut1"><text:span text:style-name="T5">Romain :</text:span></text:span><text:span text:style-name="Police_20_par_20_défaut1"><text:span text:style-name="T1"> C’est bizarre qu’on ait croisé aucun garde.</text:span></text:span></text:p>
      <text:p text:style-name="P8"/>
      <text:p text:style-name="P3"><text:span text:style-name="Police_20_par_20_défaut1"><text:span text:style-name="T5">Mathis :</text:span></text:span><text:span text:style-name="Police_20_par_20_défaut1"><text:span text:style-name="T1"> M. Tochon les a tous faits retirer, il avait peur d’un assassinat dans son sommeil.</text:span></text:span></text:p>
      <text:p text:style-name="P8"/>
      <text:p text:style-name="P8">Soudain, la porte s’ouvrit, affichant la droiture de Camille.</text:p>
      <text:p text:style-name="P8"/>
      <text:p text:style-name="P3"><text:span text:style-name="Police_20_par_20_défaut1"><text:span text:style-name="T5">Camille :</text:span></text:span><text:span text:style-name="Police_20_par_20_défaut1"><text:span text:style-name="T1"> Le principe quand on vous dit d’entrer, c’est qu’il faut entrer !</text:span></text:span></text:p>
      <text:p text:style-name="P8"/>
      <text:p text:style-name="P3"><text:span text:style-name="Police_20_par_20_défaut1"><text:span text:style-name="T5">Alexis L :</text:span></text:span><text:span text:style-name="Police_20_par_20_défaut1"><text:span text:style-name="T1"> Vous nous avez rien dit…</text:span></text:span></text:p>
      <text:p text:style-name="P8"/>
      <text:p text:style-name="P3"><text:span text:style-name="Police_20_par_20_défaut1"><text:span text:style-name="T5">Camille :</text:span></text:span><text:span text:style-name="Police_20_par_20_défaut1"><text:span text:style-name="T1"> Si.</text:span></text:span></text:p>
      <text:p text:style-name="P8"/>
      <text:p text:style-name="P3"><text:span text:style-name="Police_20_par_20_défaut1"><text:span text:style-name="T5">Yann :</text:span></text:span><text:span text:style-name="Police_20_par_20_défaut1"><text:span text:style-name="T1"> Bah désolé, on a pas entendu. Ça doit être l’épaisseur de la porte…</text:span></text:span></text:p>
      <text:p text:style-name="P8"/>
      <text:p text:style-name="P3"><text:span text:style-name="Police_20_par_20_défaut1"><text:span text:style-name="T5">Camille :</text:span></text:span><text:span text:style-name="Police_20_par_20_défaut1"><text:span text:style-name="T1"> Sûrement, oui. Entrez, je vous prie.</text:span></text:span></text:p>
      <text:p text:style-name="P8"/>
      <text:p text:style-name="P8">Ils entrèrent dans un bureau spacieux, possédant une trappe au plafond -sûrement pour monter sur le toit- ainsi qu’une grande baie vitrée de laquelle on apercevait tout Tochongrad. Du moins, on aurait pu voir, si Matéo ne se tenait pas devant. Il leur tournait le dos, et avait les bras croisés. Sa position rappelait celle d’un général sur un champ de bataille.</text:p>
      <text:p text:style-name="P8"/>
      <text:p text:style-name="P3"><text:span text:style-name="Police_20_par_20_défaut1"><text:span text:style-name="T5">Matéo :</text:span></text:span><text:span text:style-name="Police_20_par_20_défaut1"><text:span text:style-name="T1"> Mes amis… nous n’avons jamais été aussi proches de la victoire. J’ai conclu certains accords avec notre chef d’État, et il a accepté de nous prêter un peu de son pouvoir, pour mener à bien nos actions. Ce soir, ce n’est pas une ville, mais toute la France que nous allons assujettir !</text:span></text:span></text:p>
      <text:p text:style-name="P8"/>
      <text:p text:style-name="P3"><text:span text:style-name="Police_20_par_20_défaut1"><text:span text:style-name="T5">Romain :</text:span></text:span><text:span text:style-name="Police_20_par_20_défaut1"><text:span text:style-name="T1"> </text:span></text:span><text:span text:style-name="Police_20_par_20_défaut1"><text:span text:style-name="T10">Il est obligé d’utiliser des mots incompréhensibles ?</text:span></text:span></text:p>
      <text:p text:style-name="P8"/>
      <text:p text:style-name="P3"><text:span text:style-name="Police_20_par_20_défaut1"><text:span text:style-name="T5">Yann :</text:span></text:span><text:span text:style-name="Police_20_par_20_défaut1"><text:span text:style-name="T1"> </text:span></text:span><text:span text:style-name="Police_20_par_20_défaut1"><text:span text:style-name="T10">Chut !</text:span></text:span></text:p>
      <text:p text:style-name="P8"/>
      <text:p text:style-name="P3"><text:soft-page-break/><text:span text:style-name="Police_20_par_20_défaut1"><text:span text:style-name="T5">Matéo :</text:span></text:span><text:span text:style-name="Police_20_par_20_défaut1"><text:span text:style-name="T1"> J’ai également pu avoir l’aide de l’Élite ! Autant dire que nous avons une armée à nos pieds !</text:span></text:span></text:p>
      <text:p text:style-name="P8"/>
      <text:p text:style-name="P8">Il daigna enfin se retourner, et avança vers Camille.</text:p>
      <text:p text:style-name="P8"/>
      <text:p text:style-name="P3"><text:span text:style-name="Police_20_par_20_défaut1"><text:span text:style-name="T5">Matéo :</text:span></text:span><text:span text:style-name="Police_20_par_20_défaut1"><text:span text:style-name="T1"> Le moment est tout indiqué pour prononcer un discours froid, millimétré, et aux accents pessimistes. Un discours où nous parlerions de politique, de sécurité, de fraternité, de pouvoirs… Mais les discours, c’est pour les campagnes. Maintenant, c’est le temps de l’action !</text:span></text:span></text:p>
      <text:p text:style-name="P8"/>
      <text:p text:style-name="P8">L’assemblée le regarda avec un air entre la peur, et la satisfaction. Tout le monde savait une chose, rien ni personne ne pourrait se dresser sur son chemin ce soir. Pourtant, personne ne dit rien, sûrement parce que le ton sadique qu’avait pris Matéo leur faisait froid dans le dos.</text:p>
      <text:p text:style-name="P8"/>
      <text:p text:style-name="P3"><text:span text:style-name="Police_20_par_20_défaut1"><text:span text:style-name="T5">Matéo :</text:span></text:span><text:span text:style-name="Police_20_par_20_défaut1"><text:span text:style-name="T1"> Personne n’a la référence ?</text:span></text:span></text:p>
      <text:p text:style-name="P8"/>
      <text:p text:style-name="P3"><text:span text:style-name="Police_20_par_20_défaut1"><text:span text:style-name="T5">Alexis L :</text:span></text:span><text:span text:style-name="Police_20_par_20_défaut1"><text:span text:style-name="T1"> Non…</text:span></text:span></text:p>
      <text:p text:style-name="P8"/>
      <text:p text:style-name="P3"><text:span text:style-name="Police_20_par_20_défaut1"><text:span text:style-name="T5">Baptiste :</text:span></text:span><text:span text:style-name="Police_20_par_20_défaut1"><text:span text:style-name="T1"> Nope.</text:span></text:span></text:p>
      <text:p text:style-name="P8"/>
      <text:p text:style-name="P3"><text:span text:style-name="Police_20_par_20_défaut1"><text:span text:style-name="T5">Camille :</text:span></text:span><text:span text:style-name="Police_20_par_20_défaut1"><text:span text:style-name="T1"> Non désolé…</text:span></text:span></text:p>
      <text:p text:style-name="P8"/>
      <text:p text:style-name="P3"><text:span text:style-name="Police_20_par_20_défaut1"><text:span text:style-name="T5">Matéo :</text:span></text:span><text:span text:style-name="Police_20_par_20_défaut1"><text:span text:style-name="T1"> Bon tant pis. Exécutez l’Ordre 410.</text:span></text:span></text:p>
      <text:p text:style-name="P14">Chapitre 15 : For science !</text:p>
      <text:p text:style-name="P8"/>
      <text:p text:style-name="P3"><text:span text:style-name="Police_20_par_20_défaut1"><text:span text:style-name="T5">Sophiane :</text:span></text:span><text:span text:style-name="Police_20_par_20_défaut1"><text:span text:style-name="T1"> On est arrivés.</text:span></text:span></text:p>
      <text:p text:style-name="P8"/>
      <text:p text:style-name="P8">Le bus se gara devant la mairie de la ville.</text:p>
      <text:p text:style-name="P8"/>
      <text:p text:style-name="P3"><text:span text:style-name="Police_20_par_20_défaut1"><text:span text:style-name="T5">Ivan :</text:span></text:span><text:span text:style-name="Police_20_par_20_défaut1"><text:span text:style-name="T1"> Fontenay sous-bois… Quelle ville de merde !</text:span></text:span></text:p>
      <text:p text:style-name="P8"/>
      <text:p text:style-name="P3"><text:span text:style-name="Police_20_par_20_défaut1"><text:span text:style-name="T5">Thibault :</text:span></text:span><text:span text:style-name="Police_20_par_20_défaut1"><text:span text:style-name="T1"> J’avoue ça pue, on a croisé que des clochards depuis qu’on est arrivé, et on a assisté à trois fusillades…</text:span></text:span></text:p>
      <text:p text:style-name="P8"/>
      <text:p text:style-name="P3"><text:span text:style-name="Police_20_par_20_défaut1"><text:span text:style-name="T5">Samy :</text:span></text:span><text:span text:style-name="Police_20_par_20_défaut1"><text:span text:style-name="T1"> C’est normal, c’est samedi soir.</text:span></text:span></text:p>
      <text:p text:style-name="P8"/>
      <text:p text:style-name="P3"><text:span text:style-name="Police_20_par_20_défaut1"><text:span text:style-name="T5">Antoine :</text:span></text:span><text:span text:style-name="Police_20_par_20_défaut1"><text:span text:style-name="T1"> Bon, le labo est là. La question c’est comment on rentre.</text:span></text:span></text:p>
      <text:p text:style-name="P8"/>
      <text:p text:style-name="P3"><text:span text:style-name="Police_20_par_20_défaut1"><text:span text:style-name="T5">Alexis A :</text:span></text:span><text:span text:style-name="Police_20_par_20_défaut1"><text:span text:style-name="T1"> </text:span></text:span><text:span text:style-name="Police_20_par_20_défaut1"><text:span text:style-name="T3">TOOOH !</text:span></text:span></text:p>
      <text:p text:style-name="P8"/>
      <text:p text:style-name="P8">Alexis prit de l’élan, de fonça tête baissée sur une vitre, qui éclata en morceau.</text:p>
      <text:p text:style-name="P8"/>
      <text:p text:style-name="P3"><text:span text:style-name="Police_20_par_20_défaut1"><text:span text:style-name="T5">Thibault :</text:span></text:span><text:span text:style-name="Police_20_par_20_défaut1"><text:span text:style-name="T1"> Bien joué kiki !</text:span></text:span></text:p>
      <text:p text:style-name="P8"/>
      <text:p text:style-name="P3"><text:span text:style-name="Police_20_par_20_défaut1"><text:span text:style-name="T5">Guillaume :</text:span></text:span><text:span text:style-name="Police_20_par_20_défaut1"><text:span text:style-name="T1"> Ok, j’avoue il a été utile.</text:span></text:span></text:p>
      <text:p text:style-name="P8"/>
      <text:p text:style-name="P8">Non content d’avoir défoncé une fenêtre, Alexis se jeta sur la porte qu’il put ouvrir, permettant aux autres de passer.</text:p>
      <text:p text:style-name="P8"/>
      <text:p text:style-name="P3"><text:span text:style-name="Police_20_par_20_défaut1"><text:span text:style-name="T5">Samy :</text:span></text:span><text:span text:style-name="Police_20_par_20_défaut1"><text:span text:style-name="T1"> Et dire que c’est nos impôts qui vont payer les réparations…</text:span></text:span></text:p>
      <text:p text:style-name="P8"/>
      <text:p text:style-name="P3"><text:span text:style-name="Police_20_par_20_défaut1"><text:span text:style-name="T5">Ivan :</text:span></text:span><text:span text:style-name="Police_20_par_20_défaut1"><text:span text:style-name="T1"> Osef, on habite pas ici.</text:span></text:span></text:p>
      <text:p text:style-name="P8"/>
      <text:p text:style-name="P8">Ils entrèrent dans le bâtiment, et découvrirent une énorme trappe blindée, très très TRÈS mal dissimulée sous un tapis.</text:p>
      <text:p text:style-name="P8"/>
      <text:p text:style-name="P3"><text:span text:style-name="Police_20_par_20_défaut1"><text:span text:style-name="T5">Pauline :</text:span></text:span><text:span text:style-name="Police_20_par_20_défaut1"><text:span text:style-name="T1"> Comment ça s’ouvre ?</text:span></text:span></text:p>
      <text:p text:style-name="P8"/>
      <text:p text:style-name="P3"><text:span text:style-name="Police_20_par_20_défaut1"><text:span text:style-name="T5">Ivan :</text:span></text:span><text:span text:style-name="Police_20_par_20_défaut1"><text:span text:style-name="T1"> En tirant sur le levier.</text:span></text:span></text:p>
      <text:p text:style-name="P8"/>
      <text:p text:style-name="P3"><text:span text:style-name="Police_20_par_20_défaut1"><text:span text:style-name="T5">Pauline :</text:span></text:span><text:span text:style-name="Police_20_par_20_défaut1"><text:span text:style-name="T1"> Haha très drôle…</text:span></text:span></text:p>
      <text:p text:style-name="P8"/>
      <text:p text:style-name="P5">CLIC</text:p>
      <text:p text:style-name="P8"/>
      <text:p text:style-name="P8">La trappe s’ouvrit, en faisant un vacarme monstrueux.</text:p>
      <text:p text:style-name="P8"/>
      <text:p text:style-name="P3"><text:span text:style-name="Police_20_par_20_défaut1"><text:span text:style-name="T5">Pauline :</text:span></text:span><text:span text:style-name="Police_20_par_20_défaut1"><text:span text:style-name="T1"> Que… Comment ça…</text:span></text:span></text:p>
      <text:p text:style-name="P8"/>
      <text:p text:style-name="P8">Ivan ressorti de derrière un rideau.</text:p>
      <text:p text:style-name="P8"/>
      <text:p text:style-name="P3"><text:span text:style-name="Police_20_par_20_défaut1"><text:span text:style-name="T5">Ivan :</text:span></text:span><text:span text:style-name="Police_20_par_20_défaut1"><text:span text:style-name="T1"> Je t’avais dit qu’il fallait trouver le levier ! Pourquoi personne ne m’écoute jamais ?</text:span></text:span></text:p>
      <text:p text:style-name="P8"/>
      <text:p text:style-name="P3"><text:span text:style-name="Police_20_par_20_défaut1"><text:span text:style-name="T5">Samy :</text:span></text:span><text:span text:style-name="Police_20_par_20_défaut1"><text:span text:style-name="T1"> On se demande bien…</text:span></text:span></text:p>
      <text:p text:style-name="P8"/>
      <text:p text:style-name="P8"><text:soft-page-break/>Ils empruntèrent un grand escalier, menant à un souterrain étroit. Le métal noir était éclairé par des rayures bleu fluorescentes. On aurait cru à un décor de science-fiction. Ils avancèrent les uns derrière les autres, Guillaume en tête. Ils arrivaient tantôt dans d’immenses salles qu’ils traversaient sur un pont, tantôt les couloirs demandaient de se baisser. Aden, plan en mains, guidait la troupe à travers ce labyrinthe. Il fallait absolument qu’il pense à remercier son assistant secret. Ils arrivèrent finalement à une salle dans laquelle reposait différentes cuves, conservant des créatures effrayantes dans un liquide vert lumineux. Alexis, qui luttait contre sa peur de l’obscurité, se tenait fermement à Thibault, ce qui n’était pas pour déplaire à ce dernier. Au fond, Thibault trouvait Alexis adorable… certes, il était un peu simplet, mais c’était une véritable incarnation de la gentillesse. Il trouvait profondément injuste le comportement de Guillaume à son égard, d’ailleurs. Thibault savait qu’Alexis ne pourrait jamais comprendre ce qu’il ressentait pour lui, mais le fait de l’avoir proche de lui en ce moment, le remplissait de joie. Malheureusement, toutes les bonnes choses ont une fin, et celle-ci arriva lorsqu’Alexis trébucha et renversa Thibault, qui heurta de plein fouet une des cuves.</text:p>
      <text:p text:style-name="P8"/>
      <text:p text:style-name="P3"><text:span text:style-name="Police_20_par_20_défaut1"><text:span text:style-name="T5">Guillaume :</text:span></text:span><text:span text:style-name="Police_20_par_20_défaut1"><text:span text:style-name="T1"> Putain de merde Kiki !</text:span></text:span></text:p>
      <text:p text:style-name="P8"/>
      <text:p text:style-name="P3"><text:span text:style-name="Police_20_par_20_défaut1"><text:span text:style-name="T5">Thibault :</text:span></text:span><text:span text:style-name="Police_20_par_20_défaut1"><text:span text:style-name="T1"> Ça va calme toi ! Je n’ai rien…</text:span></text:span></text:p>
      <text:p text:style-name="P8"/>
      <text:p text:style-name="P5">CRRKK</text:p>
      <text:p text:style-name="P8"/>
      <text:p text:style-name="P3"><text:span text:style-name="Police_20_par_20_défaut1"><text:span text:style-name="T5">Samy :</text:span></text:span><text:span text:style-name="Police_20_par_20_défaut1"><text:span text:style-name="T1"> Et voilà ! L’impact n’a pas supporté le changement brutal de température !</text:span></text:span></text:p>
      <text:p text:style-name="P8"/>
      <text:p text:style-name="P3"><text:span text:style-name="Police_20_par_20_défaut1"><text:span text:style-name="T5">Guillaume :</text:span></text:span><text:span text:style-name="Police_20_par_20_défaut1"><text:span text:style-name="T1"> Et merde !</text:span></text:span></text:p>
      <text:p text:style-name="P8"/>
      <text:p text:style-name="P8">La cuve explosa sous la pression.</text:p>
      <text:p text:style-name="P8"/>
      <text:p text:style-name="P3"><text:span text:style-name="Police_20_par_20_défaut1"><text:span text:style-name="T5">??? :</text:span></text:span><text:span text:style-name="Police_20_par_20_défaut1"><text:span text:style-name="T1"> </text:span></text:span><text:span text:style-name="Police_20_par_20_défaut1"><text:span text:style-name="T3">MROOOAAARR</text:span></text:span></text:p>
      <text:p text:style-name="P8"/>
      <text:p text:style-name="P3"><text:span text:style-name="Police_20_par_20_défaut1"><text:span text:style-name="T5">Ludivine :</text:span></text:span><text:span text:style-name="Police_20_par_20_défaut1"><text:span text:style-name="T1"> Oh mon dieu…</text:span></text:span></text:p>
      <text:p text:style-name="P8"/>
      <text:p text:style-name="P3"><text:span text:style-name="Police_20_par_20_défaut1"><text:span text:style-name="T5">Kenny :</text:span></text:span><text:span text:style-name="Police_20_par_20_défaut1"><text:span text:style-name="T1"> C’est fini pour nous chef.</text:span></text:span></text:p>
      <text:p text:style-name="P8"/>
      <text:p text:style-name="P3"><text:span text:style-name="Police_20_par_20_défaut1"><text:span text:style-name="T5">Aden :</text:span></text:span><text:span text:style-name="Police_20_par_20_défaut1"><text:span text:style-name="T1"> Qu’est-ce que c’est que cette chose…</text:span></text:span></text:p>
      <text:p text:style-name="P8"/>
      <text:p text:style-name="P3"><text:span text:style-name="Police_20_par_20_défaut1"><text:span text:style-name="T5">Ivan :</text:span></text:span><text:span text:style-name="Police_20_par_20_défaut1"><text:span text:style-name="T1"> Mais c’est immense !</text:span></text:span></text:p>
      <text:p text:style-name="P8"/>
      <text:p text:style-name="P8">Une créature bipède de deux mètres se tenait devant eux. L’énorme musculature de cet être était effrayante. Jamais un humain ne pourrait battre…</text:p>
      <text:p text:style-name="P8"/>
      <text:p text:style-name="P3"><text:span text:style-name="Police_20_par_20_défaut1"><text:span text:style-name="T5">Samy :</text:span></text:span><text:span text:style-name="Police_20_par_20_défaut1"><text:span text:style-name="T1"> Jonathan ?!</text:span></text:span></text:p>
      <text:p text:style-name="P14">Chapitre 16 : Le PROGRÈS :)</text:p>
      <text:p text:style-name="P8"/>
      <text:p text:style-name="P3"><text:span text:style-name="Police_20_par_20_défaut1"><text:span text:style-name="T5">Camille :</text:span></text:span><text:span text:style-name="Police_20_par_20_défaut1"><text:span text:style-name="T1"> Tu sais, c’est grâce à toi que j’ai pu arriver au pouvoir…</text:span></text:span></text:p>
      <text:p text:style-name="P8"/>
      <text:p text:style-name="P3"><text:span text:style-name="Police_20_par_20_défaut1"><text:span text:style-name="T5">Matéo :</text:span></text:span><text:span text:style-name="Police_20_par_20_défaut1"><text:span text:style-name="T1"> Mais non voyons ! Je n’ai fait qu’apporter un petit coup de pouce…</text:span></text:span></text:p>
      <text:p text:style-name="P8"/>
      <text:p text:style-name="P3"><text:span text:style-name="Police_20_par_20_défaut1"><text:span text:style-name="T5">Camille :</text:span></text:span><text:span text:style-name="Police_20_par_20_défaut1"><text:span text:style-name="T1"> Si, si je te promets que c’était pas gagné ! C’est grâce à l’aide de l’Élite que j… qu’on a atteint le sommet !</text:span></text:span></text:p>
      <text:p text:style-name="P8"/>
      <text:p text:style-name="P8">Matéo et Camille discutaient dans le bureau présidentiel, tandis que l’équipe d’Amlaetxhis était partie dîner.</text:p>
      <text:p text:style-name="P8"/>
      <text:p text:style-name="P3"><text:span text:style-name="Police_20_par_20_défaut1"><text:span text:style-name="T5">Camille :</text:span></text:span><text:span text:style-name="Police_20_par_20_défaut1"><text:span text:style-name="T1"> Du coup, si jamais il m’arrivait quoi que ce soit, je voudrais que tu prennes ma place. J’ai confiance en toi, je sais que tu feras ce qu’il y a de mieux pour notre pays.</text:span></text:span></text:p>
      <text:p text:style-name="P8"/>
      <text:p text:style-name="P3"><text:span text:style-name="Police_20_par_20_défaut1"><text:span text:style-name="T5">Matéo :</text:span></text:span><text:span text:style-name="Police_20_par_20_défaut1"><text:span text:style-name="T1"> Je suis honoré de tant de bonté d’âme en mon égard monsieur le président… Mais si vous souhaitez réellement que je vous succède, ne vaudrait-il pas mieux le mettre sur papier ? Il s’agirait qu’on ne parle point d’héritier illégitime…</text:span></text:span></text:p>
      <text:p text:style-name="P8"/>
      <text:p text:style-name="P3"><text:span text:style-name="Police_20_par_20_défaut1"><text:span text:style-name="T5">Camille :</text:span></text:span><text:span text:style-name="Police_20_par_20_défaut1"><text:span text:style-name="T1"> Mmmh… Tu as raison. Laisse-moi quelques minutes, je te rédige ça.</text:span></text:span></text:p>
      <text:p text:style-name="P8"/>
      <text:p text:style-name="P3"><text:span text:style-name="Police_20_par_20_défaut1"><text:span text:style-name="T5">Matéo :</text:span></text:span><text:span text:style-name="Police_20_par_20_défaut1"><text:span text:style-name="T1"> Sinon, je me demandais… Vous avez bien exécuté l’Ordre 410 ? Les rues me semblent bien calmes…</text:span></text:span></text:p>
      <text:p text:style-name="P8"/>
      <text:p text:style-name="P3"><text:span text:style-name="Police_20_par_20_défaut1"><text:span text:style-name="T5">Camille :</text:span></text:span><text:span text:style-name="Police_20_par_20_défaut1"><text:span text:style-name="T1"> C’est à dire que… Je trouve ce projet un peu trop agressif… Pour l’instant j’ai simplement demandé d’appliquer les nouvelles lois, elles sont en cours de validité. Tenez, voici votre preuve de votre droit de succession.</text:span></text:span></text:p>
      <text:p text:style-name="P8"/>
      <text:p text:style-name="P3"><text:span text:style-name="Police_20_par_20_défaut1"><text:span text:style-name="T5">Matéo :</text:span></text:span><text:span text:style-name="Police_20_par_20_défaut1"><text:span text:style-name="T1"> Merci beaucoup votre majesté.</text:span></text:span></text:p>
      <text:p text:style-name="P8"/>
      <text:p text:style-name="P3"><text:span text:style-name="Police_20_par_20_défaut1"><text:span text:style-name="T5">Camille :</text:span></text:span><text:span text:style-name="Police_20_par_20_défaut1"><text:span text:style-name="T1"> Je suis président, pas roi tu s… </text:span></text:span><text:span text:style-name="Police_20_par_20_défaut1"><text:span text:style-name="T3">AARRG</text:span></text:span><text:span text:style-name="Police_20_par_20_défaut1"><text:span text:style-name="T1"> !</text:span></text:span></text:p>
      <text:p text:style-name="P8"/>
      <text:p text:style-name="P8">Matéo enfonça un cutter dans la gorge de Camille.</text:p>
      <text:p text:style-name="P8"/>
      <text:p text:style-name="P3"><text:span text:style-name="Police_20_par_20_défaut1"><text:span text:style-name="T5">Matéo :</text:span></text:span><text:span text:style-name="Police_20_par_20_défaut1"><text:span text:style-name="T1"> Ça, c’est pour m’avoir envoyé une cireuse dans la tronche. Et maintenant, grâce à toi, je vais enfin pouvoir accéder au pouvoir ultime. Je suis le maître à présent… Je suis l’Empereur de l’Empire Francophique ! Comme on dit, le roi est mort, vive le roi… Soldats ! Qu’on m’apporte une caméra, je dois délivrer un message public.</text:span></text:span></text:p>
      <text:p text:style-name="P8"/>
      <text:p text:style-name="P8">Confortablement installé à la cafeteria de l’Élysée, Alexis regardait un épisode de Tokyo Ghoul, quand tout-à-coup, l’écran se figea, et Matéo apparu à l’écran.</text:p>
      <text:p text:style-name="P8"/>
      <text:p text:style-name="P3"><text:span text:style-name="Police_20_par_20_défaut1"><text:span text:style-name="T5">Alexis L :</text:span></text:span><text:span text:style-name="Police_20_par_20_défaut1"><text:span text:style-name="T1"> Euh… Venez voir… Je crois qu’on va avoir des surprises…</text:span></text:span></text:p>
      <text:p text:style-name="P8"/>
      <text:p text:style-name="P3"><text:span text:style-name="Police_20_par_20_défaut1"><text:span text:style-name="T5">Matéo (à la télé) :</text:span></text:span><text:span text:style-name="Police_20_par_20_défaut1"><text:span text:style-name="T1"> Mes chèr.e.s compatriotes. Votre président est mort ce soir. Il a vécu un terrible accident et est tombé dans un mixeur. Cependant, vous n’êtes pas sans chef d’État, puisqu’il m’a nommé comme son remplaçant à son arrivée au pouvoir. M. Tochon était quelqu’un de très prévoyant, nous pouvons le remercier d’avoir eu cette initiative. Mon arrivée à la tête du pays était imprévue, néanmoins, je vais tout de suite appliquer des réformes qui vont bousculer votre quotidien. Pour avoir un avenir propre, il faut nettoyer les souillures du passé. Ainsi, j’ai le plaisir de vous apprendre que vous êtes désormais citoyens de l’Empire Francophique ! Nous allons bâtir une grande nation </text:span></text:span><text:soft-page-break/><text:span text:style-name="Police_20_par_20_défaut1"><text:span text:style-name="T1">ensemble ! Pour cela, je dirigerai ce pays d’une poigne de fer. Quiconque s’opposera à moi, se verra annihilé, lui et son entourage. À partir de maintenant, il y aura des forces de l’ordre à chaque coin de rue, jusqu’aux campagnes les plus profondes ! La peine de mort va être remise au goût du jour ! Et nous allons également modifier et supprimer certaines lois, notamment le droit de vote, la majorité sexuelle et l’interdiction de possession et de visionnage de contenu Lolicon. De plus, les professions d’acteurs dans des films pornographiques, ainsi que celui de la prostitution seront interdites. Enfin, la capitale de notre pays sera renommée « Loliland ». Levez-vous citoyens ! Levez-vous face à votre Empereur, et soyez fiers. Aujourd’hui commence une nouvelle ère. Je vous remercie de votre attention, et je vous laisse à vos programmes.</text:span></text:span></text:p>
      <text:p text:style-name="P8"/>
      <text:p text:style-name="P3"><text:span text:style-name="Police_20_par_20_défaut1"><text:span text:style-name="T5">Yann :</text:span></text:span><text:span text:style-name="Police_20_par_20_défaut1"><text:span text:style-name="T1"> Eh bah ! Il n’y est pas allé avec le dos de la cuillère !</text:span></text:span></text:p>
      <text:p text:style-name="P8"/>
      <text:p text:style-name="P3"><text:span text:style-name="Police_20_par_20_défaut1"><text:span text:style-name="T5">Mathis :</text:span></text:span><text:span text:style-name="Police_20_par_20_défaut1"><text:span text:style-name="T1"> Il n’a pas le droit de faire ça techniquement…</text:span></text:span></text:p>
      <text:p text:style-name="P8"/>
      <text:p text:style-name="P3"><text:span text:style-name="Police_20_par_20_défaut1"><text:span text:style-name="T5">Baptiste :</text:span></text:span><text:span text:style-name="Police_20_par_20_défaut1"><text:span text:style-name="T1"> On parie ?</text:span></text:span></text:p>
      <text:p text:style-name="P8"/>
      <text:p text:style-name="P3"><text:span text:style-name="Police_20_par_20_défaut1"><text:span text:style-name="T5">Romain :</text:span></text:span><text:span text:style-name="Police_20_par_20_défaut1"><text:span text:style-name="T1"> Tu veux allez lui faire remarquer peut-être ? Il est juste à l’étage.</text:span></text:span></text:p>
      <text:p text:style-name="P8"/>
      <text:p text:style-name="P3"><text:span text:style-name="Police_20_par_20_défaut1"><text:span text:style-name="T5">Mathis :</text:span></text:span><text:span text:style-name="Police_20_par_20_défaut1"><text:span text:style-name="T1"> Non ça va aller.</text:span></text:span></text:p>
      <text:p text:style-name="P8"/>
      <text:p text:style-name="P3"><text:span text:style-name="Police_20_par_20_défaut1"><text:span text:style-name="T5">Matéo :</text:span></text:span><text:span text:style-name="Police_20_par_20_défaut1"><text:span text:style-name="T1"> Me faire remarquer quoi ?</text:span></text:span></text:p>
      <text:p text:style-name="P8"/>
      <text:p text:style-name="P3"><text:span text:style-name="Police_20_par_20_défaut1"><text:span text:style-name="T5">Mathis :</text:span></text:span><text:span text:style-name="Police_20_par_20_défaut1"><text:span text:style-name="T1"> AAAaahh ! Je t… t’avais pas v… vu…</text:span></text:span></text:p>
      <text:p text:style-name="P8"/>
      <text:p text:style-name="P3"><text:span text:style-name="Police_20_par_20_défaut1"><text:span text:style-name="T5">Matéo :</text:span></text:span><text:span text:style-name="Police_20_par_20_défaut1"><text:span text:style-name="T1"> Mes amis, il est temps d’appliquer el famoso Ordre 410.</text:span></text:span></text:p>
      <text:p text:style-name="P8"/>
      <text:p text:style-name="P3"><text:span text:style-name="Police_20_par_20_défaut1"><text:span text:style-name="T5">Yann :</text:span></text:span><text:span text:style-name="Police_20_par_20_défaut1"><text:span text:style-name="T1"> Il consiste à quoi en fait ?</text:span></text:span></text:p>
      <text:p text:style-name="P8"/>
      <text:p text:style-name="P3"><text:span text:style-name="Police_20_par_20_défaut1"><text:span text:style-name="T5">Matéo :</text:span></text:span><text:span text:style-name="Police_20_par_20_défaut1"><text:span text:style-name="T1"> Arrestation et mise à mort des non-consommateurs de hentai.</text:span></text:span></text:p>
      <text:p text:style-name="P14">Chapitre 17 : Libéré, délivré...</text:p>
      <text:p text:style-name="P8"/>
      <text:p text:style-name="P3"><text:span text:style-name="Police_20_par_20_défaut1"><text:span text:style-name="T5">Jonathan :</text:span></text:span><text:span text:style-name="Police_20_par_20_défaut1"><text:span text:style-name="T1"> Je suis où ?</text:span></text:span></text:p>
      <text:p text:style-name="P8"/>
      <text:p text:style-name="P3"><text:span text:style-name="Police_20_par_20_défaut1"><text:span text:style-name="T5">Samy :</text:span></text:span><text:span text:style-name="Police_20_par_20_défaut1"><text:span text:style-name="T1"> Dans un labo pourri, mais qu’est-ce que tu fais là ?</text:span></text:span></text:p>
      <text:p text:style-name="P8"/>
      <text:p text:style-name="P3"><text:span text:style-name="Police_20_par_20_défaut1"><text:span text:style-name="T5">Jonathan :</text:span></text:span><text:span text:style-name="Police_20_par_20_défaut1"><text:span text:style-name="T1"> J’en sais rien moi ! Je me souviens pas. Et vous ? Vous faites quoi ?</text:span></text:span></text:p>
      <text:p text:style-name="P8"/>
      <text:p text:style-name="P3"><text:span text:style-name="Police_20_par_20_défaut1"><text:span text:style-name="T5">Ivan :</text:span></text:span><text:span text:style-name="Police_20_par_20_défaut1"><text:span text:style-name="T1"> C’est un peu long à expliquer, mais en gros, Matéo veut devenir maître du monde, il a transformé Léopold en husbando, et on cherche un moyen de le retransformer en humain. Après on ira casser la gueule à Matéo et ses larbins.</text:span></text:span></text:p>
      <text:p text:style-name="P8"/>
      <text:p text:style-name="P3"><text:span text:style-name="Police_20_par_20_défaut1"><text:span text:style-name="T5">Jonathan :</text:span></text:span><text:span text:style-name="Police_20_par_20_défaut1"><text:span text:style-name="T1"> D’accord.</text:span></text:span></text:p>
      <text:p text:style-name="P8"/>
      <text:p text:style-name="P3"><text:span text:style-name="Police_20_par_20_défaut1"><text:span text:style-name="T5">Samy :</text:span></text:span><text:span text:style-name="Police_20_par_20_défaut1"><text:span text:style-name="T1"> Du coup, tu n’aurais pas une idée d’où on pourrait trouver un antidote ?</text:span></text:span></text:p>
      <text:p text:style-name="P8"/>
      <text:p text:style-name="P3"><text:span text:style-name="Police_20_par_20_défaut1"><text:span text:style-name="T5">Jonathan :</text:span></text:span><text:span text:style-name="Police_20_par_20_défaut1"><text:span text:style-name="T1"> Le truc qui brille sur le piédestal là-bas ?</text:span></text:span></text:p>
      <text:p text:style-name="P8"/>
      <text:p text:style-name="P3"><text:span text:style-name="Police_20_par_20_défaut1"><text:span text:style-name="T5">Ivan :</text:span></text:span><text:span text:style-name="Police_20_par_20_défaut1"><text:span text:style-name="T1"> Oh putain c’est ça !</text:span></text:span></text:p>
      <text:p text:style-name="P8"/>
      <text:p text:style-name="P8">Ivan, qui n’avait pas cessé de serrer Léopold pendant tout le voyage, se rua sur le flacon, contenant une potion rouge. Il posa Léopold par terre, et versa le contenu de la fiole à l’endroit où était dessinée sa bouche. Tout le monde l’entourait, attendant une réaction.</text:p>
      <text:p text:style-name="P8"/>
      <text:p text:style-name="P3"><text:span text:style-name="Police_20_par_20_défaut1"><text:span text:style-name="T5">Ludivine :</text:span></text:span><text:span text:style-name="Police_20_par_20_défaut1"><text:span text:style-name="T1"> Vous trouvez pas qu’il sent mauvais quand même ?</text:span></text:span></text:p>
      <text:p text:style-name="P8"/>
      <text:p text:style-name="P3"><text:span text:style-name="Police_20_par_20_défaut1"><text:span text:style-name="T5">Samy :</text:span></text:span><text:span text:style-name="Police_20_par_20_défaut1"><text:span text:style-name="T1"> C’est normal, on l’a pas mis à la machine.</text:span></text:span></text:p>
      <text:p text:style-name="P8"/>
      <text:p text:style-name="P8">Soudain, une explosion de fumée bleue se produisit, faisant tousser Ivan. Lorsque que sa toue s’atténua, il entendait pourtant encore des toussotements. L’écho ? Non, c’était une autre personne…</text:p>
      <text:p text:style-name="P8"/>
      <text:p text:style-name="P3"><text:span text:style-name="Police_20_par_20_défaut1"><text:span text:style-name="T5">Ivan :</text:span></text:span><text:span text:style-name="Police_20_par_20_défaut1"><text:span text:style-name="T1"> LÉOPOLD !</text:span></text:span></text:p>
      <text:p text:style-name="P8"/>
      <text:p text:style-name="P8">Ivan lui sauta dessus, alors qu’il essayait désespérément de se relever.</text:p>
      <text:p text:style-name="P8"/>
      <text:p text:style-name="P3"><text:span text:style-name="Police_20_par_20_défaut1"><text:span text:style-name="T5">Ivan :</text:span></text:span><text:span text:style-name="Police_20_par_20_défaut1"><text:span text:style-name="T1"> Tu m’as tellement manqué !</text:span></text:span></text:p>
      <text:p text:style-name="P8"/>
      <text:p text:style-name="P3"><text:span text:style-name="Police_20_par_20_défaut1"><text:span text:style-name="T5">Léopold :</text:span></text:span><text:span text:style-name="Police_20_par_20_défaut1"><text:span text:style-name="T1"> J’ai vu ça petit cochon ! Tu sais que j’ai tout entendu ? Je peux te dire que t’es un sacré dégueulasse quand tu veux !</text:span></text:span></text:p>
      <text:p text:style-name="P8"/>
      <text:p text:style-name="P3"><text:span text:style-name="Police_20_par_20_défaut1"><text:span text:style-name="T5">Ivan :</text:span></text:span><text:span text:style-name="Police_20_par_20_défaut1"><text:span text:style-name="T1"> Ah… ouais… haha… Mais pourquoi tu dis ça devant tout le monde ?</text:span></text:span></text:p>
      <text:p text:style-name="P8"/>
      <text:p text:style-name="P3"><text:span text:style-name="Police_20_par_20_défaut1"><text:span text:style-name="T5">Léopold :</text:span></text:span><text:span text:style-name="Police_20_par_20_défaut1"><text:span text:style-name="T1"> Ah ouais désolé. Salut les gars, vous m’avez manqué aussi. Jonathan, ça te dit d’aller niquer des mères avec nous ?</text:span></text:span></text:p>
      <text:p text:style-name="P8"/>
      <text:p text:style-name="P3"><text:span text:style-name="Police_20_par_20_défaut1"><text:span text:style-name="T5">Jonathan :</text:span></text:span><text:span text:style-name="Police_20_par_20_défaut1"><text:span text:style-name="T1"> Carrément !</text:span></text:span></text:p>
      <text:p text:style-name="P8"/>
      <text:p text:style-name="P3"><text:span text:style-name="Police_20_par_20_défaut1"><text:span text:style-name="T5">Léopold :</text:span></text:span><text:span text:style-name="Police_20_par_20_défaut1"><text:span text:style-name="T1"> Ok, alors c’est parti ! Direction torchon truc !</text:span></text:span></text:p>
      <text:p text:style-name="P8"/>
      <text:p text:style-name="P3"><text:span text:style-name="Police_20_par_20_défaut1"><text:span text:style-name="T5">Aden :</text:span></text:span><text:span text:style-name="Police_20_par_20_défaut1"><text:span text:style-name="T1"> Alors en fait… C’est plus Tochongrad…</text:span></text:span></text:p>
      <text:p text:style-name="P8"/>
      <text:p text:style-name="P3"><text:soft-page-break/><text:span text:style-name="Police_20_par_20_défaut1"><text:span text:style-name="T5">Léopold :</text:span></text:span><text:span text:style-name="Police_20_par_20_défaut1"><text:span text:style-name="T1"> Comment ça ?</text:span></text:span></text:p>
      <text:p text:style-name="P8"/>
      <text:p text:style-name="P3"><text:span text:style-name="Police_20_par_20_défaut1"><text:span text:style-name="T5">Aden :</text:span></text:span><text:span text:style-name="Police_20_par_20_défaut1"><text:span text:style-name="T1"> Je viens de voir que Camille est mort, c’est Matéo qui a pris sa place. Et de ce que je vois, ça à l’air d’être la merde dehors !</text:span></text:span></text:p>
      <text:p text:style-name="P8"/>
      <text:p text:style-name="P3"><text:span text:style-name="Police_20_par_20_défaut1"><text:span text:style-name="T5">Léopold :</text:span></text:span><text:span text:style-name="Police_20_par_20_défaut1"><text:span text:style-name="T1"> Ok, raison de plus pour se dépêcher ! C’est quoi du coup la capitale ?</text:span></text:span></text:p>
      <text:p text:style-name="P8"/>
      <text:p text:style-name="P3"><text:span text:style-name="Police_20_par_20_défaut1"><text:span text:style-name="T5">Aden :</text:span></text:span><text:span text:style-name="Police_20_par_20_défaut1"><text:span text:style-name="T1"> Loliland.</text:span></text:span></text:p>
      <text:p text:style-name="P8"/>
      <text:p text:style-name="P3"><text:span text:style-name="Police_20_par_20_défaut1"><text:span text:style-name="T5">Samy :</text:span></text:span><text:span text:style-name="Police_20_par_20_défaut1"><text:span text:style-name="T1"> Putain Matéo…</text:span></text:span></text:p>
      <text:p text:style-name="P8"/>
      <text:p text:style-name="P8">Ils commencèrent à se diriger vers la sortie, mais Ivan retint Léopold par le bras.</text:p>
      <text:p text:style-name="P8"/>
      <text:p text:style-name="P3"><text:span text:style-name="Police_20_par_20_défaut1"><text:span text:style-name="T5">Ivan :</text:span></text:span><text:span text:style-name="Police_20_par_20_défaut1"><text:span text:style-name="T1"> Attend…</text:span></text:span></text:p>
      <text:p text:style-name="P8"/>
      <text:p text:style-name="P3"><text:span text:style-name="Police_20_par_20_défaut1"><text:span text:style-name="T5">Léopold :</text:span></text:span><text:span text:style-name="Police_20_par_20_défaut1"><text:span text:style-name="T1"> Qu’est-ce q…</text:span></text:span></text:p>
      <text:p text:style-name="P8"/>
      <text:p text:style-name="P8">Ivan embrassa Léopold. Un long et passionné baiser. Léopold lui rendit son amour, et tout deux restèrent ainsi pendant une dizaine de secondes. Thibault contemplait la scène du coin de l’œil. Non. Décidément, il ne pourrait jamais tenter quoi que ce soit avec Alexis.</text:p>
      <text:p text:style-name="P8"/>
      <text:p text:style-name="P3"><text:span text:style-name="Police_20_par_20_défaut1"><text:span text:style-name="T5">Samy :</text:span></text:span><text:span text:style-name="Police_20_par_20_défaut1"><text:span text:style-name="T1"> Oh putain c’est quoi ce bordel ?!</text:span></text:span></text:p>
      <text:p text:style-name="P8"/>
      <text:p text:style-name="P8">Samy venait de sortir de la mairie, suivi par Ivan. Devant eux, se dressait le tableau d’un champ de bataille. L’armée faisait des perquisitions, et emmenait les gens dans des camions. Certains criaient, se débattaient, et finissaient abattus de deux balles dans le dos.</text:p>
      <text:p text:style-name="P8"/>
      <text:p text:style-name="P3"><text:span text:style-name="Police_20_par_20_défaut1"><text:span text:style-name="T5">Ivan :</text:span></text:span><text:span text:style-name="Police_20_par_20_défaut1"><text:span text:style-name="T1"> On est retourné en 1940 ?</text:span></text:span></text:p>
      <text:p text:style-name="P8"/>
      <text:p text:style-name="P3"><text:span text:style-name="Police_20_par_20_défaut1"><text:span text:style-name="T5">Samy :</text:span></text:span><text:span text:style-name="Police_20_par_20_défaut1"><text:span text:style-name="T1"> </text:span></text:span><text:span text:style-name="Police_20_par_20_défaut1"><text:span text:style-name="T10">Le bon vieux temps…</text:span></text:span></text:p>
      <text:p text:style-name="P8"/>
      <text:p text:style-name="P3"><text:span text:style-name="Police_20_par_20_défaut1"><text:span text:style-name="T5">Léopold :</text:span></text:span><text:span text:style-name="Police_20_par_20_défaut1"><text:span text:style-name="T1"> Non, c’est juste Matéo qui est arrivé au pouvoir.</text:span></text:span></text:p>
      <text:p text:style-name="P8"/>
      <text:p text:style-name="P3"><text:span text:style-name="Police_20_par_20_défaut1"><text:span text:style-name="T5">Guillaume :</text:span></text:span><text:span text:style-name="Police_20_par_20_défaut1"><text:span text:style-name="T1"> Bordel, faut se grouiller ! Tous dans le bus vite !</text:span></text:span></text:p>
      <text:p text:style-name="P8"/>
      <text:p text:style-name="P8">Ils montèrent en vitesse, et Sophiane démarra alors qu’un policier courrait vers eux.</text:p>
      <text:p text:style-name="P8"/>
      <text:p text:style-name="P3"><text:span text:style-name="Police_20_par_20_défaut1"><text:span text:style-name="T5">Ivan :</text:span></text:span><text:span text:style-name="Police_20_par_20_défaut1"><text:span text:style-name="T1"> Sofiane t’es trop lent putain ! On se fait courser par un tank !</text:span></text:span></text:p>
      <text:p text:style-name="P8"/>
      <text:p text:style-name="P3"><text:span text:style-name="Police_20_par_20_défaut1"><text:span text:style-name="T5">Samy :</text:span></text:span><text:span text:style-name="Police_20_par_20_défaut1"><text:span text:style-name="T1"> Bon, allez bouge de là.</text:span></text:span></text:p>
      <text:p text:style-name="P8"/>
      <text:p text:style-name="P3"><text:span text:style-name="Police_20_par_20_défaut1"><text:span text:style-name="T5">Sophiane :</text:span></text:span><text:span text:style-name="Police_20_par_20_défaut1"><text:span text:style-name="T1"> Samy qu’est-ce que tu fous ?</text:span></text:span></text:p>
      <text:p text:style-name="P8"/>
      <text:p text:style-name="P3"><text:span text:style-name="Police_20_par_20_défaut1"><text:span text:style-name="T5">Samy :</text:span></text:span><text:span text:style-name="Police_20_par_20_défaut1"><text:span text:style-name="T1"> Laissez-moi faire.</text:span></text:span></text:p>
      <text:p text:style-name="P14">Chapitre 18 : Quand on attaque l’Empire...</text:p>
      <text:p text:style-name="P8"/>
      <text:p text:style-name="P3"><text:span text:style-name="Police_20_par_20_défaut1"><text:span text:style-name="T5">Matéo :</text:span></text:span><text:span text:style-name="Police_20_par_20_défaut1"><text:span text:style-name="T1"> COMMENT ?!</text:span></text:span></text:p>
      <text:p text:style-name="P8"/>
      <text:p text:style-name="P8">Amlaetxhis s’était réuni dans le bureau impérial, lorsque Yann avait appris le retour de Léopold. Il valait mieux être à plusieurs pour affronter la colère de l’Empereur…</text:p>
      <text:p text:style-name="P8"/>
      <text:p text:style-name="P3"><text:span text:style-name="Police_20_par_20_défaut1"><text:span text:style-name="T5">Matéo :</text:span></text:span><text:span text:style-name="Police_20_par_20_défaut1"><text:span text:style-name="T1"> Pourtant j’avais payé Alan pour les induire en erreur !</text:span></text:span></text:p>
      <text:p text:style-name="P8"/>
      <text:p text:style-name="P3"><text:span text:style-name="Police_20_par_20_défaut1"><text:span text:style-name="T5">Alexis L :</text:span></text:span><text:span text:style-name="Police_20_par_20_défaut1"><text:span text:style-name="T1"> Il faut croire qu’ils ont été plus convaincant…</text:span></text:span></text:p>
      <text:p text:style-name="P8"/>
      <text:p text:style-name="P3"><text:span text:style-name="Police_20_par_20_défaut1"><text:span text:style-name="T5">Matéo :</text:span></text:span><text:span text:style-name="Police_20_par_20_défaut1"><text:span text:style-name="T1"> Je savais que j’aurais dû lui donner plus que 2</text:span></text:span><text:span text:style-name="Police_20_par_20_défaut1"><text:span text:style-name="T20">€</text:span></text:span><text:span text:style-name="Police_20_par_20_défaut1"><text:span text:style-name="T1">.</text:span></text:span></text:p>
      <text:p text:style-name="P8"/>
      <text:p text:style-name="P3"><text:span text:style-name="Police_20_par_20_défaut1"><text:span text:style-name="T5">Baptiste :</text:span></text:span><text:span text:style-name="Police_20_par_20_défaut1"><text:span text:style-name="T1"> Du coup qu’est-ce qu’on fait ?</text:span></text:span></text:p>
      <text:p text:style-name="P8"/>
      <text:p text:style-name="P3"><text:span text:style-name="Police_20_par_20_défaut1"><text:span text:style-name="T5">Matéo :</text:span></text:span><text:span text:style-name="Police_20_par_20_défaut1"><text:span text:style-name="T1"> On déploie l’Élite, et on regarde le sophisme disparaître face à la supériorité numérique de nos rangs !</text:span></text:span></text:p>
      <text:p text:style-name="P8"/>
      <text:p text:style-name="P3"><text:span text:style-name="Police_20_par_20_défaut1"><text:span text:style-name="T5">Alexis L :</text:span></text:span><text:span text:style-name="Police_20_par_20_défaut1"><text:span text:style-name="T1"> Je le sens mal ce plan…</text:span></text:span></text:p>
      <text:p text:style-name="P8"/>
      <text:p text:style-name="P3"><text:span text:style-name="Police_20_par_20_défaut1"><text:span text:style-name="T5">Mathis :</text:span></text:span><text:span text:style-name="Police_20_par_20_défaut1"><text:span text:style-name="T1"> Ah non tu recommences pas !</text:span></text:span></text:p>
      <text:p text:style-name="P8"/>
      <text:p text:style-name="P3"><text:span text:style-name="Police_20_par_20_défaut1"><text:span text:style-name="T5">Matéo :</text:span></text:span><text:span text:style-name="Police_20_par_20_défaut1"><text:span text:style-name="T1"> C’est bon, j’ai fait un topic, ils sont sûrement déjà dans le hall près à…</text:span></text:span></text:p>
      <text:p text:style-name="P8"/>
      <text:p text:style-name="P5">BOM</text:p>
      <text:p text:style-name="P8"/>
      <text:p text:style-name="P3"><text:span text:style-name="Police_20_par_20_défaut1"><text:span text:style-name="T5">Matéo :</text:span></text:span><text:span text:style-name="Police_20_par_20_défaut1"><text:span text:style-name="T1"> C’était quoi ça ?</text:span></text:span></text:p>
      <text:p text:style-name="P8"/>
      <text:p text:style-name="P3"><text:span text:style-name="Police_20_par_20_défaut1"><text:span text:style-name="T5">Romain :</text:span></text:span><text:span text:style-name="Police_20_par_20_défaut1"><text:span text:style-name="T1"> Rien à mon avis. Ça doit être quelqu’un qui a renversé un vase…</text:span></text:span></text:p>
      <text:p text:style-name="P8"/>
      <text:p text:style-name="P4">Pendant ce temps, au Rez-De-Chaussée</text:p>
      <text:p text:style-name="P8"/>
      <text:p text:style-name="P3"><text:span text:style-name="Police_20_par_20_défaut1"><text:span text:style-name="T5">Ivan :</text:span></text:span><text:span text:style-name="Police_20_par_20_défaut1"><text:span text:style-name="T1"> Samy je vais vraiment t’en coller une un jour !</text:span></text:span></text:p>
      <text:p text:style-name="P8"/>
      <text:p text:style-name="P3"><text:span text:style-name="Police_20_par_20_défaut1"><text:span text:style-name="T5">Samy :</text:span></text:span><text:span text:style-name="Police_20_par_20_défaut1"><text:span text:style-name="T1"> Rooh ça va ! C’est juste un mur et un bus ! Et puis, on est arrivé plus vite à l’intérieur c’est ce qui compte non ?</text:span></text:span></text:p>
      <text:p text:style-name="P8"/>
      <text:p text:style-name="P3"><text:span text:style-name="Police_20_par_20_défaut1"><text:span text:style-name="T5">Léopold :</text:span></text:span><text:span text:style-name="Police_20_par_20_défaut1"><text:span text:style-name="T1"> C’est ce qu’on appelle une entrée fracassante…</text:span></text:span></text:p>
      <text:p text:style-name="P8"/>
      <text:p text:style-name="P3"><text:span text:style-name="Police_20_par_20_défaut1"><text:span text:style-name="T5">Sophiane : </text:span></text:span><text:span text:style-name="Police_20_par_20_défaut1"><text:span text:style-name="T1">Putain tu fais encore une blague comme ça, je te déboîte mec !</text:span></text:span></text:p>
      <text:p text:style-name="P8"/>
      <text:p text:style-name="P8">Samy descendit du bus, dont l’avant avait atterrit dans les cuisines.</text:p>
      <text:p text:style-name="P8"/>
      <text:p text:style-name="P3"><text:span text:style-name="Police_20_par_20_défaut1"><text:span text:style-name="T5">Samy :</text:span></text:span><text:span text:style-name="Police_20_par_20_défaut1"><text:span text:style-name="T1"> Bon, je pense qu’on devrait être discret, et ne p…</text:span></text:span></text:p>
      <text:p text:style-name="P8"/>
      <text:p text:style-name="P3"><text:bookmark text:name="firstHeading2"/><text:span text:style-name="Police_20_par_20_défaut1"><text:span text:style-name="T25">TruiteArcEnCiel</text:span></text:span><text:span text:style-name="Police_20_par_20_défaut1"><text:span text:style-name="T5"> :</text:span></text:span><text:span text:style-name="Police_20_par_20_défaut1"><text:span text:style-name="T1"> ALERTE !! Des intrus !</text:span></text:span></text:p>
      <text:p text:style-name="P8"/>
      <text:p text:style-name="P3"><text:span text:style-name="Police_20_par_20_défaut1"><text:span text:style-name="T5">Samy :</text:span></text:span><text:span text:style-name="Police_20_par_20_défaut1"><text:span text:style-name="T1"> Et putain…</text:span></text:span></text:p>
      <text:p text:style-name="P8"/>
      <text:p text:style-name="P3"><text:span text:style-name="Police_20_par_20_défaut1"><text:span text:style-name="T5">Ivan :</text:span></text:span><text:span text:style-name="Police_20_par_20_défaut1"><text:span text:style-name="T1"> De toute façon on a déjà détruit un mur, donc bon, c’est pas si mal !</text:span></text:span></text:p>
      <text:p text:style-name="P8"/>
      <text:p text:style-name="P3"><text:soft-page-break/><text:span text:style-name="Police_20_par_20_défaut1"><text:span text:style-name="T5">Léopold :</text:span></text:span><text:span text:style-name="Police_20_par_20_défaut1"><text:span text:style-name="T1"> Putain mais… c’est quoi tout ce monde ?! On ne passera jamais !</text:span></text:span></text:p>
      <text:p text:style-name="P8"/>
      <text:p text:style-name="P3"><text:span text:style-name="Police_20_par_20_défaut1"><text:span text:style-name="T5">Samy :</text:span></text:span><text:span text:style-name="Police_20_par_20_défaut1"><text:span text:style-name="T1"> Regarde leurs corps de fragiles, ce sont juste des forumeurs. Ils se pensent puissants en groupe, alors que ce ne sont que des boules de haine faibles et mal aimés.</text:span></text:span></text:p>
      <text:p text:style-name="P8"/>
      <text:p text:style-name="P8">Samy sortit son fusil à pompe de sous le siège conducteur, et retourna dans le hall.</text:p>
      <text:p text:style-name="P8"/>
      <text:p text:style-name="P3"><text:span text:style-name="Police_20_par_20_défaut1"><text:span text:style-name="T5">Ivan :</text:span></text:span><text:span text:style-name="Police_20_par_20_défaut1"><text:span text:style-name="T1"> Hey ! Jonathan ! Regarde ce que j’ai trouvé !</text:span></text:span></text:p>
      <text:p text:style-name="P8"/>
      <text:p text:style-name="P8">Ivan sortit une splendide cireuse toute neuve, qui faisait baver d’envie Samy. Jonathan la saisit par le manche, et l’abattit violemment sur le crâne de deux forumeurs, qui s’effondrèrent sur le coup. Ils se mirent alors à grogner, et adoptèrent une position d’attaque.</text:p>
      <text:p text:style-name="P8"/>
      <text:p text:style-name="P3"><text:span text:style-name="Police_20_par_20_défaut1"><text:span text:style-name="T5">Léopold :</text:span></text:span><text:span text:style-name="Police_20_par_20_défaut1"><text:span text:style-name="T1"> Ok, ça va chier. À mon signal, on fonce vers l’escalier.</text:span></text:span></text:p>
      <text:p text:style-name="P8"/>
      <text:p text:style-name="P3"><text:span text:style-name="Police_20_par_20_défaut1"><text:span text:style-name="T5">Samy :</text:span></text:span><text:span text:style-name="Police_20_par_20_défaut1"><text:span text:style-name="T1"> …</text:span></text:span></text:p>
      <text:p text:style-name="P8"/>
      <text:p text:style-name="P3"><text:span text:style-name="Police_20_par_20_défaut1"><text:span text:style-name="T5">Pauline :</text:span></text:span><text:span text:style-name="Police_20_par_20_défaut1"><text:span text:style-name="T1"> …</text:span></text:span></text:p>
      <text:p text:style-name="P8"/>
      <text:p text:style-name="P3"><text:span text:style-name="Police_20_par_20_défaut1"><text:span text:style-name="T5">Ivan :</text:span></text:span><text:span text:style-name="Police_20_par_20_défaut1"><text:span text:style-name="T1"> …</text:span></text:span></text:p>
      <text:p text:style-name="P8"/>
      <text:p text:style-name="P3"><text:span text:style-name="Police_20_par_20_défaut1"><text:span text:style-name="T5">Léopold :</text:span></text:span><text:span text:style-name="Police_20_par_20_défaut1"><text:span text:style-name="T1"> </text:span></text:span><text:span text:style-name="Police_20_par_20_défaut1"><text:span text:style-name="T3">GO !!</text:span></text:span></text:p>
      <text:p text:style-name="P8"/>
      <text:p text:style-name="P8">Samy tira des coups de fusils dans le tas, tandis que Jonathan brandissait sa cireuse dans tous les sens. Aden, qui se battait au corps à corps, protégeait leurs arrières. Cependant, il ne vit pas le forumeur qui lui sauta dessus depuis un balcon. Alexis bondit dans les airs, et lui donna un violent coup de tête, sauvant ainsi Aden. Malgré leur supériorité écrasante, l’Élite ne parvenait pas à briser leurs rangs.</text:p>
      <text:p text:style-name="P8"/>
      <text:p text:style-name="P3"><text:span text:style-name="Police_20_par_20_défaut1"><text:span text:style-name="T5">Samy :</text:span></text:span><text:span text:style-name="Police_20_par_20_défaut1"><text:span text:style-name="T1"> Ils sont trop nombreux ! On pourra jamais y arriver…</text:span></text:span></text:p>
      <text:p text:style-name="P8"/>
      <text:p text:style-name="P3"><text:span text:style-name="Police_20_par_20_défaut1"><text:span text:style-name="T5">Jonathan :</text:span></text:span><text:span text:style-name="Police_20_par_20_défaut1"><text:span text:style-name="T1"> </text:span></text:span><text:span text:style-name="Police_20_par_20_défaut1"><text:span text:style-name="T3">MROOOAAARR</text:span></text:span></text:p>
      <text:p text:style-name="P8"/>
      <text:p text:style-name="P8">Les forumeurs firent tous un pas en arrière, surpris par la puissance de la voix de Jonathan, qui avait mis un bandeau sur son front. Il s’était également équipé de deux mitrailleuses lourdes.</text:p>
      <text:p text:style-name="P8"/>
      <text:p text:style-name="P3"><text:span text:style-name="Police_20_par_20_défaut1"><text:span text:style-name="T5">Samy :</text:span></text:span><text:span text:style-name="Police_20_par_20_défaut1"><text:span text:style-name="T1"> Attend quoi ? Il les a trouvés où ces…</text:span></text:span></text:p>
      <text:p text:style-name="P8"/>
      <text:p text:style-name="P8">Avant que Samy ne puisse finir sa protestation, Léopold le plaqua à terre, alors que Jonathan tirait sur tout ce qui bougeait, en hurlant bien sûr. Lorsque la salle redevint silencieuse, Jonathan jeta ses armes, qui explosèrent derrière lui. Il en profita alors pour s’équiper de lunettes de soleil.</text:p>
      <text:p text:style-name="P8"/>
      <text:p text:style-name="P3"><text:span text:style-name="Police_20_par_20_défaut1"><text:span text:style-name="T5">Samy :</text:span></text:span><text:span text:style-name="Police_20_par_20_défaut1"><text:span text:style-name="T1"> C’est à la fois stylé, et ridicule.</text:span></text:span></text:p>
      <text:p text:style-name="P8"/>
      <text:p text:style-name="P8">Ils grimpèrent les marches doucement, en prenant garde qu’il ne reste aucun membre de l’ex-Élite. Après des passages dans des couloirs, des ascenseurs, et un détour aux toilettes, ils arrivèrent devant la lourde porte du bureau impérial.</text:p>
      <text:p text:style-name="P8"/>
      <text:p text:style-name="P3"><text:span text:style-name="Police_20_par_20_défaut1"><text:span text:style-name="T5">Thibault :</text:span></text:span><text:span text:style-name="Police_20_par_20_défaut1"><text:span text:style-name="T1"> On toque ?</text:span></text:span></text:p>
      <text:p text:style-name="P8"><text:soft-page-break/></text:p>
      <text:p text:style-name="P3"><text:span text:style-name="Police_20_par_20_défaut1"><text:span text:style-name="T5">Guillaume :</text:span></text:span><text:span text:style-name="Police_20_par_20_défaut1"><text:span text:style-name="T1"> Tu veux pas qu’on lui envoie un message de confirmation d’arrivée non plus ?</text:span></text:span></text:p>
      <text:p text:style-name="P8"/>
      <text:p text:style-name="P3"><text:span text:style-name="Police_20_par_20_défaut1"><text:span text:style-name="T5">Alexis A :</text:span></text:span><text:span text:style-name="Police_20_par_20_défaut1"><text:span text:style-name="T1"> </text:span></text:span><text:span text:style-name="Police_20_par_20_défaut1"><text:span text:style-name="T3">TOOOH !</text:span></text:span></text:p>
      <text:p text:style-name="P8"/>
      <text:p text:style-name="P5">BOM</text:p>
      <text:p text:style-name="P8"/>
      <text:p text:style-name="P8">Alexis fonça sur la porte, et s’écrasa dessus sans succès.</text:p>
      <text:p text:style-name="P8"/>
      <text:p text:style-name="P3"><text:span text:style-name="Police_20_par_20_défaut1"><text:span text:style-name="T5">Kenny : </text:span></text:span><text:span text:style-name="Police_20_par_20_défaut1"><text:span text:style-name="T1">Laisse-moi faire chef.</text:span></text:span></text:p>
      <text:p text:style-name="P8"/>
      <text:p text:style-name="P8">Kenny sortit un petit outil en métal.</text:p>
      <text:p text:style-name="P8"/>
      <text:p text:style-name="P3"><text:span text:style-name="Police_20_par_20_défaut1"><text:span text:style-name="T5">Kenny : </text:span></text:span><text:span text:style-name="Police_20_par_20_défaut1"><text:span text:style-name="T1">Tu vois ça chef ? C’est le meilleur atout du colonel ! Avec ça, les portes c’est de l’eau !</text:span></text:span></text:p>
      <text:p text:style-name="P8"/>
      <text:p text:style-name="P8">Kenny s’approcha de la porte, confiant, avant de se rendre compte qu’il n’y avait pas de serrure.</text:p>
      <text:p text:style-name="P8"/>
      <text:p text:style-name="P3"><text:span text:style-name="Police_20_par_20_défaut1"><text:span text:style-name="T5">Pauline :</text:span></text:span><text:span text:style-name="Police_20_par_20_défaut1"><text:span text:style-name="T1"> Bon ça suffit, poussez-vous.</text:span></text:span></text:p>
      <text:p text:style-name="P8"/>
      <text:p text:style-name="P3"><text:span text:style-name="Police_20_par_20_défaut1"><text:span text:style-name="T5">Samy :</text:span></text:span><text:span text:style-name="Police_20_par_20_défaut1"><text:span text:style-name="T1"> Tu veux encore te rendre utile Pauline ?</text:span></text:span></text:p>
      <text:p text:style-name="P8"/>
      <text:p text:style-name="P3"><text:span text:style-name="Police_20_par_20_défaut1"><text:span text:style-name="T5">Pauline :</text:span></text:span><text:span text:style-name="Police_20_par_20_défaut1"><text:span text:style-name="T1"> Oh ferme-la monsieur je répond pas à mes messages.</text:span></text:span></text:p>
      <text:p text:style-name="P8"/>
      <text:p text:style-name="P8">Pauline saisit la grosse poignée de la porte, et l’ouvrit sans rencontrer de résistance.</text:p>
      <text:p text:style-name="P8"/>
      <text:p text:style-name="P3"><text:span text:style-name="Police_20_par_20_défaut1"><text:span text:style-name="T5">Pauline :</text:span></text:span><text:span text:style-name="Police_20_par_20_défaut1"><text:span text:style-name="T1"> Fallait tirer bande de boulets !</text:span></text:span></text:p>
      <text:p text:style-name="P8"/>
      <text:p text:style-name="P3"><text:span text:style-name="Police_20_par_20_défaut1"><text:span text:style-name="T5">Léopold :</text:span></text:span><text:span text:style-name="Police_20_par_20_défaut1"><text:span text:style-name="T1"> Tu sais quoi ? Je vais rien dire tellement je me sens con.</text:span></text:span></text:p>
      <text:p text:style-name="P8"/>
      <text:p text:style-name="P3"><text:span text:style-name="Police_20_par_20_défaut1"><text:span text:style-name="T5">Pauline :</text:span></text:span><text:span text:style-name="Police_20_par_20_défaut1"><text:span text:style-name="T1"> Au moins y en a un qui fait preuve de bon sens…</text:span></text:span></text:p>
      <text:p text:style-name="P8"/>
      <text:p text:style-name="P8">La confrérie du Sophisme entra dans le bureau où se trouvaient Alexis, Mathis, Baptiste, Romain, et Yann.</text:p>
      <text:p text:style-name="P8"/>
      <text:p text:style-name="P3"><text:span text:style-name="Police_20_par_20_défaut1"><text:span text:style-name="T5">Léopold :</text:span></text:span><text:span text:style-name="Police_20_par_20_défaut1"><text:span text:style-name="T1"> Vous pouvez plus vous enfuir, et on va vous défoncer !</text:span></text:span></text:p>
      <text:p text:style-name="P8"/>
      <text:p text:style-name="P3"><text:span text:style-name="Police_20_par_20_défaut1"><text:span text:style-name="T5">Mathis :</text:span></text:span><text:span text:style-name="Police_20_par_20_défaut1"><text:span text:style-name="T1"> Je sais pas si vous avez remarqué…</text:span></text:span></text:p>
      <text:p text:style-name="P8"/>
      <text:p text:style-name="P3"><text:span text:style-name="Police_20_par_20_défaut1"><text:span text:style-name="T5">Léopold :</text:span></text:span><text:span text:style-name="Police_20_par_20_défaut1"><text:span text:style-name="T1"> Tu nous fais une parodie de Cyprien ?</text:span></text:span></text:p>
      <text:p text:style-name="P8"/>
      <text:p text:style-name="P3"><text:span text:style-name="Police_20_par_20_défaut1"><text:span text:style-name="T5">Mathis :</text:span></text:span><text:span text:style-name="Police_20_par_20_défaut1"><text:span text:style-name="T1"> Non, je voulais juste vous faire remarquer qu’on a le pouvoir, et que vous êtes en position de faiblesse.</text:span></text:span></text:p>
      <text:p text:style-name="P8"/>
      <text:p text:style-name="P3"><text:span text:style-name="Police_20_par_20_défaut1"><text:span text:style-name="T5">Samy :</text:span></text:span><text:span text:style-name="Police_20_par_20_défaut1"><text:span text:style-name="T1"> Attend une minute… Qu’est-ce que tu fais là Yann ?!</text:span></text:span></text:p>
      <text:p text:style-name="P8"/>
      <text:p text:style-name="P3"><text:span text:style-name="Police_20_par_20_défaut1"><text:span text:style-name="T5">Yann : </text:span></text:span><text:span text:style-name="Police_20_par_20_défaut1"><text:span text:style-name="T1">Moi ? Ça ne se voit pas ? J’aide mon camp en me faisant passer pour un des vôtres ! Et oui, je suis un espion infiltré depuis le début, et j’ai pu avoir accès à un tas d’informations qui nous ont permis d’avoir un coup d’avance sur toutes nos actions !</text:span></text:span></text:p>
      <text:p text:style-name="P8"/>
      <text:p text:style-name="P3"><text:soft-page-break/><text:span text:style-name="Police_20_par_20_défaut1"><text:span text:style-name="T5">Léopold :</text:span></text:span><text:span text:style-name="Police_20_par_20_défaut1"><text:span text:style-name="T1"> Ah oui ? Du coup tu savais que nous aussi on a un espion ?</text:span></text:span></text:p>
      <text:p text:style-name="P8"/>
      <text:p text:style-name="P3"><text:span text:style-name="Police_20_par_20_défaut1"><text:span text:style-name="T5">Ludivine :</text:span></text:span><text:span text:style-name="Police_20_par_20_défaut1"><text:span text:style-name="T1"> Mais lui dit pas !</text:span></text:span></text:p>
      <text:p text:style-name="P8"/>
      <text:p text:style-name="P3"><text:span text:style-name="Police_20_par_20_défaut1"><text:span text:style-name="T5">Léopold :</text:span></text:span><text:span text:style-name="Police_20_par_20_défaut1"><text:span text:style-name="T1"> On s’en fou c’est la fin.</text:span></text:span></text:p>
      <text:p text:style-name="P8"/>
      <text:p text:style-name="P3"><text:span text:style-name="Police_20_par_20_défaut1"><text:span text:style-name="T5">Yann : </text:span></text:span><text:span text:style-name="Police_20_par_20_défaut1"><text:span text:style-name="T1">Oui je sais que Romain travaille pour vous, mais je ne pouvais pas le dénoncer…</text:span></text:span></text:p>
      <text:p text:style-name="P8"/>
      <text:p text:style-name="P3"><text:span text:style-name="Police_20_par_20_défaut1"><text:span text:style-name="T5">Alexis L :</text:span></text:span><text:span text:style-name="Police_20_par_20_défaut1"><text:span text:style-name="T1"> T’es vraiment un espion en bois…</text:span></text:span></text:p>
      <text:p text:style-name="P8"/>
      <text:p text:style-name="P3"><text:span text:style-name="Police_20_par_20_défaut1"><text:span text:style-name="T5">Yann : </text:span></text:span><text:span text:style-name="Police_20_par_20_défaut1"><text:span text:style-name="T1">Romain a toujours été un modèle pour moi ! C’est celui qui m’a donné envie de me lancer dans l’espionnage, et je le trouve extrêmement charismatique.</text:span></text:span></text:p>
      <text:p text:style-name="P8"/>
      <text:p text:style-name="P3"><text:span text:style-name="Police_20_par_20_défaut1"><text:span text:style-name="T5">Romain :</text:span></text:span><text:span text:style-name="Police_20_par_20_défaut1"><text:span text:style-name="T1"> Ah bah… merci…</text:span></text:span></text:p>
      <text:p text:style-name="P8"/>
      <text:p text:style-name="P3"><text:span text:style-name="Police_20_par_20_défaut1"><text:span text:style-name="T5">Yann : </text:span></text:span><text:span text:style-name="Police_20_par_20_défaut1"><text:span text:style-name="T1">Romain, il faut que tu saches ! Je n’ai jamais osé te le dire, mais je t…</text:span></text:span></text:p>
      <text:p text:style-name="P8"/>
      <text:p text:style-name="P5">SPLOCH</text:p>
      <text:p text:style-name="P8"/>
      <text:p text:style-name="P3"><text:span text:style-name="Police_20_par_20_défaut1"><text:span text:style-name="T5">Yann : </text:span></text:span><text:span text:style-name="Police_20_par_20_défaut1"><text:span text:style-name="T3">ARGG !</text:span></text:span></text:p>
      <text:p text:style-name="P8"/>
      <text:p text:style-name="P8">Batiste venait de plonger une épée dans le dos de Yann, l’assassinant froidement au milieu du bureau.</text:p>
      <text:p text:style-name="P8"/>
      <text:p text:style-name="P3"><text:span text:style-name="Police_20_par_20_défaut1"><text:span text:style-name="T5">Romain :</text:span></text:span><text:span text:style-name="Police_20_par_20_défaut1"><text:span text:style-name="T1"> Yann ! Non !</text:span></text:span></text:p>
      <text:p text:style-name="P8"/>
      <text:p text:style-name="P3"><text:span text:style-name="Police_20_par_20_défaut1"><text:span text:style-name="T5">Baptiste :</text:span></text:span><text:span text:style-name="Police_20_par_20_défaut1"><text:span text:style-name="T1"> Romain est à moi, personne ne pourra me le voler…</text:span></text:span></text:p>
      <text:p text:style-name="P8"/>
      <text:p text:style-name="P3"><text:span text:style-name="Police_20_par_20_défaut1"><text:span text:style-name="T5">Alexis L :</text:span></text:span><text:span text:style-name="Police_20_par_20_défaut1"><text:span text:style-name="T1"> Baptiste calme toi…</text:span></text:span></text:p>
      <text:p text:style-name="P8"/>
      <text:p text:style-name="P3"><text:span text:style-name="Police_20_par_20_défaut1"><text:span text:style-name="T5">Baptiste :</text:span></text:span><text:span text:style-name="Police_20_par_20_défaut1"><text:span text:style-name="T1"> Non ! Je... ne me... CALMERAI... PAAAAS !</text:span></text:span></text:p>
      <text:p text:style-name="P8"/>
      <text:p text:style-name="P8">Il se rua sur les sophistes, et trancha d’un coup sec la gorge de Thibault, qui eut à peine le temps de regarder une dernière fois Kiki. Le Kiki de tous les Kikis.</text:p>
      <text:p text:style-name="P8"/>
      <text:p text:style-name="P3"><text:span text:style-name="Police_20_par_20_défaut1"><text:span text:style-name="T5">Antoine :</text:span></text:span><text:span text:style-name="Police_20_par_20_défaut1"><text:span text:style-name="T1"> Oh mon dieu ! Mais il est devenu cinglé !</text:span></text:span></text:p>
      <text:p text:style-name="P8"/>
      <text:p text:style-name="P8">Baptiste se tourna vers Samy, les yeux remplis de haine. Il se jeta sur lui, mais n’atteignit jamais sa cible. Heureusement pour Samy, Jonathan attrapa Baptiste par les cheveux, et s’en servit pour briser la baie vitrée, avant de le jeter dans le vide. Dans un dernier hurlement, Baptiste prononça le nom de celui qui l’avait permis d’avancer jusque-là. Romain, cette personne qu’il ne pouvait jamais aimer comme il aurait voulu l’aimer.</text:p>
      <text:p text:style-name="P8"/>
      <text:p text:style-name="P8">Samy commençait à trembler. Il pointa son fusil sur Mathis, visa, et…</text:p>
      <text:p text:style-name="P8"/>
      <text:p text:style-name="P5">PAN</text:p>
      <text:p text:style-name="P8"/>
      <text:p text:style-name="P8">Kenny s’effondra au sol.</text:p>
      <text:p text:style-name="P8"/>
      <text:p text:style-name="P3"><text:span text:style-name="Police_20_par_20_défaut1"><text:span text:style-name="T5">Ivan :</text:span></text:span><text:span text:style-name="Police_20_par_20_défaut1"><text:span text:style-name="T1"> Putain Samy mais qu’est-ce que t’a fait ?!</text:span></text:span></text:p>
      <text:p text:style-name="P8"/>
      <text:p text:style-name="P3"><text:span text:style-name="Police_20_par_20_défaut1"><text:span text:style-name="T5">Samy :</text:span></text:span><text:span text:style-name="Police_20_par_20_défaut1"><text:span text:style-name="T1"> J’ai paniqué, j’ai tremblé je suis désolé !</text:span></text:span></text:p>
      <text:p text:style-name="P8"><text:soft-page-break/></text:p>
      <text:p text:style-name="P3"><text:span text:style-name="Police_20_par_20_défaut1"><text:span text:style-name="T5">Léopold :</text:span></text:span><text:span text:style-name="Police_20_par_20_défaut1"><text:span text:style-name="T1"> Mais vous êtes tous complètement atteint ?!</text:span></text:span></text:p>
      <text:p text:style-name="P8"/>
      <text:p text:style-name="P3"><text:span text:style-name="Police_20_par_20_défaut1"><text:span text:style-name="T5">Mathis :</text:span></text:span><text:span text:style-name="Police_20_par_20_défaut1"><text:span text:style-name="T1"> Bon ça suffit ! À l’attaque !!</text:span></text:span></text:p>
      <text:p text:style-name="P8"/>
      <text:p text:style-name="P8">Mathis chargea Guillaume, qui passa par la baie vitrée lui aussi. Au moins, il n’avait personne à regretter. Ludivine donna un coup de poing dans la tempe d’Alexis, ce qui le fit vaciller, sans le faire tomber pour autant. Il sortit un opinel, prêt à se jeter sur elle, pendant que Romain, qui n’avait manifestement pas compris le concept de l’espionnage, luttait contre Kiki. Aden, qui observait en retrait, remarqua alors la trappe au plafond.</text:p>
      <text:p text:style-name="P8"/>
      <text:p text:style-name="P3"><text:span text:style-name="Police_20_par_20_défaut1"><text:span text:style-name="T5">Aden : </text:span></text:span><text:span text:style-name="Police_20_par_20_défaut1"><text:span text:style-name="T1">Jonathan ! Avec moi, vite !</text:span></text:span></text:p>
      <text:p text:style-name="P8"/>
      <text:p text:style-name="P8">Jonathan souleva Aden, lui permettant d’atteindre la trappe. Celui-ci l’ouvrit, et grimpa sur le toit grâce à une échelle attrapée de justesse. Jonathan tomba à cause d’un coup particulièrement bien placé du Dr Friedmann. Aden atteignit l’extérieur, qui n’était finalement qu’une terrasse, de laquelle on apercevait l’entièreté de Loliland.</text:p>
      <text:p text:style-name="P8"/>
      <text:p text:style-name="P3"><text:span text:style-name="Police_20_par_20_défaut1"><text:span text:style-name="T5">Matéo :</text:span></text:span><text:span text:style-name="Police_20_par_20_défaut1"><text:span text:style-name="T1"> Ironique n’est-ce pas ?</text:span></text:span></text:p>
      <text:p text:style-name="P8"/>
      <text:p text:style-name="P8">Aden se retourna vivement, et aperçu Matéo.</text:p>
      <text:p text:style-name="P8"/>
      <text:p text:style-name="P3"><text:span text:style-name="Police_20_par_20_défaut1"><text:span text:style-name="T5">Matéo :</text:span></text:span><text:span text:style-name="Police_20_par_20_défaut1"><text:span text:style-name="T1"> Tu fais le vœu de sauver des morts, et par ta faute, leur nombre augmente.</text:span></text:span></text:p>
      <text:p text:style-name="P8"/>
      <text:p text:style-name="P3"><text:span text:style-name="Police_20_par_20_défaut1"><text:span text:style-name="T5">Aden : </text:span></text:span><text:span text:style-name="Police_20_par_20_défaut1"><text:span text:style-name="T1">Je n’ai jamais souhaité ça. Ce qui arrive n’est pas de ma faute.</text:span></text:span></text:p>
      <text:p text:style-name="P8"/>
      <text:p text:style-name="P3"><text:span text:style-name="Police_20_par_20_défaut1"><text:span text:style-name="T5">Matéo :</text:span></text:span><text:span text:style-name="Police_20_par_20_défaut1"><text:span text:style-name="T1"> Oh… un peu quand même ! Même si je ne voudrais surtout pas te faire avoir leur mort sur ta consc…</text:span></text:span></text:p>
      <text:p text:style-name="P8"/>
      <text:p text:style-name="P8">Aden décrocha un coup de poing rapide et puissant, qui percuta Matéo dans son ventre. Celui-ci eu le souffle coupé, et tomba à terre.</text:p>
      <text:p text:style-name="P8"/>
      <text:p text:style-name="P3"><text:span text:style-name="Police_20_par_20_défaut1"><text:span text:style-name="T5">Matéo :</text:span></text:span><text:span text:style-name="Police_20_par_20_défaut1"><text:span text:style-name="T1"> Toi… Je vais te détruire !</text:span></text:span></text:p>
      <text:p text:style-name="P8"/>
      <text:p text:style-name="P3"><text:span text:style-name="Police_20_par_20_défaut1"><text:span text:style-name="T5">Aden : </text:span></text:span><text:span text:style-name="Police_20_par_20_défaut1"><text:span text:style-name="T1">Je t’attends.</text:span></text:span></text:p>
      <text:p text:style-name="P8"/>
      <text:p text:style-name="P8">Grâce à sa lenteur, Aden esquivait facilement ses assauts, et enchaînait plusieurs coups derrière. Malheureusement, un coup le toucha à l’épaule, jamais il n’avait ressenti une telle force. Il perdit l’équilibre, et faillit tomber du toit. Au dernier moment, Matéo l’attrapa par le bras.</text:p>
      <text:p text:style-name="P8"/>
      <text:p text:style-name="P3"><text:span text:style-name="Police_20_par_20_défaut1"><text:span text:style-name="T5">Matéo :</text:span></text:span><text:span text:style-name="Police_20_par_20_défaut1"><text:span text:style-name="T1"> Aden… Merci pour tout.</text:span></text:span></text:p>
      <text:p text:style-name="P8"/>
      <text:p text:style-name="P3"><text:span text:style-name="Police_20_par_20_défaut1"><text:span text:style-name="T5">Aden : </text:span></text:span><text:span text:style-name="Police_20_par_20_défaut1"><text:span text:style-name="T1">Non… non…</text:span></text:span></text:p>
      <text:p text:style-name="P8"/>
      <text:p text:style-name="P3"><text:span text:style-name="Police_20_par_20_défaut1"><text:span text:style-name="T5">Matéo :</text:span></text:span><text:span text:style-name="Police_20_par_20_défaut1"><text:span text:style-name="T1"> Longue vie au... Roi !</text:span></text:span></text:p>
      <text:p text:style-name="P8"/>
      <text:p text:style-name="P8">Matéo lâcha Aden, qui tomba, en repensant à tout ce qu’il avait accompli jusqu’ici : être la cause de la mort et de la destruction. Finalement, il avait peut-être mérité sa mort.</text:p>
      <text:p text:style-name="P8"/>
      <text:p text:style-name="P3"><text:span text:style-name="Police_20_par_20_défaut1"><text:span text:style-name="T5">Mathis :</text:span></text:span><text:span text:style-name="Police_20_par_20_défaut1"><text:span text:style-name="T1"> Matéo c’est la merde ! Samy a touché à un bouton rouge sur l’ordinateur, et il a foutu le feu ! Il faut partir !</text:span></text:span></text:p>
      <text:p text:style-name="P8"><text:soft-page-break/></text:p>
      <text:p text:style-name="P3"><text:span text:style-name="Police_20_par_20_défaut1"><text:span text:style-name="T5">Matéo :</text:span></text:span><text:span text:style-name="Police_20_par_20_défaut1"><text:span text:style-name="T1"> L’Empereur ne quitte pas son palais. Si je dois mourir ici, alors que les flammes viennent me chercher !</text:span></text:span></text:p>
      <text:p text:style-name="P8"/>
      <text:p text:style-name="P3"><text:span text:style-name="Police_20_par_20_défaut1"><text:span text:style-name="T5">Mathis :</text:span></text:span><text:span text:style-name="Police_20_par_20_défaut1"><text:span text:style-name="T1"> Vous êtes tous devenus fous c’est pas possible ! On doit y aller Je te dis ! Alexis ne va pas tenir longtemps !</text:span></text:span></text:p>
      <text:p text:style-name="P8"/>
      <text:p text:style-name="P3"><text:span text:style-name="Police_20_par_20_défaut1"><text:span text:style-name="T5">Léopold :</text:span></text:span><text:span text:style-name="Police_20_par_20_défaut1"><text:span text:style-name="T1"> Matéo fils de pute !</text:span></text:span></text:p>
      <text:p text:style-name="P8"/>
      <text:p text:style-name="P3"><text:span text:style-name="Police_20_par_20_défaut1"><text:span text:style-name="T5">Mathis :</text:span></text:span><text:span text:style-name="Police_20_par_20_défaut1"><text:span text:style-name="T1"> Il manquait plus que ça…</text:span></text:span></text:p>
      <text:p text:style-name="P8"/>
      <text:p text:style-name="P3"><text:span text:style-name="Police_20_par_20_défaut1"><text:span text:style-name="T5">Léopold :</text:span></text:span><text:span text:style-name="Police_20_par_20_défaut1"><text:span text:style-name="T1"> Je vais te défoncer ta race !</text:span></text:span></text:p>
      <text:p text:style-name="P8"/>
      <text:p text:style-name="P8">Léopold tenait un pied de biche incandescent, sûrement chauffé dans l’incendie dont les flammes commençaient à atteindre le toit.</text:p>
      <text:p text:style-name="P8"/>
      <text:p text:style-name="P3"><text:span text:style-name="Police_20_par_20_défaut1"><text:span text:style-name="T5">Matéo :</text:span></text:span><text:span text:style-name="Police_20_par_20_défaut1"><text:span text:style-name="T1"> Vas-y ramène toi qu’on en finisse !</text:span></text:span></text:p>
      <text:p text:style-name="P8"/>
      <text:p text:style-name="P8">Léopold brandit la barre. Lentement, il s’approcha de Matéo, et frappa d’un coup vif. Le coup aurait pu l’atteindre si Matéo n’avait pas eu la brillante idée de se protéger avec Mathis.</text:p>
      <text:p text:style-name="P8"/>
      <text:p text:style-name="P3"><text:span text:style-name="Police_20_par_20_défaut1"><text:span text:style-name="T5">Mathis :</text:span></text:span><text:span text:style-name="Police_20_par_20_défaut1"><text:span text:style-name="T1"> AAAAHH ÇA BRULÛÛLE !</text:span></text:span></text:p>
      <text:p text:style-name="P8"/>
      <text:p text:style-name="P3"><text:span text:style-name="Police_20_par_20_défaut1"><text:span text:style-name="T5">Matéo :</text:span></text:span><text:span text:style-name="Police_20_par_20_défaut1"><text:span text:style-name="T1"> Ne t’en fait pas, tout est fini, tu vas bientôt pouvoirs rejoindre tes amis. Calmez-vous Dr Friedmann, vos douleurs sont votre dernière étape avant un monde meilleur…</text:span></text:span></text:p>
      <text:p text:style-name="P8"/>
      <text:p text:style-name="P3"><text:span text:style-name="Police_20_par_20_défaut1"><text:span text:style-name="T5">Léopold :</text:span></text:span><text:span text:style-name="Police_20_par_20_défaut1"><text:span text:style-name="T1"> C’est chaud comment t’as vraiment aucune race !</text:span></text:span></text:p>
      <text:p text:style-name="P8"/>
      <text:p text:style-name="P3"><text:span text:style-name="Police_20_par_20_défaut1"><text:span text:style-name="T5">Alexis L :</text:span></text:span><text:span text:style-name="Police_20_par_20_défaut1"><text:span text:style-name="T1"> Oh mon dieu NON !! Mathis !</text:span></text:span></text:p>
      <text:p text:style-name="P8"/>
      <text:p text:style-name="P8">Alexis, qui venait de monter sur le toit, ne vit que la barre frapper Mathis au bras, mettant le feu à sa blouse.</text:p>
      <text:p text:style-name="P8"/>
      <text:p text:style-name="P3"><text:span text:style-name="Police_20_par_20_défaut1"><text:span text:style-name="T5">Mathis :</text:span></text:span><text:span text:style-name="Police_20_par_20_défaut1"><text:span text:style-name="T1"> AAAaaAAAhh !</text:span></text:span></text:p>
      <text:p text:style-name="P8"/>
      <text:p text:style-name="P8">Mathis se mit à courir dans tous les sens, et finit par tomber du toit, comme beaucoup d’autres avant lui.</text:p>
      <text:p text:style-name="P8"/>
      <text:p text:style-name="P3"><text:span text:style-name="Police_20_par_20_défaut1"><text:span text:style-name="T5">Alexis L :</text:span></text:span><text:span text:style-name="Police_20_par_20_défaut1"><text:span text:style-name="T1"> Oh mon dieu Mathis est mort !</text:span></text:span></text:p>
      <text:p text:style-name="P8"/>
      <text:p text:style-name="P3"><text:span text:style-name="Police_20_par_20_défaut1"><text:span text:style-name="T5">Matéo :</text:span></text:span><text:span text:style-name="Police_20_par_20_défaut1"><text:span text:style-name="T1"> Ce sont des choses qui arrivent.</text:span></text:span></text:p>
      <text:p text:style-name="P8"/>
      <text:p text:style-name="P3"><text:span text:style-name="Police_20_par_20_défaut1"><text:span text:style-name="T5">Alexis L :</text:span></text:span><text:span text:style-name="Police_20_par_20_défaut1"><text:span text:style-name="T1"> Mais il est mort à cause de toi ! On t’a toujours aidé, toujours soutenu, on a fait tout ce que tu nous as demandé, et c’est comme ça que tu nous remercies ?! Trop c’est trop ! Tu as tué Mathis, la seule personne avec qui je voulais vivre, la seule personne qui me comprenait.</text:span></text:span></text:p>
      <text:p text:style-name="P8"/>
      <text:p text:style-name="P3"><text:span text:style-name="Police_20_par_20_défaut1"><text:span text:style-name="T5">Matéo :</text:span></text:span><text:span text:style-name="Police_20_par_20_défaut1"><text:span text:style-name="T1"> Calme toi Alexis… c’est Léopold qui m’a attaqué !</text:span></text:span></text:p>
      <text:p text:style-name="P8"/>
      <text:p text:style-name="P3"><text:span text:style-name="Police_20_par_20_défaut1"><text:span text:style-name="T5">Alexis L :</text:span></text:span><text:span text:style-name="Police_20_par_20_défaut1"><text:span text:style-name="T1"> Tout est fini Matéo, tu m’as tout pris, je vais faire ce que j’aurais dû faire dès le début !</text:span></text:span></text:p>
      <text:p text:style-name="P8"><text:soft-page-break/></text:p>
      <text:p text:style-name="P8">Alexis se rua sur Matéo, et se jeta de son poids sur lui… ce qui n’eut pas grand effet.</text:p>
      <text:p text:style-name="P8"/>
      <text:p text:style-name="P3"><text:span text:style-name="Police_20_par_20_défaut1"><text:span text:style-name="T5">Matéo :</text:span></text:span><text:span text:style-name="Police_20_par_20_défaut1"><text:span text:style-name="T1"> Eh bien ? C’est tout ? Après un discours comme ça, je pensais que tu y mettrais tout ton cœur.</text:span></text:span></text:p>
      <text:p text:style-name="P8"/>
      <text:p text:style-name="P8">Matéo s’éloigna du bord de la terrasse, pour se diriger en son centre.</text:p>
      <text:p text:style-name="P8"/>
      <text:p text:style-name="P3"><text:span text:style-name="Police_20_par_20_défaut1"><text:span text:style-name="T5">Matéo :</text:span></text:span><text:span text:style-name="Police_20_par_20_défaut1"><text:span text:style-name="T1"> Décidément, tu as été un échec jusqu’à la fin ! En même temps, tu es le larbin d’un larbin… ce n’est pas comme si t…</text:span></text:span></text:p>
      <text:p text:style-name="P8"/>
      <text:p text:style-name="P8">Matéo parlait. Comme d’habitude. C’est ce qu’il faisait de mieux parler. Alexis cessa de réfléchir, et se jeta une nouvelle fois sur lui. Seulement, cette fois, Matéo lui tournait le dos. Grave erreur.</text:p>
      <text:p text:style-name="P8"/>
      <text:p text:style-name="P3"><text:span text:style-name="Police_20_par_20_défaut1"><text:span text:style-name="T5">Alexis L :</text:span></text:span><text:span text:style-name="Police_20_par_20_défaut1"><text:span text:style-name="T1"> Crève salaud !</text:span></text:span></text:p>
      <text:p text:style-name="P8"/>
      <text:p text:style-name="P3"><text:span text:style-name="Police_20_par_20_défaut1"><text:span text:style-name="T5">Matéo :</text:span></text:span><text:span text:style-name="Police_20_par_20_défaut1"><text:span text:style-name="T1"> Qu’est-ce q… AAAaaahh !</text:span></text:span></text:p>
      <text:p text:style-name="P8"/>
      <text:p text:style-name="P8">Matéo bascula contre l’échelle de la trappe, se retrouvant à moins d’un mètre du brasier.</text:p>
      <text:p text:style-name="P8"/>
      <text:p text:style-name="P3"><text:span text:style-name="Police_20_par_20_défaut1"><text:span text:style-name="T5">Matéo :</text:span></text:span><text:span text:style-name="Police_20_par_20_défaut1"><text:span text:style-name="T1"> Tu n’as toujours pas compris que ce que tu fais n’a aucun sens ? Je te l’ai dit, tu es condamné à être le…</text:span></text:span></text:p>
      <text:p text:style-name="P8"/>
      <text:p text:style-name="P8">C’était la phrase de trop. Alexis ne pouvait plus l’entendre. Il se tourna une dernière fois vers Léopold, et se jeta dans les flammes, attrapant Matéo avec lui, qui chuta dans un dernier hurlant.</text:p>
      <text:p text:style-name="P8"/>
      <text:p text:style-name="P3"><text:span text:style-name="Police_20_par_20_défaut1"><text:span text:style-name="T5">Matéo :</text:span></text:span><text:span text:style-name="Police_20_par_20_défaut1"><text:span text:style-name="T1"> CONNAAaaaaard...</text:span></text:span></text:p>
      <text:p text:style-name="P14">Chapitre 19 : S.I. on avait su...</text:p>
      <text:p text:style-name="P8"/>
      <text:p text:style-name="P3"><text:span text:style-name="Police_20_par_20_défaut1"><text:span text:style-name="T5">Esteban (à la télé) :</text:span></text:span><text:span text:style-name="Police_20_par_20_défaut1"><text:span text:style-name="T1"> Moi, Esteban Archbold, je serais le premier président de la VIème République. En tant que tel, mon programme est le suivant…</text:span></text:span></text:p>
      <text:p text:style-name="P8"/>
      <text:p text:style-name="P8">Pour la première fois depuis longtemps, Léopold, Samy et Ivan regardaient le J.T., affalés dans leur canapé. Les éventements de la veille les avaient épuisés. Ils pensaient sérieusement à partir en vacances, mais où ? Certainement pas en Argentine en tout cas. Ce dimanche après-midi était plat. Ils avaient passé la matinée à creuser des tombes, ils n’avaient pas vraiment la tête à se divertir. Pourtant il fallait faire quelque chose, ils ne pouvaient pas rien faire indéfiniment.</text:p>
      <text:p text:style-name="P8"/>
      <text:p text:style-name="P3"><text:span text:style-name="Police_20_par_20_défaut1"><text:span text:style-name="T5">Samy :</text:span></text:span><text:span text:style-name="Police_20_par_20_défaut1"><text:span text:style-name="T1"> On est bien d’accord que cette aventure n’avait aucun sens ?</text:span></text:span></text:p>
      <text:p text:style-name="P8"/>
      <text:p text:style-name="P3"><text:span text:style-name="Police_20_par_20_défaut1"><text:span text:style-name="T5">Ivan :</text:span></text:span><text:span text:style-name="Police_20_par_20_défaut1"><text:span text:style-name="T1"> Yep.</text:span></text:span></text:p>
      <text:p text:style-name="P8"/>
      <text:p text:style-name="P3"><text:span text:style-name="Police_20_par_20_défaut1"><text:span text:style-name="T5">Léopold :</text:span></text:span><text:span text:style-name="Police_20_par_20_défaut1"><text:span text:style-name="T1"> Carrément ouais.</text:span></text:span></text:p>
      <text:p text:style-name="P8"/>
      <text:p text:style-name="P3"><text:span text:style-name="Police_20_par_20_défaut1"><text:span text:style-name="T5">Samy :</text:span></text:span><text:span text:style-name="Police_20_par_20_défaut1"><text:span text:style-name="T1"> Ok, c’était pour être sûr.</text:span></text:span></text:p>
      <text:p text:style-name="P8"/>
      <text:p text:style-name="P3"><text:span text:style-name="Police_20_par_20_défaut1"><text:span text:style-name="T5">Ivan :</text:span></text:span><text:span text:style-name="Police_20_par_20_défaut1"><text:span text:style-name="T1"> Léopold ?</text:span></text:span></text:p>
      <text:p text:style-name="P8"/>
      <text:p text:style-name="P3"><text:span text:style-name="Police_20_par_20_défaut1"><text:span text:style-name="T5">Léopold :</text:span></text:span><text:span text:style-name="Police_20_par_20_défaut1"><text:span text:style-name="T1"> Mmh ?</text:span></text:span></text:p>
      <text:p text:style-name="P8"/>
      <text:p text:style-name="P3"><text:span text:style-name="Police_20_par_20_défaut1"><text:span text:style-name="T5">Ivan :</text:span></text:span><text:span text:style-name="Police_20_par_20_défaut1"><text:span text:style-name="T1"> On baise ?</text:span></text:span></text:p>
      <text:p text:style-name="P8"/>
      <text:p text:style-name="P3"><text:span text:style-name="Police_20_par_20_défaut1"><text:span text:style-name="T5">Léopold :</text:span></text:span><text:span text:style-name="Police_20_par_20_défaut1"><text:span text:style-name="T1"> Ok. On va dans la chambre ?</text:span></text:span></text:p>
      <text:p text:style-name="P8"/>
      <text:p text:style-name="P3"><text:span text:style-name="Police_20_par_20_défaut1"><text:span text:style-name="T5">Ivan :</text:span></text:span><text:span text:style-name="Police_20_par_20_défaut1"><text:span text:style-name="T1"> Osef, pas le temps viens ici !</text:span></text:span></text:p>
      <text:p text:style-name="P8"/>
      <text:p text:style-name="P3"><text:span text:style-name="Police_20_par_20_défaut1"><text:span text:style-name="T5">Samy :</text:span></text:span><text:span text:style-name="Police_20_par_20_défaut1"><text:span text:style-name="T1"> Eh bah surtout vous gênez pas, faites comme si j’étais pas là…</text:span></text:span></text:p>
      <text:p text:style-name="P8"/>
      <text:p text:style-name="P3"><text:span text:style-name="Police_20_par_20_défaut1"><text:span text:style-name="T5">Léopold :</text:span></text:span><text:span text:style-name="Police_20_par_20_défaut1"><text:span text:style-name="T1"> Tu veux participer ?</text:span></text:span></text:p>
      <text:p text:style-name="P8"/>
      <text:p text:style-name="P3"><text:span text:style-name="Police_20_par_20_défaut1"><text:span text:style-name="T5">Samy :</text:span></text:span><text:span text:style-name="Police_20_par_20_défaut1"><text:span text:style-name="T1"> Non !</text:span></text:span></text:p>
      <text:p text:style-name="P8"/>
      <text:p text:style-name="P3"><text:span text:style-name="Police_20_par_20_défaut1"><text:span text:style-name="T5">Ivan :</text:span></text:span><text:span text:style-name="Police_20_par_20_défaut1"><text:span text:style-name="T1"> Tu veux qu’on appelle Ambra ?</text:span></text:span></text:p>
      <text:p text:style-name="P8"/>
      <text:p text:style-name="P3"><text:span text:style-name="Police_20_par_20_défaut1"><text:span text:style-name="T5">Samy :</text:span></text:span><text:span text:style-name="Police_20_par_20_défaut1"><text:span text:style-name="T1"> Crève !</text:span></text:span></text:p>
      <text:p text:style-name="P8"/>
      <text:p text:style-name="P3"><text:span text:style-name="Police_20_par_20_défaut1"><text:span text:style-name="T5">Léopold :</text:span></text:span><text:span text:style-name="Police_20_par_20_défaut1"><text:span text:style-name="T1"> Alors fout nous la paix.</text:span></text:span></text:p>
      <text:p text:style-name="P8"/>
      <text:p text:style-name="P8">Samy tenta tant bien que mal d’ignorer ce qui se produisait à côté de lui, et de se concentrer sur la télé.</text:p>
      <text:p text:style-name="P8"/>
      <text:p text:style-name="P3"><text:span text:style-name="Police_20_par_20_défaut1"><text:span text:style-name="T5">Esteban :</text:span></text:span><text:span text:style-name="Police_20_par_20_défaut1"><text:span text:style-name="T1"> …Ainsi, l’option Science de l’Ingénieur sera retirée pour des raisons de sécurité. Ceux qui la présentait au Baccalauréat sont donc…</text:span></text:span></text:p>
      <text:p text:style-name="P8"/>
      <text:p text:style-name="P3"><text:span text:style-name="Police_20_par_20_défaut1"><text:span text:style-name="T5">Samy :</text:span></text:span><text:span text:style-name="Police_20_par_20_défaut1"><text:span text:style-name="T1"> Putain les gars y’a plus de S.I. !</text:span></text:span></text:p>
      <text:p text:style-name="P8"/>
      <text:p text:style-name="P3"><text:span text:style-name="Police_20_par_20_défaut1"><text:span text:style-name="T5">Ivan :</text:span></text:span><text:span text:style-name="Police_20_par_20_défaut1"><text:span text:style-name="T1"> Ch’est fouette !</text:span></text:span></text:p>
      <text:p text:style-name="P8"/>
      <text:p text:style-name="P3"><text:soft-page-break/><text:span text:style-name="Police_20_par_20_défaut1"><text:span text:style-name="T5">Léopold :</text:span></text:span><text:span text:style-name="Police_20_par_20_défaut1"><text:span text:style-name="T1"> Parle pas la bouche pleine !</text:span></text:span></text:p>
      <text:p text:style-name="P8"/>
      <text:p text:style-name="P8">Samy jeta un coup d’œil par la fenêtre. Finalement, il aurait dû rester dans le sud… il aurait eu une adolescence normale, et n’aurait jamais côtoyé des gens aussi déconnectés de la réalité… mais au fond, leur côté atypique, qui les rendait si unique, c’est grâce à ça qu’ils étaient si attachants. Est-ce qu’il regrettait vraiment leurs aventures ? Finalement, ils n’étaient pas si débiles que ça, et ça, Samy le savait. Au fond de lui il se sentait bien à leurs côtés, et rien ni personne n’aurait pu le…</text:p>
      <text:p text:style-name="P8"/>
      <text:p text:style-name="P3"><text:span text:style-name="Police_20_par_20_défaut1"><text:span text:style-name="T5">Ivan :</text:span></text:span><text:span text:style-name="Police_20_par_20_défaut1"><text:span text:style-name="T1"> Oh putain ça déborde ! Samy fait gaffe à ton jean…</text:span></text:span></text:p>
      <text:p text:style-name="P8"/>
      <text:p text:style-name="P3"><text:span text:style-name="Police_20_par_20_défaut1"><text:span text:style-name="T5">Samy :</text:span></text:span><text:span text:style-name="Police_20_par_20_défaut1"><text:span text:style-name="T1"> PUTAIN LES GARS !</text:span></text:span></text:p>
      <text:p text:style-name="P8"/>
      <text:p text:style-name="P10">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Times New Roman"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text-properties style:font-name="Times New Roman" fo:font-family="'Times New Roman'" style:font-family-generic="swiss" style:font-pitch="variable" fo:font-weight="bold" style:font-name-asian="Segoe UI" style:font-family-asian="'Segoe UI'" style:font-family-generic-asian="system" style:font-pitch-asian="variable"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re_20_11" style:display-name="Titre 11" style:family="paragraph" style:parent-style-name="Heading" style:default-outline-level="1" style:list-style-nam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Default_20_Paragraph_20_Font" style:display-name="Default Paragraph Font" style:family="text"/>
    <style:style style:name="Visited_20_Internet_20_Link_20__28_user_29_" style:display-name="Visited Internet Link (user)"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style:text-underline-style="solid" style:text-underline-width="auto" style:text-underline-color="font-color"/>
    </style:style>
    <style:style style:name="Police_20_par_20_défaut" style:display-name="Police par défaut" style:family="text"/>
    <style:style style:name="Police_20_par_20_défaut1" style:display-name="Police par défaut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creation-date>2009-04-16T11:32:00</meta:creation-date>
    <dc:date>2020-08-14T12:24:28.474000000</dc:date>
    <meta:editing-duration>P3DT11H41M45S</meta:editing-duration>
    <meta:generator>LibreOffice/5.4.6.2$Windows_X86_64 LibreOffice_project/4014ce260a04f1026ba855d3b8d91541c224eab8</meta:generator>
    <meta:document-statistic meta:table-count="0" meta:image-count="0" meta:object-count="0" meta:page-count="52" meta:paragraph-count="909" meta:word-count="13828" meta:character-count="72737" meta:non-whitespace-character-count="59817"/>
    <meta:user-defined meta:name="AppVersion">14.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